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2cm"/>
    </style:style>
    <style:style style:name="co3" style:family="table-column">
      <style:table-column-properties fo:break-before="auto" style:column-width="1.33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1.672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489cm"/>
    </style:style>
    <style:style style:name="co9" style:family="table-column">
      <style:table-column-properties fo:break-before="auto" style:column-width="1.699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3.147cm"/>
    </style:style>
    <style:style style:name="co12" style:family="table-column">
      <style:table-column-properties fo:break-before="auto" style:column-width="1.568cm"/>
    </style:style>
    <style:style style:name="co13" style:family="table-column">
      <style:table-column-properties fo:break-before="auto" style:column-width="2.937cm"/>
    </style:style>
    <style:style style:name="co14" style:family="table-column">
      <style:table-column-properties fo:break-before="auto" style:column-width="3.067cm"/>
    </style:style>
    <style:style style:name="co15" style:family="table-column">
      <style:table-column-properties fo:break-before="auto" style:column-width="3.358cm"/>
    </style:style>
    <style:style style:name="co16" style:family="table-column">
      <style:table-column-properties fo:break-before="auto" style:column-width="1.041cm"/>
    </style:style>
    <style:style style:name="co17" style:family="table-column">
      <style:table-column-properties fo:break-before="auto" style:column-width="0.857cm"/>
    </style:style>
    <style:style style:name="co18" style:family="table-column">
      <style:table-column-properties fo:break-before="auto" style:column-width="3.332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1.409cm"/>
    </style:style>
    <style:style style:name="co21" style:family="table-column">
      <style:table-column-properties fo:break-before="auto" style:column-width="0.988cm"/>
    </style:style>
    <style:style style:name="co22" style:family="table-column">
      <style:table-column-properties fo:break-before="auto" style:column-width="1.014cm"/>
    </style:style>
    <style:style style:name="co23" style:family="table-column">
      <style:table-column-properties fo:break-before="auto" style:column-width="2.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10">
      <style:table-cell-properties fo:background-color="#ffff00"/>
    </style:style>
    <style:style style:name="ce4" style:family="table-cell" style:parent-style-name="Default" style:data-style-name="N110"/>
  </office:automatic-styles>
  <office:body>
    <office:spreadsheet>
      <table:calculation-settings table:automatic-find-labels="false" table:use-regular-expressions="false" table:use-wildcards="true"/>
      <table:table table:name="consolidado" table:style-name="ta1">
        <table:table-column table:style-name="co1" table:number-columns-repeated="22" table:default-cell-style-name="Default"/>
        <table:table-column table:style-name="co1" table:number-columns-repeated="8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balancing</text:p>
          </table:table-cell>
          <table:table-cell table:style-name="ce1" office:value-type="string" calcext:value-type="string">
            <text:p>resampling</text:p>
          </table:table-cell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train_size</text:p>
          </table:table-cell>
          <table:table-cell table:style-name="ce1" office:value-type="string" calcext:value-type="string">
            <text:p>train_size_class_0</text:p>
          </table:table-cell>
          <table:table-cell table:style-name="ce1" office:value-type="string" calcext:value-type="string">
            <text:p>train_size_class_1</text:p>
          </table:table-cell>
          <table:table-cell table:style-name="ce1" office:value-type="string" calcext:value-type="string">
            <text:p>val_size</text:p>
          </table:table-cell>
          <table:table-cell table:style-name="ce1" office:value-type="string" calcext:value-type="string">
            <text:p>val_size_class_0</text:p>
          </table:table-cell>
          <table:table-cell table:style-name="ce1" office:value-type="string" calcext:value-type="string">
            <text:p>val_size_class_1</text:p>
          </table:table-cell>
          <table:table-cell table:style-name="ce1" office:value-type="string" calcext:value-type="string">
            <text:p>test_size</text:p>
          </table:table-cell>
          <table:table-cell table:style-name="ce1" office:value-type="string" calcext:value-type="string">
            <text:p>test_size_class_0</text:p>
          </table:table-cell>
          <table:table-cell table:style-name="ce1" office:value-type="string" calcext:value-type="string">
            <text:p>test_size_class_1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balanced_acc</text:p>
          </table:table-cell>
          <table:table-cell table:style-name="ce1" office:value-type="string" calcext:value-type="string">
            <text:p>fmeasure</text:p>
          </table:table-cell>
          <table:table-cell table:style-name="ce1" office:value-type="string" calcext:value-type="string">
            <text:p>epoch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clipse</text:p>
          </table:table-cell>
          <table:table-cell table:style-name="ce2" office:value-type="string" calcext:value-type="string">
            <text:p>short_description</text:p>
          </table:table-cell>
          <table:table-cell table:style-name="ce2" office:value-type="string" calcext:value-type="string">
            <text:p>lstm+emb</text:p>
          </table:table-cell>
          <table:table-cell table:style-name="ce2" office:value-type="string" calcext:value-type="string">
            <text:p>unbalanced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val_au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300" calcext:value-type="float">
            <text:p>6300</text:p>
          </table:table-cell>
          <table:table-cell table:style-name="ce2" office:value-type="float" office:value="3113" calcext:value-type="float">
            <text:p>3113</text:p>
          </table:table-cell>
          <table:table-cell table:style-name="ce2" office:value-type="float" office:value="3187" calcext:value-type="float">
            <text:p>3187</text:p>
          </table:table-cell>
          <table:table-cell table:style-name="ce2" office:value-type="float" office:value="1576" calcext:value-type="float">
            <text:p>1576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0.677280962467194" calcext:value-type="float">
            <text:p>0,677280962467194</text:p>
          </table:table-cell>
          <table:table-cell table:style-name="ce2" office:value-type="float" office:value="1142" calcext:value-type="float">
            <text:p>1142</text:p>
          </table:table-cell>
          <table:table-cell table:style-name="ce2" office:value-type="float" office:value="813" calcext:value-type="float">
            <text:p>813</text:p>
          </table:table-cell>
          <table:table-cell table:style-name="ce2" office:value-type="float" office:value="1157" calcext:value-type="float">
            <text:p>1157</text:p>
          </table:table-cell>
          <table:table-cell table:style-name="ce2" office:value-type="float" office:value="828" calcext:value-type="float">
            <text:p>828</text:p>
          </table:table-cell>
          <table:table-cell table:style-name="ce3" office:value-type="float" office:value="0.583502531051636" calcext:value-type="float">
            <text:p>0,58350253</text:p>
          </table:table-cell>
          <table:table-cell table:style-name="ce3" office:value-type="float" office:value="0.584143221378326" calcext:value-type="float">
            <text:p>0,58414322</text:p>
          </table:table-cell>
          <table:table-cell table:style-name="ce3" office:value-type="float" office:value="0.579695403575897" calcext:value-type="float">
            <text:p>0,57969540</text:p>
          </table:table-cell>
          <table:table-cell table:style-name="ce3" office:value-type="float" office:value="0.608474850654602" calcext:value-type="float">
            <text:p>0,60847485</text:p>
          </table:table-cell>
          <table:table-cell table:style-name="ce3" office:value-type="float" office:value="0.579695431472081" calcext:value-type="float">
            <text:p>0,57969543</text:p>
          </table:table-cell>
          <table:table-cell table:style-name="ce3" office:value-type="float" office:value="0.587309644670051" calcext:value-type="float">
            <text:p>0,58730964</text:p>
          </table:table-cell>
          <table:table-cell table:style-name="ce3" office:value-type="float" office:value="0.58058440346443" calcext:value-type="float">
            <text:p>0,58058440</text:p>
          </table:table-cell>
          <table:table-cell table:style-name="ce3" office:value-type="float" office:value="0.581910813410841" calcext:value-type="float">
            <text:p>0,58191081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80972635746002" calcext:value-type="float">
            <text:p>0,680972635746002</text:p>
          </table:table-cell>
          <table:table-cell office:value-type="float" office:value="1138" calcext:value-type="float">
            <text:p>1138</text:p>
          </table:table-cell>
          <table:table-cell office:value-type="float" office:value="816" calcext:value-type="float">
            <text:p>816</text:p>
          </table:table-cell>
          <table:table-cell office:value-type="float" office:value="1154" calcext:value-type="float">
            <text:p>1154</text:p>
          </table:table-cell>
          <table:table-cell office:value-type="float" office:value="832" calcext:value-type="float">
            <text:p>832</text:p>
          </table:table-cell>
          <table:table-cell office:value-type="float" office:value="0.581725895404816" calcext:value-type="float">
            <text:p>0,58172590</text:p>
          </table:table-cell>
          <table:table-cell office:value-type="float" office:value="0.582395076751709" calcext:value-type="float">
            <text:p>0,58239508</text:p>
          </table:table-cell>
          <table:table-cell office:value-type="float" office:value="0.577664971351624" calcext:value-type="float">
            <text:p>0,57766497</text:p>
          </table:table-cell>
          <table:table-cell office:value-type="float" office:value="0.605164229869843" calcext:value-type="float">
            <text:p>0,60516423</text:p>
          </table:table-cell>
          <table:table-cell office:value-type="float" office:value="0.577664974619289" calcext:value-type="float">
            <text:p>0,57766497</text:p>
          </table:table-cell>
          <table:table-cell office:value-type="float" office:value="0.585786802030457" calcext:value-type="float">
            <text:p>0,58578680</text:p>
          </table:table-cell>
          <table:table-cell office:value-type="float" office:value="0.579185576354924" calcext:value-type="float">
            <text:p>0,57918558</text:p>
          </table:table-cell>
          <table:table-cell office:value-type="float" office:value="0.580020380629702" calcext:value-type="float">
            <text:p>0,5800203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81652784347534" calcext:value-type="float">
            <text:p>0,681652784347534</text:p>
          </table:table-cell>
          <table:table-cell office:value-type="float" office:value="1139" calcext:value-type="float">
            <text:p>1139</text:p>
          </table:table-cell>
          <table:table-cell office:value-type="float" office:value="831" calcext:value-type="float">
            <text:p>831</text:p>
          </table:table-cell>
          <table:table-cell office:value-type="float" office:value="1139" calcext:value-type="float">
            <text:p>1139</text:p>
          </table:table-cell>
          <table:table-cell office:value-type="float" office:value="831" calcext:value-type="float">
            <text:p>831</text:p>
          </table:table-cell>
          <table:table-cell table:number-columns-repeated="3" office:value-type="float" office:value="0.578172564506531" calcext:value-type="float">
            <text:p>0,57817256</text:p>
          </table:table-cell>
          <table:table-cell office:value-type="float" office:value="0.607029676437378" calcext:value-type="float">
            <text:p>0,60702968</text:p>
          </table:table-cell>
          <table:table-cell table:number-columns-repeated="2" office:value-type="float" office:value="0.578172588832487" calcext:value-type="float">
            <text:p>0,57817259</text:p>
          </table:table-cell>
          <table:table-cell office:value-type="float" office:value="0.576927241397445" calcext:value-type="float">
            <text:p>0,57692724</text:p>
          </table:table-cell>
          <table:table-cell office:value-type="float" office:value="0.578172564506531" calcext:value-type="float">
            <text:p>0,5781725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741117835044861" calcext:value-type="float">
            <text:p>0,741117835044861</text:p>
          </table:table-cell>
          <table:table-cell office:value-type="float" office:value="1138" calcext:value-type="float">
            <text:p>1138</text:p>
          </table:table-cell>
          <table:table-cell office:value-type="float" office:value="832" calcext:value-type="float">
            <text:p>832</text:p>
          </table:table-cell>
          <table:table-cell office:value-type="float" office:value="1168" calcext:value-type="float">
            <text:p>1168</text:p>
          </table:table-cell>
          <table:table-cell office:value-type="float" office:value="862" calcext:value-type="float">
            <text:p>862</text:p>
          </table:table-cell>
          <table:table-cell office:value-type="float" office:value="0.576499998569489" calcext:value-type="float">
            <text:p>0,57650000</text:p>
          </table:table-cell>
          <table:table-cell office:value-type="float" office:value="0.577664971351624" calcext:value-type="float">
            <text:p>0,57766497</text:p>
          </table:table-cell>
          <table:table-cell office:value-type="float" office:value="0.569000005722046" calcext:value-type="float">
            <text:p>0,56900001</text:p>
          </table:table-cell>
          <table:table-cell office:value-type="float" office:value="0.600390613079071" calcext:value-type="float">
            <text:p>0,60039061</text:p>
          </table:table-cell>
          <table:table-cell office:value-type="float" office:value="0.569" calcext:value-type="float">
            <text:p>0,56900000</text:p>
          </table:table-cell>
          <table:table-cell office:value-type="float" office:value="0.584" calcext:value-type="float">
            <text:p>0,58400000</text:p>
          </table:table-cell>
          <table:table-cell office:value-type="float" office:value="0.576574265486124" calcext:value-type="float">
            <text:p>0,57657427</text:p>
          </table:table-cell>
          <table:table-cell office:value-type="float" office:value="0.573299749406024" calcext:value-type="float">
            <text:p>0,573299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83511018753052" calcext:value-type="float">
            <text:p>0,683511018753052</text:p>
          </table:table-cell>
          <table:table-cell office:value-type="float" office:value="1135" calcext:value-type="float">
            <text:p>1135</text:p>
          </table:table-cell>
          <table:table-cell office:value-type="float" office:value="831" calcext:value-type="float">
            <text:p>831</text:p>
          </table:table-cell>
          <table:table-cell office:value-type="float" office:value="1139" calcext:value-type="float">
            <text:p>1139</text:p>
          </table:table-cell>
          <table:table-cell office:value-type="float" office:value="835" calcext:value-type="float">
            <text:p>835</text:p>
          </table:table-cell>
          <table:table-cell office:value-type="float" office:value="0.577157378196716" calcext:value-type="float">
            <text:p>0,57715738</text:p>
          </table:table-cell>
          <table:table-cell office:value-type="float" office:value="0.57731431722641" calcext:value-type="float">
            <text:p>0,57731432</text:p>
          </table:table-cell>
          <table:table-cell office:value-type="float" office:value="0.576142132282257" calcext:value-type="float">
            <text:p>0,57614213</text:p>
          </table:table-cell>
          <table:table-cell office:value-type="float" office:value="0.603623747825623" calcext:value-type="float">
            <text:p>0,60362375</text:p>
          </table:table-cell>
          <table:table-cell office:value-type="float" office:value="0.576142131979695" calcext:value-type="float">
            <text:p>0,57614213</text:p>
          </table:table-cell>
          <table:table-cell office:value-type="float" office:value="0.578172588832487" calcext:value-type="float">
            <text:p>0,57817259</text:p>
          </table:table-cell>
          <table:table-cell office:value-type="float" office:value="0.575026733942362" calcext:value-type="float">
            <text:p>0,57502673</text:p>
          </table:table-cell>
          <table:table-cell office:value-type="float" office:value="0.576727629145568" calcext:value-type="float">
            <text:p>0,5767276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77625238895416" calcext:value-type="float">
            <text:p>0,677625238895416</text:p>
          </table:table-cell>
          <table:table-cell office:value-type="float" office:value="1140" calcext:value-type="float">
            <text:p>1140</text:p>
          </table:table-cell>
          <table:table-cell office:value-type="float" office:value="843" calcext:value-type="float">
            <text:p>843</text:p>
          </table:table-cell>
          <table:table-cell office:value-type="float" office:value="1127" calcext:value-type="float">
            <text:p>1127</text:p>
          </table:table-cell>
          <table:table-cell office:value-type="float" office:value="830" calcext:value-type="float">
            <text:p>830</text:p>
          </table:table-cell>
          <table:table-cell office:value-type="float" office:value="0.575380682945251" calcext:value-type="float">
            <text:p>0,57538068</text:p>
          </table:table-cell>
          <table:table-cell office:value-type="float" office:value="0.574886560440064" calcext:value-type="float">
            <text:p>0,57488656</text:p>
          </table:table-cell>
          <table:table-cell office:value-type="float" office:value="0.578680217266083" calcext:value-type="float">
            <text:p>0,57868022</text:p>
          </table:table-cell>
          <table:table-cell office:value-type="float" office:value="0.599629521369934" calcext:value-type="float">
            <text:p>0,59962952</text:p>
          </table:table-cell>
          <table:table-cell office:value-type="float" office:value="0.578680203045685" calcext:value-type="float">
            <text:p>0,57868020</text:p>
          </table:table-cell>
          <table:table-cell office:value-type="float" office:value="0.572081218274112" calcext:value-type="float">
            <text:p>0,57208122</text:p>
          </table:table-cell>
          <table:table-cell office:value-type="float" office:value="0.573187067474717" calcext:value-type="float">
            <text:p>0,57318707</text:p>
          </table:table-cell>
          <table:table-cell office:value-type="float" office:value="0.576777150882116" calcext:value-type="float">
            <text:p>0,576777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3658599853516" calcext:value-type="float">
            <text:p>0,683658599853516</text:p>
          </table:table-cell>
          <table:table-cell office:value-type="float" office:value="1135" calcext:value-type="float">
            <text:p>1135</text:p>
          </table:table-cell>
          <table:table-cell office:value-type="float" office:value="857" calcext:value-type="float">
            <text:p>857</text:p>
          </table:table-cell>
          <table:table-cell office:value-type="float" office:value="1143" calcext:value-type="float">
            <text:p>1143</text:p>
          </table:table-cell>
          <table:table-cell office:value-type="float" office:value="865" calcext:value-type="float">
            <text:p>865</text:p>
          </table:table-cell>
          <table:table-cell office:value-type="float" office:value="0.569500029087067" calcext:value-type="float">
            <text:p>0,56950003</text:p>
          </table:table-cell>
          <table:table-cell office:value-type="float" office:value="0.569779098033905" calcext:value-type="float">
            <text:p>0,56977910</text:p>
          </table:table-cell>
          <table:table-cell office:value-type="float" office:value="0.567499995231628" calcext:value-type="float">
            <text:p>0,56750000</text:p>
          </table:table-cell>
          <table:table-cell office:value-type="float" office:value="0.586710333824158" calcext:value-type="float">
            <text:p>0,58671033</text:p>
          </table:table-cell>
          <table:table-cell office:value-type="float" office:value="0.5675" calcext:value-type="float">
            <text:p>0,56750000</text:p>
          </table:table-cell>
          <table:table-cell office:value-type="float" office:value="0.5715" calcext:value-type="float">
            <text:p>0,57150000</text:p>
          </table:table-cell>
          <table:table-cell office:value-type="float" office:value="0.571410640687523" calcext:value-type="float">
            <text:p>0,57141064</text:p>
          </table:table-cell>
          <table:table-cell office:value-type="float" office:value="0.568637262976268" calcext:value-type="float">
            <text:p>0,568637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350350856781" calcext:value-type="float">
            <text:p>0,68350350856781</text:p>
          </table:table-cell>
          <table:table-cell office:value-type="float" office:value="1140" calcext:value-type="float">
            <text:p>1140</text:p>
          </table:table-cell>
          <table:table-cell office:value-type="float" office:value="853" calcext:value-type="float">
            <text:p>853</text:p>
          </table:table-cell>
          <table:table-cell office:value-type="float" office:value="1147" calcext:value-type="float">
            <text:p>1147</text:p>
          </table:table-cell>
          <table:table-cell office:value-type="float" office:value="860" calcext:value-type="float">
            <text:p>860</text:p>
          </table:table-cell>
          <table:table-cell office:value-type="float" office:value="0.571749985218048" calcext:value-type="float">
            <text:p>0,57174999</text:p>
          </table:table-cell>
          <table:table-cell office:value-type="float" office:value="0.572001993656158" calcext:value-type="float">
            <text:p>0,57200199</text:p>
          </table:table-cell>
          <table:table-cell office:value-type="float" office:value="0.569999992847443" calcext:value-type="float">
            <text:p>0,56999999</text:p>
          </table:table-cell>
          <table:table-cell office:value-type="float" office:value="0.586440682411194" calcext:value-type="float">
            <text:p>0,58644068</text:p>
          </table:table-cell>
          <table:table-cell office:value-type="float" office:value="0.57" calcext:value-type="float">
            <text:p>0,57000000</text:p>
          </table:table-cell>
          <table:table-cell office:value-type="float" office:value="0.5735" calcext:value-type="float">
            <text:p>0,57350000</text:p>
          </table:table-cell>
          <table:table-cell office:value-type="float" office:value="0.571147108800165" calcext:value-type="float">
            <text:p>0,57114711</text:p>
          </table:table-cell>
          <table:table-cell office:value-type="float" office:value="0.570999238435572" calcext:value-type="float">
            <text:p>0,5709992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712368726730347" calcext:value-type="float">
            <text:p>0,712368726730347</text:p>
          </table:table-cell>
          <table:table-cell office:value-type="float" office:value="1151" calcext:value-type="float">
            <text:p>1151</text:p>
          </table:table-cell>
          <table:table-cell office:value-type="float" office:value="855" calcext:value-type="float">
            <text:p>855</text:p>
          </table:table-cell>
          <table:table-cell office:value-type="float" office:value="1145" calcext:value-type="float">
            <text:p>1145</text:p>
          </table:table-cell>
          <table:table-cell office:value-type="float" office:value="849" calcext:value-type="float">
            <text:p>849</text:p>
          </table:table-cell>
          <table:table-cell office:value-type="float" office:value="0.574000000953674" calcext:value-type="float">
            <text:p>0,57400000</text:p>
          </table:table-cell>
          <table:table-cell office:value-type="float" office:value="0.573778688907623" calcext:value-type="float">
            <text:p>0,57377869</text:p>
          </table:table-cell>
          <table:table-cell office:value-type="float" office:value="0.575500011444092" calcext:value-type="float">
            <text:p>0,57550001</text:p>
          </table:table-cell>
          <table:table-cell office:value-type="float" office:value="0.597187936306" calcext:value-type="float">
            <text:p>0,59718794</text:p>
          </table:table-cell>
          <table:table-cell office:value-type="float" office:value="0.5755" calcext:value-type="float">
            <text:p>0,57550000</text:p>
          </table:table-cell>
          <table:table-cell office:value-type="float" office:value="0.5725" calcext:value-type="float">
            <text:p>0,57250000</text:p>
          </table:table-cell>
          <table:table-cell office:value-type="float" office:value="0.571134607287482" calcext:value-type="float">
            <text:p>0,57113461</text:p>
          </table:table-cell>
          <table:table-cell office:value-type="float" office:value="0.57463806112766" calcext:value-type="float">
            <text:p>0,5746380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730180144309998" calcext:value-type="float">
            <text:p>0,730180144309998</text:p>
          </table:table-cell>
          <table:table-cell office:value-type="float" office:value="1120" calcext:value-type="float">
            <text:p>1120</text:p>
          </table:table-cell>
          <table:table-cell office:value-type="float" office:value="846" calcext:value-type="float">
            <text:p>846</text:p>
          </table:table-cell>
          <table:table-cell office:value-type="float" office:value="1124" calcext:value-type="float">
            <text:p>1124</text:p>
          </table:table-cell>
          <table:table-cell office:value-type="float" office:value="850" calcext:value-type="float">
            <text:p>850</text:p>
          </table:table-cell>
          <table:table-cell office:value-type="float" office:value="0.569543123245239" calcext:value-type="float">
            <text:p>0,56954312</text:p>
          </table:table-cell>
          <table:table-cell office:value-type="float" office:value="0.569684624671936" calcext:value-type="float">
            <text:p>0,56968462</text:p>
          </table:table-cell>
          <table:table-cell office:value-type="float" office:value="0.568527936935425" calcext:value-type="float">
            <text:p>0,56852794</text:p>
          </table:table-cell>
          <table:table-cell office:value-type="float" office:value="0.588705062866211" calcext:value-type="float">
            <text:p>0,58870506</text:p>
          </table:table-cell>
          <table:table-cell office:value-type="float" office:value="0.568527918781726" calcext:value-type="float">
            <text:p>0,56852792</text:p>
          </table:table-cell>
          <table:table-cell office:value-type="float" office:value="0.570558375634518" calcext:value-type="float">
            <text:p>0,57055838</text:p>
          </table:table-cell>
          <table:table-cell office:value-type="float" office:value="0.570573483022786" calcext:value-type="float">
            <text:p>0,57057348</text:p>
          </table:table-cell>
          <table:table-cell office:value-type="float" office:value="0.569105693072283" calcext:value-type="float">
            <text:p>0,5691056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727265894412994" calcext:value-type="float">
            <text:p>0,727265894412994</text:p>
          </table:table-cell>
          <table:table-cell office:value-type="float" office:value="1132" calcext:value-type="float">
            <text:p>1132</text:p>
          </table:table-cell>
          <table:table-cell office:value-type="float" office:value="845" calcext:value-type="float">
            <text:p>845</text:p>
          </table:table-cell>
          <table:table-cell office:value-type="float" office:value="1125" calcext:value-type="float">
            <text:p>1125</text:p>
          </table:table-cell>
          <table:table-cell office:value-type="float" office:value="838" calcext:value-type="float">
            <text:p>838</text:p>
          </table:table-cell>
          <table:table-cell office:value-type="float" office:value="0.572842657566071" calcext:value-type="float">
            <text:p>0,57284266</text:p>
          </table:table-cell>
          <table:table-cell office:value-type="float" office:value="0.572584748268127" calcext:value-type="float">
            <text:p>0,57258475</text:p>
          </table:table-cell>
          <table:table-cell office:value-type="float" office:value="0.574619293212891" calcext:value-type="float">
            <text:p>0,57461929</text:p>
          </table:table-cell>
          <table:table-cell office:value-type="float" office:value="0.591538190841675" calcext:value-type="float">
            <text:p>0,59153819</text:p>
          </table:table-cell>
          <table:table-cell office:value-type="float" office:value="0.574619289340102" calcext:value-type="float">
            <text:p>0,57461929</text:p>
          </table:table-cell>
          <table:table-cell office:value-type="float" office:value="0.571065989847716" calcext:value-type="float">
            <text:p>0,57106599</text:p>
          </table:table-cell>
          <table:table-cell office:value-type="float" office:value="0.569222091259419" calcext:value-type="float">
            <text:p>0,56922209</text:p>
          </table:table-cell>
          <table:table-cell office:value-type="float" office:value="0.573600216626776" calcext:value-type="float">
            <text:p>0,5736002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3533608913422" calcext:value-type="float">
            <text:p>0,683533608913422</text:p>
          </table:table-cell>
          <table:table-cell office:value-type="float" office:value="1151" calcext:value-type="float">
            <text:p>1151</text:p>
          </table:table-cell>
          <table:table-cell office:value-type="float" office:value="894" calcext:value-type="float">
            <text:p>894</text:p>
          </table:table-cell>
          <table:table-cell office:value-type="float" office:value="1106" calcext:value-type="float">
            <text:p>1106</text:p>
          </table:table-cell>
          <table:table-cell office:value-type="float" office:value="849" calcext:value-type="float">
            <text:p>849</text:p>
          </table:table-cell>
          <table:table-cell office:value-type="float" office:value="0.564249992370606" calcext:value-type="float">
            <text:p>0,56424999</text:p>
          </table:table-cell>
          <table:table-cell office:value-type="float" office:value="0.562836170196533" calcext:value-type="float">
            <text:p>0,56283617</text:p>
          </table:table-cell>
          <table:table-cell office:value-type="float" office:value="0.575500011444092" calcext:value-type="float">
            <text:p>0,57550001</text:p>
          </table:table-cell>
          <table:table-cell office:value-type="float" office:value="0.59129798412323" calcext:value-type="float">
            <text:p>0,59129798</text:p>
          </table:table-cell>
          <table:table-cell office:value-type="float" office:value="0.5755" calcext:value-type="float">
            <text:p>0,57550000</text:p>
          </table:table-cell>
          <table:table-cell office:value-type="float" office:value="0.553" calcext:value-type="float">
            <text:p>0,55300000</text:p>
          </table:table-cell>
          <table:table-cell office:value-type="float" office:value="0.566640563508184" calcext:value-type="float">
            <text:p>0,56664056</text:p>
          </table:table-cell>
          <table:table-cell office:value-type="float" office:value="0.569097649030914" calcext:value-type="float">
            <text:p>0,569097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79384171962738" calcext:value-type="float">
            <text:p>0,679384171962738</text:p>
          </table:table-cell>
          <table:table-cell office:value-type="float" office:value="1137" calcext:value-type="float">
            <text:p>1137</text:p>
          </table:table-cell>
          <table:table-cell office:value-type="float" office:value="860" calcext:value-type="float">
            <text:p>860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0.570304572582245" calcext:value-type="float">
            <text:p>0,57030457</text:p>
          </table:table-cell>
          <table:table-cell office:value-type="float" office:value="0.569354057312012" calcext:value-type="float">
            <text:p>0,56935406</text:p>
          </table:table-cell>
          <table:table-cell office:value-type="float" office:value="0.577157378196716" calcext:value-type="float">
            <text:p>0,57715738</text:p>
          </table:table-cell>
          <table:table-cell office:value-type="float" office:value="0.601862907409668" calcext:value-type="float">
            <text:p>0,60186291</text:p>
          </table:table-cell>
          <table:table-cell office:value-type="float" office:value="0.577157360406091" calcext:value-type="float">
            <text:p>0,57715736</text:p>
          </table:table-cell>
          <table:table-cell office:value-type="float" office:value="0.563451776649746" calcext:value-type="float">
            <text:p>0,56345178</text:p>
          </table:table-cell>
          <table:table-cell office:value-type="float" office:value="0.56640948459434" calcext:value-type="float">
            <text:p>0,56640948</text:p>
          </table:table-cell>
          <table:table-cell office:value-type="float" office:value="0.573229162495104" calcext:value-type="float">
            <text:p>0,573229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797186493873596" calcext:value-type="float">
            <text:p>0,797186493873596</text:p>
          </table:table-cell>
          <table:table-cell office:value-type="float" office:value="1136" calcext:value-type="float">
            <text:p>1136</text:p>
          </table:table-cell>
          <table:table-cell office:value-type="float" office:value="866" calcext:value-type="float">
            <text:p>866</text:p>
          </table:table-cell>
          <table:table-cell office:value-type="float" office:value="1134" calcext:value-type="float">
            <text:p>1134</text:p>
          </table:table-cell>
          <table:table-cell office:value-type="float" office:value="864" calcext:value-type="float">
            <text:p>864</text:p>
          </table:table-cell>
          <table:table-cell office:value-type="float" office:value="0.567499995231628" calcext:value-type="float">
            <text:p>0,56750000</text:p>
          </table:table-cell>
          <table:table-cell office:value-type="float" office:value="0.567432582378387" calcext:value-type="float">
            <text:p>0,56743258</text:p>
          </table:table-cell>
          <table:table-cell office:value-type="float" office:value="0.568000018596649" calcext:value-type="float">
            <text:p>0,56800002</text:p>
          </table:table-cell>
          <table:table-cell office:value-type="float" office:value="0.58838152885437" calcext:value-type="float">
            <text:p>0,58838153</text:p>
          </table:table-cell>
          <table:table-cell office:value-type="float" office:value="0.568" calcext:value-type="float">
            <text:p>0,56800000</text:p>
          </table:table-cell>
          <table:table-cell office:value-type="float" office:value="0.567" calcext:value-type="float">
            <text:p>0,56700000</text:p>
          </table:table-cell>
          <table:table-cell office:value-type="float" office:value="0.565968982246852" calcext:value-type="float">
            <text:p>0,56596898</text:p>
          </table:table-cell>
          <table:table-cell office:value-type="float" office:value="0.56771615869845" calcext:value-type="float">
            <text:p>0,567716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77598655223846" calcext:value-type="float">
            <text:p>0,677598655223846</text:p>
          </table:table-cell>
          <table:table-cell office:value-type="float" office:value="1117" calcext:value-type="float">
            <text:p>1117</text:p>
          </table:table-cell>
          <table:table-cell office:value-type="float" office:value="865" calcext:value-type="float">
            <text:p>865</text:p>
          </table:table-cell>
          <table:table-cell office:value-type="float" office:value="1105" calcext:value-type="float">
            <text:p>1105</text:p>
          </table:table-cell>
          <table:table-cell office:value-type="float" office:value="853" calcext:value-type="float">
            <text:p>853</text:p>
          </table:table-cell>
          <table:table-cell office:value-type="float" office:value="0.563959419727325" calcext:value-type="float">
            <text:p>0,56395942</text:p>
          </table:table-cell>
          <table:table-cell office:value-type="float" office:value="0.56357216835022" calcext:value-type="float">
            <text:p>0,56357217</text:p>
          </table:table-cell>
          <table:table-cell office:value-type="float" office:value="0.567005097866058" calcext:value-type="float">
            <text:p>0,56700510</text:p>
          </table:table-cell>
          <table:table-cell office:value-type="float" office:value="0.603985548019409" calcext:value-type="float">
            <text:p>0,60398555</text:p>
          </table:table-cell>
          <table:table-cell office:value-type="float" office:value="0.567005076142132" calcext:value-type="float">
            <text:p>0,56700508</text:p>
          </table:table-cell>
          <table:table-cell office:value-type="float" office:value="0.560913705583756" calcext:value-type="float">
            <text:p>0,56091371</text:p>
          </table:table-cell>
          <table:table-cell office:value-type="float" office:value="0.565177196797908" calcext:value-type="float">
            <text:p>0,56517720</text:p>
          </table:table-cell>
          <table:table-cell office:value-type="float" office:value="0.565283421166676" calcext:value-type="float">
            <text:p>0,5652834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3776259422302" calcext:value-type="float">
            <text:p>0,683776259422302</text:p>
          </table:table-cell>
          <table:table-cell office:value-type="float" office:value="1125" calcext:value-type="float">
            <text:p>1125</text:p>
          </table:table-cell>
          <table:table-cell office:value-type="float" office:value="869" calcext:value-type="float">
            <text:p>869</text:p>
          </table:table-cell>
          <table:table-cell office:value-type="float" office:value="1131" calcext:value-type="float">
            <text:p>1131</text:p>
          </table:table-cell>
          <table:table-cell office:value-type="float" office:value="875" calcext:value-type="float">
            <text:p>875</text:p>
          </table:table-cell>
          <table:table-cell office:value-type="float" office:value="0.564000010490418" calcext:value-type="float">
            <text:p>0,56400001</text:p>
          </table:table-cell>
          <table:table-cell office:value-type="float" office:value="0.564192593097687" calcext:value-type="float">
            <text:p>0,56419259</text:p>
          </table:table-cell>
          <table:table-cell office:value-type="float" office:value="0.5625" calcext:value-type="float">
            <text:p>0,56250000</text:p>
          </table:table-cell>
          <table:table-cell office:value-type="float" office:value="0.588241994380951" calcext:value-type="float">
            <text:p>0,58824199</text:p>
          </table:table-cell>
          <table:table-cell office:value-type="float" office:value="0.5625" calcext:value-type="float">
            <text:p>0,56250000</text:p>
          </table:table-cell>
          <table:table-cell office:value-type="float" office:value="0.5655" calcext:value-type="float">
            <text:p>0,56550000</text:p>
          </table:table-cell>
          <table:table-cell office:value-type="float" office:value="0.564189266901295" calcext:value-type="float">
            <text:p>0,56418927</text:p>
          </table:table-cell>
          <table:table-cell office:value-type="float" office:value="0.563345025185469" calcext:value-type="float">
            <text:p>0,563345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6269879341126" calcext:value-type="float">
            <text:p>0,686269879341126</text:p>
          </table:table-cell>
          <table:table-cell office:value-type="float" office:value="1111" calcext:value-type="float">
            <text:p>1111</text:p>
          </table:table-cell>
          <table:table-cell office:value-type="float" office:value="887" calcext:value-type="float">
            <text:p>887</text:p>
          </table:table-cell>
          <table:table-cell office:value-type="float" office:value="1113" calcext:value-type="float">
            <text:p>1113</text:p>
          </table:table-cell>
          <table:table-cell office:value-type="float" office:value="889" calcext:value-type="float">
            <text:p>889</text:p>
          </table:table-cell>
          <table:table-cell office:value-type="float" office:value="0.555999994277954" calcext:value-type="float">
            <text:p>0,55599999</text:p>
          </table:table-cell>
          <table:table-cell office:value-type="float" office:value="0.556056082248688" calcext:value-type="float">
            <text:p>0,55605608</text:p>
          </table:table-cell>
          <table:table-cell office:value-type="float" office:value="0.555499970912933" calcext:value-type="float">
            <text:p>0,55549997</text:p>
          </table:table-cell>
          <table:table-cell office:value-type="float" office:value="0.593371748924255" calcext:value-type="float">
            <text:p>0,59337175</text:p>
          </table:table-cell>
          <table:table-cell office:value-type="float" office:value="0.5555" calcext:value-type="float">
            <text:p>0,55550000</text:p>
          </table:table-cell>
          <table:table-cell office:value-type="float" office:value="0.5565" calcext:value-type="float">
            <text:p>0,55650000</text:p>
          </table:table-cell>
          <table:table-cell office:value-type="float" office:value="0.55730893438106" calcext:value-type="float">
            <text:p>0,55730893</text:p>
          </table:table-cell>
          <table:table-cell office:value-type="float" office:value="0.555777887469599" calcext:value-type="float">
            <text:p>0,5557778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9333915710449" calcext:value-type="float">
            <text:p>0,689333915710449</text:p>
          </table:table-cell>
          <table:table-cell office:value-type="float" office:value="1107" calcext:value-type="float">
            <text:p>1107</text:p>
          </table:table-cell>
          <table:table-cell office:value-type="float" office:value="884" calcext:value-type="float">
            <text:p>884</text:p>
          </table:table-cell>
          <table:table-cell office:value-type="float" office:value="1116" calcext:value-type="float">
            <text:p>1116</text:p>
          </table:table-cell>
          <table:table-cell office:value-type="float" office:value="893" calcext:value-type="float">
            <text:p>893</text:p>
          </table:table-cell>
          <table:table-cell office:value-type="float" office:value="0.555750012397766" calcext:value-type="float">
            <text:p>0,55575001</text:p>
          </table:table-cell>
          <table:table-cell office:value-type="float" office:value="0.556002020835876" calcext:value-type="float">
            <text:p>0,55600202</text:p>
          </table:table-cell>
          <table:table-cell office:value-type="float" office:value="0.55349999666214" calcext:value-type="float">
            <text:p>0,55350000</text:p>
          </table:table-cell>
          <table:table-cell office:value-type="float" office:value="0.575427055358887" calcext:value-type="float">
            <text:p>0,57542706</text:p>
          </table:table-cell>
          <table:table-cell office:value-type="float" office:value="0.5535" calcext:value-type="float">
            <text:p>0,55350000</text:p>
          </table:table-cell>
          <table:table-cell office:value-type="float" office:value="0.558" calcext:value-type="float">
            <text:p>0,55800000</text:p>
          </table:table-cell>
          <table:table-cell office:value-type="float" office:value="0.556485334725502" calcext:value-type="float">
            <text:p>0,55648533</text:p>
          </table:table-cell>
          <table:table-cell office:value-type="float" office:value="0.55474818760724" calcext:value-type="float">
            <text:p>0,554748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803607940673828" calcext:value-type="float">
            <text:p>0,803607940673828</text:p>
          </table:table-cell>
          <table:table-cell office:value-type="float" office:value="1094" calcext:value-type="float">
            <text:p>1094</text:p>
          </table:table-cell>
          <table:table-cell office:value-type="float" office:value="861" calcext:value-type="float">
            <text:p>861</text:p>
          </table:table-cell>
          <table:table-cell office:value-type="float" office:value="1109" calcext:value-type="float">
            <text:p>1109</text:p>
          </table:table-cell>
          <table:table-cell office:value-type="float" office:value="876" calcext:value-type="float">
            <text:p>876</text:p>
          </table:table-cell>
          <table:table-cell office:value-type="float" office:value="0.559137046337128" calcext:value-type="float">
            <text:p>0,55913705</text:p>
          </table:table-cell>
          <table:table-cell office:value-type="float" office:value="0.559590816497803" calcext:value-type="float">
            <text:p>0,55959082</text:p>
          </table:table-cell>
          <table:table-cell office:value-type="float" office:value="0.555329978466034" calcext:value-type="float">
            <text:p>0,55532998</text:p>
          </table:table-cell>
          <table:table-cell office:value-type="float" office:value="0.575030148029327" calcext:value-type="float">
            <text:p>0,57503015</text:p>
          </table:table-cell>
          <table:table-cell office:value-type="float" office:value="0.555329949238579" calcext:value-type="float">
            <text:p>0,55532995</text:p>
          </table:table-cell>
          <table:table-cell office:value-type="float" office:value="0.562944162436548" calcext:value-type="float">
            <text:p>0,56294416</text:p>
          </table:table-cell>
          <table:table-cell office:value-type="float" office:value="0.554908475562031" calcext:value-type="float">
            <text:p>0,55490848</text:p>
          </table:table-cell>
          <table:table-cell office:value-type="float" office:value="0.557452255764222" calcext:value-type="float">
            <text:p>0,557452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9426958560944" calcext:value-type="float">
            <text:p>0,689426958560944</text:p>
          </table:table-cell>
          <table:table-cell office:value-type="float" office:value="1077" calcext:value-type="float">
            <text:p>1077</text:p>
          </table:table-cell>
          <table:table-cell office:value-type="float" office:value="903" calcext:value-type="float">
            <text:p>903</text:p>
          </table:table-cell>
          <table:table-cell office:value-type="float" office:value="1097" calcext:value-type="float">
            <text:p>1097</text:p>
          </table:table-cell>
          <table:table-cell office:value-type="float" office:value="923" calcext:value-type="float">
            <text:p>923</text:p>
          </table:table-cell>
          <table:table-cell office:value-type="float" office:value="0.543500006198883" calcext:value-type="float">
            <text:p>0,54350001</text:p>
          </table:table-cell>
          <table:table-cell office:value-type="float" office:value="0.543939411640167" calcext:value-type="float">
            <text:p>0,54393941</text:p>
          </table:table-cell>
          <table:table-cell office:value-type="float" office:value="0.538500010967255" calcext:value-type="float">
            <text:p>0,53850001</text:p>
          </table:table-cell>
          <table:table-cell office:value-type="float" office:value="0.559911966323853" calcext:value-type="float">
            <text:p>0,55991197</text:p>
          </table:table-cell>
          <table:table-cell office:value-type="float" office:value="0.5385" calcext:value-type="float">
            <text:p>0,53850000</text:p>
          </table:table-cell>
          <table:table-cell office:value-type="float" office:value="0.5485" calcext:value-type="float">
            <text:p>0,54850000</text:p>
          </table:table-cell>
          <table:table-cell office:value-type="float" office:value="0.545903554330074" calcext:value-type="float">
            <text:p>0,54590355</text:p>
          </table:table-cell>
          <table:table-cell office:value-type="float" office:value="0.541206044451293" calcext:value-type="float">
            <text:p>0,541206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335486888885498" calcext:value-type="float">
            <text:p>0,335486888885498</text:p>
          </table:table-cell>
          <table:table-cell office:value-type="float" office:value="1807" calcext:value-type="float">
            <text:p>1807</text:p>
          </table:table-cell>
          <table:table-cell office:value-type="float" office:value="176" calcext:value-type="float">
            <text:p>176</text:p>
          </table:table-cell>
          <table:table-cell office:value-type="float" office:value="1794" calcext:value-type="float">
            <text:p>1794</text:p>
          </table:table-cell>
          <table:table-cell office:value-type="float" office:value="163" calcext:value-type="float">
            <text:p>163</text:p>
          </table:table-cell>
          <table:table-cell office:value-type="float" office:value="0.913959383964539" calcext:value-type="float">
            <text:p>0,91395938</text:p>
          </table:table-cell>
          <table:table-cell office:value-type="float" office:value="0.911245584487915" calcext:value-type="float">
            <text:p>0,91124558</text:p>
          </table:table-cell>
          <table:table-cell office:value-type="float" office:value="0.917258858680725" calcext:value-type="float">
            <text:p>0,91725886</text:p>
          </table:table-cell>
          <table:table-cell office:value-type="float" office:value="0.929649293422699" calcext:value-type="float">
            <text:p>0,92964929</text:p>
          </table:table-cell>
          <table:table-cell office:value-type="float" office:value="0.917258883248731" calcext:value-type="float">
            <text:p>0,91725888</text:p>
          </table:table-cell>
          <table:table-cell office:value-type="float" office:value="0.910659898477157" calcext:value-type="float">
            <text:p>0,91065990</text:p>
          </table:table-cell>
          <table:table-cell office:value-type="float" office:value="0.512446144717299" calcext:value-type="float">
            <text:p>0,51244614</text:p>
          </table:table-cell>
          <table:table-cell office:value-type="float" office:value="0.914242333867981" calcext:value-type="float">
            <text:p>0,9142423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605135202407837" calcext:value-type="float">
            <text:p>0,605135202407837</text:p>
          </table:table-cell>
          <table:table-cell office:value-type="float" office:value="1456" calcext:value-type="float">
            <text:p>1456</text:p>
          </table:table-cell>
          <table:table-cell office:value-type="float" office:value="537" calcext:value-type="float">
            <text:p>537</text:p>
          </table:table-cell>
          <table:table-cell office:value-type="float" office:value="1463" calcext:value-type="float">
            <text:p>1463</text:p>
          </table:table-cell>
          <table:table-cell office:value-type="float" office:value="544" calcext:value-type="float">
            <text:p>544</text:p>
          </table:table-cell>
          <table:table-cell office:value-type="float" office:value="0.729749977588654" calcext:value-type="float">
            <text:p>0,72974998</text:p>
          </table:table-cell>
          <table:table-cell office:value-type="float" office:value="0.730556964874268" calcext:value-type="float">
            <text:p>0,73055696</text:p>
          </table:table-cell>
          <table:table-cell office:value-type="float" office:value="0.727999985218048" calcext:value-type="float">
            <text:p>0,72799999</text:p>
          </table:table-cell>
          <table:table-cell office:value-type="float" office:value="0.764180660247803" calcext:value-type="float">
            <text:p>0,76418066</text:p>
          </table:table-cell>
          <table:table-cell office:value-type="float" office:value="0.728" calcext:value-type="float">
            <text:p>0,72800000</text:p>
          </table:table-cell>
          <table:table-cell office:value-type="float" office:value="0.7315" calcext:value-type="float">
            <text:p>0,73150000</text:p>
          </table:table-cell>
          <table:table-cell office:value-type="float" office:value="0.510977111114851" calcext:value-type="float">
            <text:p>0,51097711</text:p>
          </table:table-cell>
          <table:table-cell office:value-type="float" office:value="0.729276233740132" calcext:value-type="float">
            <text:p>0,729276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74310064315796" calcext:value-type="float">
            <text:p>0,574310064315796</text:p>
          </table:table-cell>
          <table:table-cell office:value-type="float" office:value="1476" calcext:value-type="float">
            <text:p>1476</text:p>
          </table:table-cell>
          <table:table-cell office:value-type="float" office:value="495" calcext:value-type="float">
            <text:p>495</text:p>
          </table:table-cell>
          <table:table-cell office:value-type="float" office:value="1475" calcext:value-type="float">
            <text:p>1475</text:p>
          </table:table-cell>
          <table:table-cell office:value-type="float" office:value="494" calcext:value-type="float">
            <text:p>494</text:p>
          </table:table-cell>
          <table:table-cell office:value-type="float" office:value="0.748984754085541" calcext:value-type="float">
            <text:p>0,74898475</text:p>
          </table:table-cell>
          <table:table-cell office:value-type="float" office:value="0.748858451843262" calcext:value-type="float">
            <text:p>0,74885845</text:p>
          </table:table-cell>
          <table:table-cell office:value-type="float" office:value="0.749238550662994" calcext:value-type="float">
            <text:p>0,74923855</text:p>
          </table:table-cell>
          <table:table-cell office:value-type="float" office:value="0.783263385295868" calcext:value-type="float">
            <text:p>0,78326339</text:p>
          </table:table-cell>
          <table:table-cell office:value-type="float" office:value="0.749238578680203" calcext:value-type="float">
            <text:p>0,74923858</text:p>
          </table:table-cell>
          <table:table-cell office:value-type="float" office:value="0.748730964467005" calcext:value-type="float">
            <text:p>0,74873096</text:p>
          </table:table-cell>
          <table:table-cell office:value-type="float" office:value="0.509581312715724" calcext:value-type="float">
            <text:p>0,50958131</text:p>
          </table:table-cell>
          <table:table-cell office:value-type="float" office:value="0.749048453033583" calcext:value-type="float">
            <text:p>0,7490484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94813346862793" calcext:value-type="float">
            <text:p>0,594813346862793</text:p>
          </table:table-cell>
          <table:table-cell office:value-type="float" office:value="1468" calcext:value-type="float">
            <text:p>1468</text:p>
          </table:table-cell>
          <table:table-cell office:value-type="float" office:value="538" calcext:value-type="float">
            <text:p>538</text:p>
          </table:table-cell>
          <table:table-cell office:value-type="float" office:value="1462" calcext:value-type="float">
            <text:p>1462</text:p>
          </table:table-cell>
          <table:table-cell office:value-type="float" office:value="532" calcext:value-type="float">
            <text:p>532</text:p>
          </table:table-cell>
          <table:table-cell office:value-type="float" office:value="0.732500016689301" calcext:value-type="float">
            <text:p>0,73250002</text:p>
          </table:table-cell>
          <table:table-cell office:value-type="float" office:value="0.731804609298706" calcext:value-type="float">
            <text:p>0,73180461</text:p>
          </table:table-cell>
          <table:table-cell office:value-type="float" office:value="0.734000027179718" calcext:value-type="float">
            <text:p>0,73400003</text:p>
          </table:table-cell>
          <table:table-cell office:value-type="float" office:value="0.763705432415008" calcext:value-type="float">
            <text:p>0,76370543</text:p>
          </table:table-cell>
          <table:table-cell office:value-type="float" office:value="0.734" calcext:value-type="float">
            <text:p>0,73400000</text:p>
          </table:table-cell>
          <table:table-cell office:value-type="float" office:value="0.731" calcext:value-type="float">
            <text:p>0,73100000</text:p>
          </table:table-cell>
          <table:table-cell office:value-type="float" office:value="0.506156218162235" calcext:value-type="float">
            <text:p>0,50615622</text:p>
          </table:table-cell>
          <table:table-cell office:value-type="float" office:value="0.732900674138916" calcext:value-type="float">
            <text:p>0,7329006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666215658187866" calcext:value-type="float">
            <text:p>0,666215658187866</text:p>
          </table:table-cell>
          <table:table-cell office:value-type="float" office:value="1486" calcext:value-type="float">
            <text:p>1486</text:p>
          </table:table-cell>
          <table:table-cell office:value-type="float" office:value="484" calcext:value-type="float">
            <text:p>484</text:p>
          </table:table-cell>
          <table:table-cell office:value-type="float" office:value="1486" calcext:value-type="float">
            <text:p>1486</text:p>
          </table:table-cell>
          <table:table-cell office:value-type="float" office:value="484" calcext:value-type="float">
            <text:p>484</text:p>
          </table:table-cell>
          <table:table-cell table:number-columns-repeated="3" office:value-type="float" office:value="0.754314720630646" calcext:value-type="float">
            <text:p>0,75431472</text:p>
          </table:table-cell>
          <table:table-cell office:value-type="float" office:value="0.781337738037109" calcext:value-type="float">
            <text:p>0,78133774</text:p>
          </table:table-cell>
          <table:table-cell table:number-columns-repeated="2" office:value-type="float" office:value="0.754314720812183" calcext:value-type="float">
            <text:p>0,75431472</text:p>
          </table:table-cell>
          <table:table-cell office:value-type="float" office:value="0.50525534619567" calcext:value-type="float">
            <text:p>0,50525535</text:p>
          </table:table-cell>
          <table:table-cell office:value-type="float" office:value="0.754314720630646" calcext:value-type="float">
            <text:p>0,7543147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38096845149994" calcext:value-type="float">
            <text:p>0,538096845149994</text:p>
          </table:table-cell>
          <table:table-cell office:value-type="float" office:value="1586" calcext:value-type="float">
            <text:p>1586</text:p>
          </table:table-cell>
          <table:table-cell office:value-type="float" office:value="415" calcext:value-type="float">
            <text:p>415</text:p>
          </table:table-cell>
          <table:table-cell office:value-type="float" office:value="1585" calcext:value-type="float">
            <text:p>1585</text:p>
          </table:table-cell>
          <table:table-cell office:value-type="float" office:value="414" calcext:value-type="float">
            <text:p>414</text:p>
          </table:table-cell>
          <table:table-cell office:value-type="float" office:value="0.792750000953674" calcext:value-type="float">
            <text:p>0,79275000</text:p>
          </table:table-cell>
          <table:table-cell office:value-type="float" office:value="0.792603671550751" calcext:value-type="float">
            <text:p>0,79260367</text:p>
          </table:table-cell>
          <table:table-cell office:value-type="float" office:value="0.792999982833862" calcext:value-type="float">
            <text:p>0,79299998</text:p>
          </table:table-cell>
          <table:table-cell office:value-type="float" office:value="0.828030586242676" calcext:value-type="float">
            <text:p>0,82803059</text:p>
          </table:table-cell>
          <table:table-cell office:value-type="float" office:value="0.793" calcext:value-type="float">
            <text:p>0,79300000</text:p>
          </table:table-cell>
          <table:table-cell office:value-type="float" office:value="0.7925" calcext:value-type="float">
            <text:p>0,79250000</text:p>
          </table:table-cell>
          <table:table-cell office:value-type="float" office:value="0.505120279827967" calcext:value-type="float">
            <text:p>0,50512028</text:p>
          </table:table-cell>
          <table:table-cell office:value-type="float" office:value="0.792801777664597" calcext:value-type="float">
            <text:p>0,7928017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295478701591492" calcext:value-type="float">
            <text:p>0,295478701591492</text:p>
          </table:table-cell>
          <table:table-cell office:value-type="float" office:value="1819" calcext:value-type="float">
            <text:p>1819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51" calcext:value-type="float">
            <text:p>151</text:p>
          </table:table-cell>
          <table:table-cell office:value-type="float" office:value="0.923857867717743" calcext:value-type="float">
            <text:p>0,92385787</text:p>
          </table:table-cell>
          <table:table-cell office:value-type="float" office:value="0.924288630485535" calcext:value-type="float">
            <text:p>0,92428863</text:p>
          </table:table-cell>
          <table:table-cell office:value-type="float" office:value="0.923350274562836" calcext:value-type="float">
            <text:p>0,92335027</text:p>
          </table:table-cell>
          <table:table-cell office:value-type="float" office:value="0.930162072181702" calcext:value-type="float">
            <text:p>0,93016207</text:p>
          </table:table-cell>
          <table:table-cell office:value-type="float" office:value="0.923350253807107" calcext:value-type="float">
            <text:p>0,92335025</text:p>
          </table:table-cell>
          <table:table-cell office:value-type="float" office:value="0.924365482233502" calcext:value-type="float">
            <text:p>0,92436548</text:p>
          </table:table-cell>
          <table:table-cell office:value-type="float" office:value="0.503081130288322" calcext:value-type="float">
            <text:p>0,50308113</text:p>
          </table:table-cell>
          <table:table-cell office:value-type="float" office:value="0.923819214243903" calcext:value-type="float">
            <text:p>0,9238192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15029191970825" calcext:value-type="float">
            <text:p>0,515029191970825</text:p>
          </table:table-cell>
          <table:table-cell office:value-type="float" office:value="1601" calcext:value-type="float">
            <text:p>1601</text:p>
          </table:table-cell>
          <table:table-cell office:value-type="float" office:value="396" calcext:value-type="float">
            <text:p>396</text:p>
          </table:table-cell>
          <table:table-cell office:value-type="float" office:value="1604" calcext:value-type="float">
            <text:p>1604</text:p>
          </table:table-cell>
          <table:table-cell office:value-type="float" office:value="399" calcext:value-type="float">
            <text:p>399</text:p>
          </table:table-cell>
          <table:table-cell office:value-type="float" office:value="0.801249980926514" calcext:value-type="float">
            <text:p>0,80124998</text:p>
          </table:table-cell>
          <table:table-cell office:value-type="float" office:value="0.801702558994293" calcext:value-type="float">
            <text:p>0,80170256</text:p>
          </table:table-cell>
          <table:table-cell office:value-type="float" office:value="0.800499975681305" calcext:value-type="float">
            <text:p>0,80049998</text:p>
          </table:table-cell>
          <table:table-cell office:value-type="float" office:value="0.826338171958923" calcext:value-type="float">
            <text:p>0,82633817</text:p>
          </table:table-cell>
          <table:table-cell office:value-type="float" office:value="0.8005" calcext:value-type="float">
            <text:p>0,80050000</text:p>
          </table:table-cell>
          <table:table-cell office:value-type="float" office:value="0.802" calcext:value-type="float">
            <text:p>0,80200000</text:p>
          </table:table-cell>
          <table:table-cell office:value-type="float" office:value="0.502530676895179" calcext:value-type="float">
            <text:p>0,50253068</text:p>
          </table:table-cell>
          <table:table-cell office:value-type="float" office:value="0.801100816019506" calcext:value-type="float">
            <text:p>0,8011008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12656331062317" calcext:value-type="float">
            <text:p>0,512656331062317</text:p>
          </table:table-cell>
          <table:table-cell office:value-type="float" office:value="1598" calcext:value-type="float">
            <text:p>1598</text:p>
          </table:table-cell>
          <table:table-cell office:value-type="float" office:value="403" calcext:value-type="float">
            <text:p>403</text:p>
          </table:table-cell>
          <table:table-cell office:value-type="float" office:value="1597" calcext:value-type="float">
            <text:p>1597</text:p>
          </table:table-cell>
          <table:table-cell office:value-type="float" office:value="402" calcext:value-type="float">
            <text:p>402</text:p>
          </table:table-cell>
          <table:table-cell office:value-type="float" office:value="0.798749983310699" calcext:value-type="float">
            <text:p>0,79874998</text:p>
          </table:table-cell>
          <table:table-cell office:value-type="float" office:value="0.798600673675537" calcext:value-type="float">
            <text:p>0,79860067</text:p>
          </table:table-cell>
          <table:table-cell office:value-type="float" office:value="0.799000024795532" calcext:value-type="float">
            <text:p>0,79900002</text:p>
          </table:table-cell>
          <table:table-cell office:value-type="float" office:value="0.826707243919373" calcext:value-type="float">
            <text:p>0,82670724</text:p>
          </table:table-cell>
          <table:table-cell office:value-type="float" office:value="0.799" calcext:value-type="float">
            <text:p>0,79900000</text:p>
          </table:table-cell>
          <table:table-cell office:value-type="float" office:value="0.7985" calcext:value-type="float">
            <text:p>0,79850000</text:p>
          </table:table-cell>
          <table:table-cell office:value-type="float" office:value="0.501918631784548" calcext:value-type="float">
            <text:p>0,50191863</text:p>
          </table:table-cell>
          <table:table-cell office:value-type="float" office:value="0.798800299322776" calcext:value-type="float">
            <text:p>0,7988003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47624468803406" calcext:value-type="float">
            <text:p>0,547624468803406</text:p>
          </table:table-cell>
          <table:table-cell office:value-type="float" office:value="1580" calcext:value-type="float">
            <text:p>1580</text:p>
          </table:table-cell>
          <table:table-cell office:value-type="float" office:value="420" calcext:value-type="float">
            <text:p>420</text:p>
          </table:table-cell>
          <table:table-cell office:value-type="float" office:value="1580" calcext:value-type="float">
            <text:p>1580</text:p>
          </table:table-cell>
          <table:table-cell office:value-type="float" office:value="420" calcext:value-type="float">
            <text:p>420</text:p>
          </table:table-cell>
          <table:table-cell table:number-columns-repeated="3" office:value-type="float" office:value="0.790000021457672" calcext:value-type="float">
            <text:p>0,79000002</text:p>
          </table:table-cell>
          <table:table-cell office:value-type="float" office:value="0.828665852546692" calcext:value-type="float">
            <text:p>0,82866585</text:p>
          </table:table-cell>
          <table:table-cell table:number-columns-repeated="2" office:value-type="float" office:value="0.79" calcext:value-type="float">
            <text:p>0,79000000</text:p>
          </table:table-cell>
          <table:table-cell office:value-type="float" office:value="0.501353727504003" calcext:value-type="float">
            <text:p>0,50135373</text:p>
          </table:table-cell>
          <table:table-cell office:value-type="float" office:value="0.790000021457672" calcext:value-type="float">
            <text:p>0,790000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18070697784424" calcext:value-type="float">
            <text:p>0,518070697784424</text:p>
          </table:table-cell>
          <table:table-cell office:value-type="float" office:value="1588" calcext:value-type="float">
            <text:p>1588</text:p>
          </table:table-cell>
          <table:table-cell office:value-type="float" office:value="414" calcext:value-type="float">
            <text:p>414</text:p>
          </table:table-cell>
          <table:table-cell office:value-type="float" office:value="1586" calcext:value-type="float">
            <text:p>1586</text:p>
          </table:table-cell>
          <table:table-cell office:value-type="float" office:value="412" calcext:value-type="float">
            <text:p>412</text:p>
          </table:table-cell>
          <table:table-cell office:value-type="float" office:value="0.793500006198883" calcext:value-type="float">
            <text:p>0,79350001</text:p>
          </table:table-cell>
          <table:table-cell office:value-type="float" office:value="0.793206810951233" calcext:value-type="float">
            <text:p>0,79320681</text:p>
          </table:table-cell>
          <table:table-cell office:value-type="float" office:value="0.794000029563904" calcext:value-type="float">
            <text:p>0,79400003</text:p>
          </table:table-cell>
          <table:table-cell office:value-type="float" office:value="0.827792525291443" calcext:value-type="float">
            <text:p>0,82779253</text:p>
          </table:table-cell>
          <table:table-cell office:value-type="float" office:value="0.794" calcext:value-type="float">
            <text:p>0,79400000</text:p>
          </table:table-cell>
          <table:table-cell office:value-type="float" office:value="0.793" calcext:value-type="float">
            <text:p>0,79300000</text:p>
          </table:table-cell>
          <table:table-cell office:value-type="float" office:value="0.501330157088959" calcext:value-type="float">
            <text:p>0,50133016</text:p>
          </table:table-cell>
          <table:table-cell office:value-type="float" office:value="0.79360322204907" calcext:value-type="float">
            <text:p>0,7936032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86608648300171" calcext:value-type="float">
            <text:p>0,586608648300171</text:p>
          </table:table-cell>
          <table:table-cell office:value-type="float" office:value="1470" calcext:value-type="float">
            <text:p>1470</text:p>
          </table:table-cell>
          <table:table-cell office:value-type="float" office:value="531" calcext:value-type="float">
            <text:p>531</text:p>
          </table:table-cell>
          <table:table-cell office:value-type="float" office:value="1469" calcext:value-type="float">
            <text:p>1469</text:p>
          </table:table-cell>
          <table:table-cell office:value-type="float" office:value="530" calcext:value-type="float">
            <text:p>530</text:p>
          </table:table-cell>
          <table:table-cell office:value-type="float" office:value="0.734749972820282" calcext:value-type="float">
            <text:p>0,73474997</text:p>
          </table:table-cell>
          <table:table-cell office:value-type="float" office:value="0.734632670879364" calcext:value-type="float">
            <text:p>0,73463267</text:p>
          </table:table-cell>
          <table:table-cell office:value-type="float" office:value="0.735000014305115" calcext:value-type="float">
            <text:p>0,73500001</text:p>
          </table:table-cell>
          <table:table-cell office:value-type="float" office:value="0.764404654502869" calcext:value-type="float">
            <text:p>0,76440465</text:p>
          </table:table-cell>
          <table:table-cell office:value-type="float" office:value="0.735" calcext:value-type="float">
            <text:p>0,73500000</text:p>
          </table:table-cell>
          <table:table-cell office:value-type="float" office:value="0.7345" calcext:value-type="float">
            <text:p>0,73450000</text:p>
          </table:table-cell>
          <table:table-cell office:value-type="float" office:value="0.500996801174413" calcext:value-type="float">
            <text:p>0,50099680</text:p>
          </table:table-cell>
          <table:table-cell office:value-type="float" office:value="0.734816296682403" calcext:value-type="float">
            <text:p>0,7348163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34413081407547" calcext:value-type="float">
            <text:p>0,34413081407547</text:p>
          </table:table-cell>
          <table:table-cell office:value-type="float" office:value="1823" calcext:value-type="float">
            <text:p>1823</text:p>
          </table:table-cell>
          <table:table-cell office:value-type="float" office:value="183" calcext:value-type="float">
            <text:p>183</text:p>
          </table:table-cell>
          <table:table-cell office:value-type="float" office:value="1817" calcext:value-type="float">
            <text:p>1817</text:p>
          </table:table-cell>
          <table:table-cell office:value-type="float" office:value="177" calcext:value-type="float">
            <text:p>177</text:p>
          </table:table-cell>
          <table:table-cell office:value-type="float" office:value="0.910000026226044" calcext:value-type="float">
            <text:p>0,91000003</text:p>
          </table:table-cell>
          <table:table-cell office:value-type="float" office:value="0.90877366065979" calcext:value-type="float">
            <text:p>0,90877366</text:p>
          </table:table-cell>
          <table:table-cell office:value-type="float" office:value="0.911499977111816" calcext:value-type="float">
            <text:p>0,91149998</text:p>
          </table:table-cell>
          <table:table-cell office:value-type="float" office:value="0.923298537731171" calcext:value-type="float">
            <text:p>0,92329854</text:p>
          </table:table-cell>
          <table:table-cell office:value-type="float" office:value="0.9115" calcext:value-type="float">
            <text:p>0,91150000</text:p>
          </table:table-cell>
          <table:table-cell office:value-type="float" office:value="0.9085" calcext:value-type="float">
            <text:p>0,90850000</text:p>
          </table:table-cell>
          <table:table-cell office:value-type="float" office:value="0.500974464598144" calcext:value-type="float">
            <text:p>0,50097446</text:p>
          </table:table-cell>
          <table:table-cell office:value-type="float" office:value="0.910134777214364" calcext:value-type="float">
            <text:p>0,9101347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59865474700928" calcext:value-type="float">
            <text:p>0,559865474700928</text:p>
          </table:table-cell>
          <table:table-cell office:value-type="float" office:value="1482" calcext:value-type="float">
            <text:p>1482</text:p>
          </table:table-cell>
          <table:table-cell office:value-type="float" office:value="486" calcext:value-type="float">
            <text:p>486</text:p>
          </table:table-cell>
          <table:table-cell office:value-type="float" office:value="1484" calcext:value-type="float">
            <text:p>1484</text:p>
          </table:table-cell>
          <table:table-cell office:value-type="float" office:value="488" calcext:value-type="float">
            <text:p>488</text:p>
          </table:table-cell>
          <table:table-cell office:value-type="float" office:value="0.752791881561279" calcext:value-type="float">
            <text:p>0,75279188</text:p>
          </table:table-cell>
          <table:table-cell office:value-type="float" office:value="0.753048777580261" calcext:value-type="float">
            <text:p>0,75304878</text:p>
          </table:table-cell>
          <table:table-cell office:value-type="float" office:value="0.752284288406372" calcext:value-type="float">
            <text:p>0,75228429</text:p>
          </table:table-cell>
          <table:table-cell office:value-type="float" office:value="0.781948804855347" calcext:value-type="float">
            <text:p>0,78194880</text:p>
          </table:table-cell>
          <table:table-cell office:value-type="float" office:value="0.752284263959391" calcext:value-type="float">
            <text:p>0,75228426</text:p>
          </table:table-cell>
          <table:table-cell office:value-type="float" office:value="0.753299492385787" calcext:value-type="float">
            <text:p>0,75329949</text:p>
          </table:table-cell>
          <table:table-cell office:value-type="float" office:value="0.500751857715104" calcext:value-type="float">
            <text:p>0,50075186</text:p>
          </table:table-cell>
          <table:table-cell office:value-type="float" office:value="0.752666338868936" calcext:value-type="float">
            <text:p>0,7526663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299621820449829" calcext:value-type="float">
            <text:p>0,299621820449829</text:p>
          </table:table-cell>
          <table:table-cell office:value-type="float" office:value="1812" calcext:value-type="float">
            <text:p>1812</text:p>
          </table:table-cell>
          <table:table-cell office:value-type="float" office:value="158" calcext:value-type="float">
            <text:p>158</text:p>
          </table:table-cell>
          <table:table-cell office:value-type="float" office:value="1812" calcext:value-type="float">
            <text:p>1812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0.919796943664551" calcext:value-type="float">
            <text:p>0,91979694</text:p>
          </table:table-cell>
          <table:table-cell office:value-type="float" office:value="0.931169033050537" calcext:value-type="float">
            <text:p>0,93116903</text:p>
          </table:table-cell>
          <table:table-cell table:number-columns-repeated="2" office:value-type="float" office:value="0.919796954314721" calcext:value-type="float">
            <text:p>0,91979695</text:p>
          </table:table-cell>
          <table:table-cell office:value-type="float" office:value="0.500609960601336" calcext:value-type="float">
            <text:p>0,50060996</text:p>
          </table:table-cell>
          <table:table-cell office:value-type="float" office:value="0.919796943664551" calcext:value-type="float">
            <text:p>0,9197969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94513416290283" calcext:value-type="float">
            <text:p>0,594513416290283</text:p>
          </table:table-cell>
          <table:table-cell office:value-type="float" office:value="1469" calcext:value-type="float">
            <text:p>1469</text:p>
          </table:table-cell>
          <table:table-cell office:value-type="float" office:value="532" calcext:value-type="float">
            <text:p>532</text:p>
          </table:table-cell>
          <table:table-cell office:value-type="float" office:value="1468" calcext:value-type="float">
            <text:p>1468</text:p>
          </table:table-cell>
          <table:table-cell office:value-type="float" office:value="531" calcext:value-type="float">
            <text:p>531</text:p>
          </table:table-cell>
          <table:table-cell office:value-type="float" office:value="0.734250009059906" calcext:value-type="float">
            <text:p>0,73425001</text:p>
          </table:table-cell>
          <table:table-cell office:value-type="float" office:value="0.734132945537567" calcext:value-type="float">
            <text:p>0,73413295</text:p>
          </table:table-cell>
          <table:table-cell office:value-type="float" office:value="0.734499990940094" calcext:value-type="float">
            <text:p>0,73449999</text:p>
          </table:table-cell>
          <table:table-cell office:value-type="float" office:value="0.76445734500885" calcext:value-type="float">
            <text:p>0,76445735</text:p>
          </table:table-cell>
          <table:table-cell office:value-type="float" office:value="0.7345" calcext:value-type="float">
            <text:p>0,73450000</text:p>
          </table:table-cell>
          <table:table-cell office:value-type="float" office:value="0.734" calcext:value-type="float">
            <text:p>0,73400000</text:p>
          </table:table-cell>
          <table:table-cell office:value-type="float" office:value="0.500040778229862" calcext:value-type="float">
            <text:p>0,50004078</text:p>
          </table:table-cell>
          <table:table-cell office:value-type="float" office:value="0.734316422372255" calcext:value-type="float">
            <text:p>0,7343164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61797022819519" calcext:value-type="float">
            <text:p>0,561797022819519</text:p>
          </table:table-cell>
          <table:table-cell office:value-type="float" office:value="1485" calcext:value-type="float">
            <text:p>1485</text:p>
          </table:table-cell>
          <table:table-cell office:value-type="float" office:value="485" calcext:value-type="float">
            <text:p>485</text:p>
          </table:table-cell>
          <table:table-cell office:value-type="float" office:value="1485" calcext:value-type="float">
            <text:p>1485</text:p>
          </table:table-cell>
          <table:table-cell office:value-type="float" office:value="485" calcext:value-type="float">
            <text:p>485</text:p>
          </table:table-cell>
          <table:table-cell table:number-columns-repeated="3" office:value-type="float" office:value="0.753807127475739" calcext:value-type="float">
            <text:p>0,75380713</text:p>
          </table:table-cell>
          <table:table-cell office:value-type="float" office:value="0.782777309417725" calcext:value-type="float">
            <text:p>0,78277731</text:p>
          </table:table-cell>
          <table:table-cell table:number-columns-repeated="2" office:value-type="float" office:value="0.753807106598985" calcext:value-type="float">
            <text:p>0,75380711</text:p>
          </table:table-cell>
          <table:table-cell office:value-type="float" office:value="0.500026454252939" calcext:value-type="float">
            <text:p>0,50002645</text:p>
          </table:table-cell>
          <table:table-cell office:value-type="float" office:value="0.753807127475739" calcext:value-type="float">
            <text:p>0,753807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7478678226471" calcext:value-type="float">
            <text:p>0,57478678226471</text:p>
          </table:table-cell>
          <table:table-cell office:value-type="float" office:value="1484" calcext:value-type="float">
            <text:p>1484</text:p>
          </table:table-cell>
          <table:table-cell office:value-type="float" office:value="484" calcext:value-type="float">
            <text:p>484</text:p>
          </table:table-cell>
          <table:table-cell office:value-type="float" office:value="1486" calcext:value-type="float">
            <text:p>1486</text:p>
          </table:table-cell>
          <table:table-cell office:value-type="float" office:value="486" calcext:value-type="float">
            <text:p>486</text:p>
          </table:table-cell>
          <table:table-cell office:value-type="float" office:value="0.753807127475739" calcext:value-type="float">
            <text:p>0,75380713</text:p>
          </table:table-cell>
          <table:table-cell office:value-type="float" office:value="0.754065036773681" calcext:value-type="float">
            <text:p>0,75406504</text:p>
          </table:table-cell>
          <table:table-cell office:value-type="float" office:value="0.753299474716187" calcext:value-type="float">
            <text:p>0,75329947</text:p>
          </table:table-cell>
          <table:table-cell office:value-type="float" office:value="0.784257173538208" calcext:value-type="float">
            <text:p>0,78425717</text:p>
          </table:table-cell>
          <table:table-cell office:value-type="float" office:value="0.753299492385787" calcext:value-type="float">
            <text:p>0,75329949</text:p>
          </table:table-cell>
          <table:table-cell office:value-type="float" office:value="0.754314720812183" calcext:value-type="float">
            <text:p>0,75431472</text:p>
          </table:table-cell>
          <table:table-cell office:value-type="float" office:value="0.500026454252939" calcext:value-type="float">
            <text:p>0,50002645</text:p>
          </table:table-cell>
          <table:table-cell office:value-type="float" office:value="0.753682061337656" calcext:value-type="float">
            <text:p>0,7536820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310822010040283" calcext:value-type="float">
            <text:p>0,31082201004028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</text:p>
          </table:table-cell>
          <table:table-cell office:value-type="float" office:value="0.92149806022644" calcext:value-type="float">
            <text:p>0,92149806</text:p>
          </table:table-cell>
          <table:table-cell table:number-columns-repeated="2" office:value-type="float" office:value="0.9135" calcext:value-type="float">
            <text:p>0,913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13500010967254" calcext:value-type="float">
            <text:p>0,91350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295844167470932" calcext:value-type="float">
            <text:p>0,295844167470932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</text:p>
          </table:table-cell>
          <table:table-cell office:value-type="float" office:value="0.921664535999298" calcext:value-type="float">
            <text:p>0,92166454</text:p>
          </table:table-cell>
          <table:table-cell table:number-columns-repeated="2" office:value-type="float" office:value="0.9135" calcext:value-type="float">
            <text:p>0,913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13500010967254" calcext:value-type="float">
            <text:p>0,91350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324426829814911" calcext:value-type="float">
            <text:p>0,324426829814911</text:p>
          </table:table-cell>
          <table:table-cell office:value-type="float" office:value="1826" calcext:value-type="float">
            <text:p>1826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4" calcext:value-type="float">
            <text:p>174</text:p>
          </table:table-cell>
          <table:table-cell office:value-type="float" office:value="0.913250029087067" calcext:value-type="float">
            <text:p>0,91325003</text:p>
          </table:table-cell>
          <table:table-cell office:value-type="float" office:value="0.913456737995148" calcext:value-type="float">
            <text:p>0,91345674</text:p>
          </table:table-cell>
          <table:table-cell office:value-type="float" office:value="0.912999987602234" calcext:value-type="float">
            <text:p>0,91299999</text:p>
          </table:table-cell>
          <table:table-cell office:value-type="float" office:value="0.92219603061676" calcext:value-type="float">
            <text:p>0,92219603</text:p>
          </table:table-cell>
          <table:table-cell office:value-type="float" office:value="0.913" calcext:value-type="float">
            <text:p>0,91300000</text:p>
          </table:table-cell>
          <table:table-cell office:value-type="float" office:value="0.9135" calcext:value-type="float">
            <text:p>0,913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1322830568786" calcext:value-type="float">
            <text:p>0,913228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640144348144531" calcext:value-type="float">
            <text:p>0,640144348144531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0.738499999046326" calcext:value-type="float">
            <text:p>0,73850000</text:p>
          </table:table-cell>
          <table:table-cell office:value-type="float" office:value="0.747618973255158" calcext:value-type="float">
            <text:p>0,74761897</text:p>
          </table:table-cell>
          <table:table-cell table:number-columns-repeated="2" office:value-type="float" office:value="0.7385" calcext:value-type="float">
            <text:p>0,738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738499999046326" calcext:value-type="float">
            <text:p>0,7385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631667971611023" calcext:value-type="float">
            <text:p>0,6316679716110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0.738499999046326" calcext:value-type="float">
            <text:p>0,73850000</text:p>
          </table:table-cell>
          <table:table-cell office:value-type="float" office:value="0.749762356281281" calcext:value-type="float">
            <text:p>0,74976236</text:p>
          </table:table-cell>
          <table:table-cell table:number-columns-repeated="2" office:value-type="float" office:value="0.7385" calcext:value-type="float">
            <text:p>0,738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738499999046326" calcext:value-type="float">
            <text:p>0,7385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623639345169067" calcext:value-type="float">
            <text:p>0,623639345169067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0.738499999046326" calcext:value-type="float">
            <text:p>0,73850000</text:p>
          </table:table-cell>
          <table:table-cell office:value-type="float" office:value="0.752845048904419" calcext:value-type="float">
            <text:p>0,75284505</text:p>
          </table:table-cell>
          <table:table-cell table:number-columns-repeated="2" office:value-type="float" office:value="0.7385" calcext:value-type="float">
            <text:p>0,738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738499999046326" calcext:value-type="float">
            <text:p>0,7385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77477097511292" calcext:value-type="float">
            <text:p>0,577477097511292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0.738499999046326" calcext:value-type="float">
            <text:p>0,73850000</text:p>
          </table:table-cell>
          <table:table-cell office:value-type="float" office:value="0.762702226638794" calcext:value-type="float">
            <text:p>0,76270223</text:p>
          </table:table-cell>
          <table:table-cell table:number-columns-repeated="2" office:value-type="float" office:value="0.7385" calcext:value-type="float">
            <text:p>0,738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738499999046326" calcext:value-type="float">
            <text:p>0,7385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628152787685394" calcext:value-type="float">
            <text:p>0,628152787685394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</text:p>
          </table:table-cell>
          <table:table-cell office:value-type="float" office:value="0.815820097923279" calcext:value-type="float">
            <text:p>0,81582010</text:p>
          </table:table-cell>
          <table:table-cell table:number-columns-repeated="2" office:value-type="float" office:value="0.8015" calcext:value-type="float">
            <text:p>0,801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01500022411346" calcext:value-type="float">
            <text:p>0,801500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616567015647888" calcext:value-type="float">
            <text:p>0,616567015647888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</text:p>
          </table:table-cell>
          <table:table-cell office:value-type="float" office:value="0.816297769546509" calcext:value-type="float">
            <text:p>0,81629777</text:p>
          </table:table-cell>
          <table:table-cell table:number-columns-repeated="2" office:value-type="float" office:value="0.8015" calcext:value-type="float">
            <text:p>0,801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01500022411346" calcext:value-type="float">
            <text:p>0,801500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83520650863647" calcext:value-type="float">
            <text:p>0,58352065086364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</text:p>
          </table:table-cell>
          <table:table-cell office:value-type="float" office:value="0.813733756542206" calcext:value-type="float">
            <text:p>0,81373376</text:p>
          </table:table-cell>
          <table:table-cell table:number-columns-repeated="2" office:value-type="float" office:value="0.8015" calcext:value-type="float">
            <text:p>0,801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01500022411346" calcext:value-type="float">
            <text:p>0,801500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619380116462708" calcext:value-type="float">
            <text:p>0,619380116462708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</text:p>
          </table:table-cell>
          <table:table-cell office:value-type="float" office:value="0.817528247833252" calcext:value-type="float">
            <text:p>0,81752825</text:p>
          </table:table-cell>
          <table:table-cell table:number-columns-repeated="2" office:value-type="float" office:value="0.8015" calcext:value-type="float">
            <text:p>0,801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01500022411346" calcext:value-type="float">
            <text:p>0,801500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96106648445129" calcext:value-type="float">
            <text:p>0,596106648445129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</text:p>
          </table:table-cell>
          <table:table-cell office:value-type="float" office:value="0.813812613487244" calcext:value-type="float">
            <text:p>0,81381261</text:p>
          </table:table-cell>
          <table:table-cell table:number-columns-repeated="2" office:value-type="float" office:value="0.8015" calcext:value-type="float">
            <text:p>0,801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01500022411346" calcext:value-type="float">
            <text:p>0,801500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554300785064697" calcext:value-type="float">
            <text:p>0,554300785064697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</text:p>
          </table:table-cell>
          <table:table-cell office:value-type="float" office:value="0.918369829654694" calcext:value-type="float">
            <text:p>0,91836983</text:p>
          </table:table-cell>
          <table:table-cell table:number-columns-repeated="2" office:value-type="float" office:value="0.9135" calcext:value-type="float">
            <text:p>0,913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13500010967254" calcext:value-type="float">
            <text:p>0,91350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573224067687988" calcext:value-type="float">
            <text:p>0,573224067687988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</text:p>
          </table:table-cell>
          <table:table-cell office:value-type="float" office:value="0.918436110019684" calcext:value-type="float">
            <text:p>0,91843611</text:p>
          </table:table-cell>
          <table:table-cell table:number-columns-repeated="2" office:value-type="float" office:value="0.9135" calcext:value-type="float">
            <text:p>0,913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13500010967254" calcext:value-type="float">
            <text:p>0,91350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605704605579376" calcext:value-type="float">
            <text:p>0,605704605579376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</text:p>
          </table:table-cell>
          <table:table-cell office:value-type="float" office:value="0.916761517524719" calcext:value-type="float">
            <text:p>0,91676152</text:p>
          </table:table-cell>
          <table:table-cell table:number-columns-repeated="2" office:value-type="float" office:value="0.9135" calcext:value-type="float">
            <text:p>0,913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13500010967254" calcext:value-type="float">
            <text:p>0,91350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581443428993225" calcext:value-type="float">
            <text:p>0,581443428993225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</text:p>
          </table:table-cell>
          <table:table-cell office:value-type="float" office:value="0.917257308959961" calcext:value-type="float">
            <text:p>0,91725731</text:p>
          </table:table-cell>
          <table:table-cell table:number-columns-repeated="2" office:value-type="float" office:value="0.9135" calcext:value-type="float">
            <text:p>0,913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13500010967254" calcext:value-type="float">
            <text:p>0,91350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59332686662674" calcext:value-type="float">
            <text:p>0,59332686662674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</text:p>
          </table:table-cell>
          <table:table-cell office:value-type="float" office:value="0.920140981674194" calcext:value-type="float">
            <text:p>0,92014098</text:p>
          </table:table-cell>
          <table:table-cell table:number-columns-repeated="2" office:value-type="float" office:value="0.9135" calcext:value-type="float">
            <text:p>0,913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13500010967254" calcext:value-type="float">
            <text:p>0,91350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634637832641602" calcext:value-type="float">
            <text:p>0,634637832641602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</text:p>
          </table:table-cell>
          <table:table-cell office:value-type="float" office:value="0.763002097606659" calcext:value-type="float">
            <text:p>0,76300210</text:p>
          </table:table-cell>
          <table:table-cell table:number-columns-repeated="2" office:value-type="float" office:value="0.754822335025381" calcext:value-type="float">
            <text:p>0,75482234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754822313785553" calcext:value-type="float">
            <text:p>0,754822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634587407112122" calcext:value-type="float">
            <text:p>0,634587407112122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</text:p>
          </table:table-cell>
          <table:table-cell office:value-type="float" office:value="0.76124906539917" calcext:value-type="float">
            <text:p>0,76124907</text:p>
          </table:table-cell>
          <table:table-cell table:number-columns-repeated="2" office:value-type="float" office:value="0.754822335025381" calcext:value-type="float">
            <text:p>0,75482234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754822313785553" calcext:value-type="float">
            <text:p>0,754822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83385026454926" calcext:value-type="float">
            <text:p>0,483385026454926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</text:p>
          </table:table-cell>
          <table:table-cell office:value-type="float" office:value="0.835398256778717" calcext:value-type="float">
            <text:p>0,83539826</text:p>
          </table:table-cell>
          <table:table-cell table:number-columns-repeated="2" office:value-type="float" office:value="0.813705583756345" calcext:value-type="float">
            <text:p>0,8137055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13705563545227" calcext:value-type="float">
            <text:p>0,8137055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83266651630402" calcext:value-type="float">
            <text:p>0,483266651630402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</text:p>
          </table:table-cell>
          <table:table-cell office:value-type="float" office:value="0.831525564193726" calcext:value-type="float">
            <text:p>0,83152556</text:p>
          </table:table-cell>
          <table:table-cell table:number-columns-repeated="2" office:value-type="float" office:value="0.813705583756345" calcext:value-type="float">
            <text:p>0,8137055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13705563545227" calcext:value-type="float">
            <text:p>0,8137055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591347932815552" calcext:value-type="float">
            <text:p>0,591347932815552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</text:p>
          </table:table-cell>
          <table:table-cell office:value-type="float" office:value="0.929149329662323" calcext:value-type="float">
            <text:p>0,92914933</text:p>
          </table:table-cell>
          <table:table-cell table:number-columns-repeated="2" office:value-type="float" office:value="0.924365482233502" calcext:value-type="float">
            <text:p>0,9243654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2436546087265" calcext:value-type="float">
            <text:p>0,924365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550987482070923" calcext:value-type="float">
            <text:p>0,550987482070923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</text:p>
          </table:table-cell>
          <table:table-cell office:value-type="float" office:value="0.929036378860474" calcext:value-type="float">
            <text:p>0,92903638</text:p>
          </table:table-cell>
          <table:table-cell table:number-columns-repeated="2" office:value-type="float" office:value="0.924365482233502" calcext:value-type="float">
            <text:p>0,9243654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2436546087265" calcext:value-type="float">
            <text:p>0,924365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564249157905579" calcext:value-type="float">
            <text:p>0,56424915790557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</text:p>
          </table:table-cell>
          <table:table-cell office:value-type="float" office:value="0.928523302078247" calcext:value-type="float">
            <text:p>0,92852330</text:p>
          </table:table-cell>
          <table:table-cell table:number-columns-repeated="2" office:value-type="float" office:value="0.924365482233502" calcext:value-type="float">
            <text:p>0,9243654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2436546087265" calcext:value-type="float">
            <text:p>0,924365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582133531570435" calcext:value-type="float">
            <text:p>0,582133531570435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</text:p>
          </table:table-cell>
          <table:table-cell office:value-type="float" office:value="0.928140878677368" calcext:value-type="float">
            <text:p>0,92814088</text:p>
          </table:table-cell>
          <table:table-cell table:number-columns-repeated="2" office:value-type="float" office:value="0.924365482233502" calcext:value-type="float">
            <text:p>0,9243654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2436546087265" calcext:value-type="float">
            <text:p>0,924365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610872268676758" calcext:value-type="float">
            <text:p>0,610872268676758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</text:p>
          </table:table-cell>
          <table:table-cell office:value-type="float" office:value="0.925913333892822" calcext:value-type="float">
            <text:p>0,92591333</text:p>
          </table:table-cell>
          <table:table-cell table:number-columns-repeated="2" office:value-type="float" office:value="0.924365482233502" calcext:value-type="float">
            <text:p>0,9243654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2436546087265" calcext:value-type="float">
            <text:p>0,924365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54002225399017" calcext:value-type="float">
            <text:p>0,554002225399017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</text:p>
          </table:table-cell>
          <table:table-cell office:value-type="float" office:value="0.780473113059998" calcext:value-type="float">
            <text:p>0,78047311</text:p>
          </table:table-cell>
          <table:table-cell table:number-columns-repeated="2" office:value-type="float" office:value="0.754822335025381" calcext:value-type="float">
            <text:p>0,75482234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754822313785553" calcext:value-type="float">
            <text:p>0,754822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55452585220337" calcext:value-type="float">
            <text:p>0,555452585220337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</text:p>
          </table:table-cell>
          <table:table-cell office:value-type="float" office:value="0.780104398727417" calcext:value-type="float">
            <text:p>0,78010440</text:p>
          </table:table-cell>
          <table:table-cell table:number-columns-repeated="2" office:value-type="float" office:value="0.754822335025381" calcext:value-type="float">
            <text:p>0,75482234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754822313785553" calcext:value-type="float">
            <text:p>0,754822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58371663093567" calcext:value-type="float">
            <text:p>0,558371663093567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</text:p>
          </table:table-cell>
          <table:table-cell office:value-type="float" office:value="0.78293788433075" calcext:value-type="float">
            <text:p>0,78293788</text:p>
          </table:table-cell>
          <table:table-cell table:number-columns-repeated="2" office:value-type="float" office:value="0.754822335025381" calcext:value-type="float">
            <text:p>0,75482234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754822313785553" calcext:value-type="float">
            <text:p>0,754822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79695916175842" calcext:value-type="float">
            <text:p>0,479695916175842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</text:p>
          </table:table-cell>
          <table:table-cell office:value-type="float" office:value="0.834022998809814" calcext:value-type="float">
            <text:p>0,83402300</text:p>
          </table:table-cell>
          <table:table-cell table:number-columns-repeated="2" office:value-type="float" office:value="0.813705583756345" calcext:value-type="float">
            <text:p>0,8137055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13705563545227" calcext:value-type="float">
            <text:p>0,8137055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8944616317749" calcext:value-type="float">
            <text:p>0,48944616317749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</text:p>
          </table:table-cell>
          <table:table-cell office:value-type="float" office:value="0.827897429466248" calcext:value-type="float">
            <text:p>0,82789743</text:p>
          </table:table-cell>
          <table:table-cell table:number-columns-repeated="2" office:value-type="float" office:value="0.813705583756345" calcext:value-type="float">
            <text:p>0,8137055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13705563545227" calcext:value-type="float">
            <text:p>0,8137055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9115127325058" calcext:value-type="float">
            <text:p>0,49115127325058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</text:p>
          </table:table-cell>
          <table:table-cell office:value-type="float" office:value="0.828555703163147" calcext:value-type="float">
            <text:p>0,82855570</text:p>
          </table:table-cell>
          <table:table-cell table:number-columns-repeated="2" office:value-type="float" office:value="0.813705583756345" calcext:value-type="float">
            <text:p>0,8137055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13705563545227" calcext:value-type="float">
            <text:p>0,8137055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620091378688812" calcext:value-type="float">
            <text:p>0,620091378688812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</text:p>
          </table:table-cell>
          <table:table-cell office:value-type="float" office:value="0.928015947341919" calcext:value-type="float">
            <text:p>0,92801595</text:p>
          </table:table-cell>
          <table:table-cell table:number-columns-repeated="2" office:value-type="float" office:value="0.924365482233502" calcext:value-type="float">
            <text:p>0,9243654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2436546087265" calcext:value-type="float">
            <text:p>0,924365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623479247093201" calcext:value-type="float">
            <text:p>0,623479247093201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</text:p>
          </table:table-cell>
          <table:table-cell office:value-type="float" office:value="0.926551878452301" calcext:value-type="float">
            <text:p>0,92655188</text:p>
          </table:table-cell>
          <table:table-cell table:number-columns-repeated="2" office:value-type="float" office:value="0.924365482233502" calcext:value-type="float">
            <text:p>0,9243654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2436546087265" calcext:value-type="float">
            <text:p>0,924365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332734763622284" calcext:value-type="float">
            <text:p>0,332734763622284</text:p>
          </table:table-cell>
          <table:table-cell office:value-type="float" office:value="1825" calcext:value-type="float">
            <text:p>1825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5" calcext:value-type="float">
            <text:p>175</text:p>
          </table:table-cell>
          <table:table-cell office:value-type="float" office:value="0.912999987602234" calcext:value-type="float">
            <text:p>0,91299999</text:p>
          </table:table-cell>
          <table:table-cell office:value-type="float" office:value="0.913413405418396" calcext:value-type="float">
            <text:p>0,91341341</text:p>
          </table:table-cell>
          <table:table-cell office:value-type="float" office:value="0.912500023841858" calcext:value-type="float">
            <text:p>0,91250002</text:p>
          </table:table-cell>
          <table:table-cell office:value-type="float" office:value="0.921734511852264" calcext:value-type="float">
            <text:p>0,92173451</text:p>
          </table:table-cell>
          <table:table-cell office:value-type="float" office:value="0.9125" calcext:value-type="float">
            <text:p>0,91250000</text:p>
          </table:table-cell>
          <table:table-cell office:value-type="float" office:value="0.9135" calcext:value-type="float">
            <text:p>0,91350000</text:p>
          </table:table-cell>
          <table:table-cell office:value-type="float" office:value="0.499726327312534" calcext:value-type="float">
            <text:p>0,49972633</text:p>
          </table:table-cell>
          <table:table-cell office:value-type="float" office:value="0.912956486178468" calcext:value-type="float">
            <text:p>0,9129564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88320350646973" calcext:value-type="float">
            <text:p>0,488320350646973</text:p>
          </table:table-cell>
          <table:table-cell office:value-type="float" office:value="1601" calcext:value-type="float">
            <text:p>1601</text:p>
          </table:table-cell>
          <table:table-cell office:value-type="float" office:value="368" calcext:value-type="float">
            <text:p>368</text:p>
          </table:table-cell>
          <table:table-cell office:value-type="float" office:value="1602" calcext:value-type="float">
            <text:p>1602</text:p>
          </table:table-cell>
          <table:table-cell office:value-type="float" office:value="369" calcext:value-type="float">
            <text:p>369</text:p>
          </table:table-cell>
          <table:table-cell office:value-type="float" office:value="0.812944173812866" calcext:value-type="float">
            <text:p>0,81294417</text:p>
          </table:table-cell>
          <table:table-cell office:value-type="float" office:value="0.813103079795837" calcext:value-type="float">
            <text:p>0,81310308</text:p>
          </table:table-cell>
          <table:table-cell office:value-type="float" office:value="0.812690377235413" calcext:value-type="float">
            <text:p>0,81269038</text:p>
          </table:table-cell>
          <table:table-cell office:value-type="float" office:value="0.835854053497314" calcext:value-type="float">
            <text:p>0,83585405</text:p>
          </table:table-cell>
          <table:table-cell office:value-type="float" office:value="0.812690355329949" calcext:value-type="float">
            <text:p>0,81269036</text:p>
          </table:table-cell>
          <table:table-cell office:value-type="float" office:value="0.813197969543147" calcext:value-type="float">
            <text:p>0,81319797</text:p>
          </table:table-cell>
          <table:table-cell office:value-type="float" office:value="0.499688084840923" calcext:value-type="float">
            <text:p>0,49968808</text:p>
          </table:table-cell>
          <table:table-cell office:value-type="float" office:value="0.812896676134001" calcext:value-type="float">
            <text:p>0,8128966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525672197341919" calcext:value-type="float">
            <text:p>0,525672197341919</text:p>
          </table:table-cell>
          <table:table-cell office:value-type="float" office:value="1602" calcext:value-type="float">
            <text:p>1602</text:p>
          </table:table-cell>
          <table:table-cell office:value-type="float" office:value="368" calcext:value-type="float">
            <text:p>368</text:p>
          </table:table-cell>
          <table:table-cell office:value-type="float" office:value="1602" calcext:value-type="float">
            <text:p>1602</text:p>
          </table:table-cell>
          <table:table-cell office:value-type="float" office:value="368" calcext:value-type="float">
            <text:p>368</text:p>
          </table:table-cell>
          <table:table-cell table:number-columns-repeated="3" office:value-type="float" office:value="0.81319797039032" calcext:value-type="float">
            <text:p>0,81319797</text:p>
          </table:table-cell>
          <table:table-cell office:value-type="float" office:value="0.839396715164185" calcext:value-type="float">
            <text:p>0,83939672</text:p>
          </table:table-cell>
          <table:table-cell table:number-columns-repeated="2" office:value-type="float" office:value="0.813197969543147" calcext:value-type="float">
            <text:p>0,81319797</text:p>
          </table:table-cell>
          <table:table-cell office:value-type="float" office:value="0.499688084840923" calcext:value-type="float">
            <text:p>0,49968808</text:p>
          </table:table-cell>
          <table:table-cell office:value-type="float" office:value="0.81319797039032" calcext:value-type="float">
            <text:p>0,8131979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75669169425964" calcext:value-type="float">
            <text:p>0,575669169425964</text:p>
          </table:table-cell>
          <table:table-cell office:value-type="float" office:value="1476" calcext:value-type="float">
            <text:p>1476</text:p>
          </table:table-cell>
          <table:table-cell office:value-type="float" office:value="524" calcext:value-type="float">
            <text:p>524</text:p>
          </table:table-cell>
          <table:table-cell office:value-type="float" office:value="1476" calcext:value-type="float">
            <text:p>1476</text:p>
          </table:table-cell>
          <table:table-cell office:value-type="float" office:value="524" calcext:value-type="float">
            <text:p>524</text:p>
          </table:table-cell>
          <table:table-cell table:number-columns-repeated="3" office:value-type="float" office:value="0.737999975681305" calcext:value-type="float">
            <text:p>0,73799998</text:p>
          </table:table-cell>
          <table:table-cell office:value-type="float" office:value="0.759781360626221" calcext:value-type="float">
            <text:p>0,75978136</text:p>
          </table:table-cell>
          <table:table-cell table:number-columns-repeated="2" office:value-type="float" office:value="0.738" calcext:value-type="float">
            <text:p>0,73800000</text:p>
          </table:table-cell>
          <table:table-cell office:value-type="float" office:value="0.499661475964794" calcext:value-type="float">
            <text:p>0,49966148</text:p>
          </table:table-cell>
          <table:table-cell office:value-type="float" office:value="0.737999975681305" calcext:value-type="float">
            <text:p>0,7379999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513040363788605" calcext:value-type="float">
            <text:p>0,513040363788605</text:p>
          </table:table-cell>
          <table:table-cell office:value-type="float" office:value="1601" calcext:value-type="float">
            <text:p>1601</text:p>
          </table:table-cell>
          <table:table-cell office:value-type="float" office:value="369" calcext:value-type="float">
            <text:p>369</text:p>
          </table:table-cell>
          <table:table-cell office:value-type="float" office:value="1601" calcext:value-type="float">
            <text:p>1601</text:p>
          </table:table-cell>
          <table:table-cell office:value-type="float" office:value="369" calcext:value-type="float">
            <text:p>369</text:p>
          </table:table-cell>
          <table:table-cell table:number-columns-repeated="3" office:value-type="float" office:value="0.812690377235413" calcext:value-type="float">
            <text:p>0,81269038</text:p>
          </table:table-cell>
          <table:table-cell office:value-type="float" office:value="0.838693976402283" calcext:value-type="float">
            <text:p>0,83869398</text:p>
          </table:table-cell>
          <table:table-cell table:number-columns-repeated="2" office:value-type="float" office:value="0.812690355329949" calcext:value-type="float">
            <text:p>0,81269036</text:p>
          </table:table-cell>
          <table:table-cell office:value-type="float" office:value="0.499376169681847" calcext:value-type="float">
            <text:p>0,49937617</text:p>
          </table:table-cell>
          <table:table-cell office:value-type="float" office:value="0.812690377235413" calcext:value-type="float">
            <text:p>0,8126903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91753876209259" calcext:value-type="float">
            <text:p>0,491753876209259</text:p>
          </table:table-cell>
          <table:table-cell office:value-type="float" office:value="1601" calcext:value-type="float">
            <text:p>1601</text:p>
          </table:table-cell>
          <table:table-cell office:value-type="float" office:value="369" calcext:value-type="float">
            <text:p>369</text:p>
          </table:table-cell>
          <table:table-cell office:value-type="float" office:value="1601" calcext:value-type="float">
            <text:p>1601</text:p>
          </table:table-cell>
          <table:table-cell office:value-type="float" office:value="369" calcext:value-type="float">
            <text:p>369</text:p>
          </table:table-cell>
          <table:table-cell table:number-columns-repeated="3" office:value-type="float" office:value="0.812690377235413" calcext:value-type="float">
            <text:p>0,81269038</text:p>
          </table:table-cell>
          <table:table-cell office:value-type="float" office:value="0.835224449634552" calcext:value-type="float">
            <text:p>0,83522445</text:p>
          </table:table-cell>
          <table:table-cell table:number-columns-repeated="2" office:value-type="float" office:value="0.812690355329949" calcext:value-type="float">
            <text:p>0,81269036</text:p>
          </table:table-cell>
          <table:table-cell office:value-type="float" office:value="0.499376169681847" calcext:value-type="float">
            <text:p>0,49937617</text:p>
          </table:table-cell>
          <table:table-cell office:value-type="float" office:value="0.812690377235413" calcext:value-type="float">
            <text:p>0,8126903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92415332794189" calcext:value-type="float">
            <text:p>0,592415332794189</text:p>
          </table:table-cell>
          <table:table-cell office:value-type="float" office:value="1472" calcext:value-type="float">
            <text:p>1472</text:p>
          </table:table-cell>
          <table:table-cell office:value-type="float" office:value="527" calcext:value-type="float">
            <text:p>527</text:p>
          </table:table-cell>
          <table:table-cell office:value-type="float" office:value="1473" calcext:value-type="float">
            <text:p>1473</text:p>
          </table:table-cell>
          <table:table-cell office:value-type="float" office:value="528" calcext:value-type="float">
            <text:p>528</text:p>
          </table:table-cell>
          <table:table-cell office:value-type="float" office:value="0.736249983310699" calcext:value-type="float">
            <text:p>0,73624998</text:p>
          </table:table-cell>
          <table:table-cell office:value-type="float" office:value="0.736368179321289" calcext:value-type="float">
            <text:p>0,73636818</text:p>
          </table:table-cell>
          <table:table-cell office:value-type="float" office:value="0.736000001430512" calcext:value-type="float">
            <text:p>0,73600000</text:p>
          </table:table-cell>
          <table:table-cell office:value-type="float" office:value="0.764554977416992" calcext:value-type="float">
            <text:p>0,76455498</text:p>
          </table:table-cell>
          <table:table-cell office:value-type="float" office:value="0.736" calcext:value-type="float">
            <text:p>0,73600000</text:p>
          </table:table-cell>
          <table:table-cell office:value-type="float" office:value="0.7365" calcext:value-type="float">
            <text:p>0,73650000</text:p>
          </table:table-cell>
          <table:table-cell office:value-type="float" office:value="0.499263402768518" calcext:value-type="float">
            <text:p>0,49926340</text:p>
          </table:table-cell>
          <table:table-cell office:value-type="float" office:value="0.736184044342931" calcext:value-type="float">
            <text:p>0,73618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500859379768372" calcext:value-type="float">
            <text:p>0,500859379768372</text:p>
          </table:table-cell>
          <table:table-cell office:value-type="float" office:value="1598" calcext:value-type="float">
            <text:p>1598</text:p>
          </table:table-cell>
          <table:table-cell office:value-type="float" office:value="370" calcext:value-type="float">
            <text:p>370</text:p>
          </table:table-cell>
          <table:table-cell office:value-type="float" office:value="1600" calcext:value-type="float">
            <text:p>1600</text:p>
          </table:table-cell>
          <table:table-cell office:value-type="float" office:value="372" calcext:value-type="float">
            <text:p>372</text:p>
          </table:table-cell>
          <table:table-cell office:value-type="float" office:value="0.811675131320953" calcext:value-type="float">
            <text:p>0,81167513</text:p>
          </table:table-cell>
          <table:table-cell office:value-type="float" office:value="0.81199187040329" calcext:value-type="float">
            <text:p>0,81199187</text:p>
          </table:table-cell>
          <table:table-cell office:value-type="float" office:value="0.811167538166046" calcext:value-type="float">
            <text:p>0,81116754</text:p>
          </table:table-cell>
          <table:table-cell office:value-type="float" office:value="0.834756731987" calcext:value-type="float">
            <text:p>0,83475673</text:p>
          </table:table-cell>
          <table:table-cell office:value-type="float" office:value="0.811167512690355" calcext:value-type="float">
            <text:p>0,81116751</text:p>
          </table:table-cell>
          <table:table-cell office:value-type="float" office:value="0.812182741116751" calcext:value-type="float">
            <text:p>0,81218274</text:p>
          </table:table-cell>
          <table:table-cell office:value-type="float" office:value="0.49906425452277" calcext:value-type="float">
            <text:p>0,49906425</text:p>
          </table:table-cell>
          <table:table-cell office:value-type="float" office:value="0.81157949496338" calcext:value-type="float">
            <text:p>0,81157949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200502035329-long-lived-bug-prediction-w-dnn-result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9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balancing</text:p>
          </table:table-cell>
          <table:table-cell office:value-type="string" calcext:value-type="string">
            <text:p>resampling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train_size</text:p>
          </table:table-cell>
          <table:table-cell office:value-type="string" calcext:value-type="string">
            <text:p>train_size_class_0</text:p>
          </table:table-cell>
          <table:table-cell office:value-type="string" calcext:value-type="string">
            <text:p>train_size_class_1</text:p>
          </table:table-cell>
          <table:table-cell office:value-type="string" calcext:value-type="string">
            <text:p>val_size</text:p>
          </table:table-cell>
          <table:table-cell office:value-type="string" calcext:value-type="string">
            <text:p>val_size_class_0</text:p>
          </table:table-cell>
          <table:table-cell office:value-type="string" calcext:value-type="string">
            <text:p>val_size_class_1</text:p>
          </table:table-cell>
          <table:table-cell office:value-type="string" calcext:value-type="string">
            <text:p>test_size</text:p>
          </table:table-cell>
          <table:table-cell office:value-type="string" calcext:value-type="string">
            <text:p>test_size_class_0</text:p>
          </table:table-cell>
          <table:table-cell office:value-type="string" calcext:value-type="string">
            <text:p>test_size_class_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balanced_acc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712368726730347" calcext:value-type="float">
            <text:p>0,712368726730347</text:p>
          </table:table-cell>
          <table:table-cell office:value-type="float" office:value="1151" calcext:value-type="float">
            <text:p>1151</text:p>
          </table:table-cell>
          <table:table-cell office:value-type="float" office:value="855" calcext:value-type="float">
            <text:p>855</text:p>
          </table:table-cell>
          <table:table-cell office:value-type="float" office:value="1145" calcext:value-type="float">
            <text:p>1145</text:p>
          </table:table-cell>
          <table:table-cell office:value-type="float" office:value="849" calcext:value-type="float">
            <text:p>849</text:p>
          </table:table-cell>
          <table:table-cell office:value-type="float" office:value="0.574000000953674" calcext:value-type="float">
            <text:p>0,574000000953674</text:p>
          </table:table-cell>
          <table:table-cell office:value-type="float" office:value="0.573778688907623" calcext:value-type="float">
            <text:p>0,573778688907623</text:p>
          </table:table-cell>
          <table:table-cell office:value-type="float" office:value="0.575500011444092" calcext:value-type="float">
            <text:p>0,575500011444092</text:p>
          </table:table-cell>
          <table:table-cell office:value-type="float" office:value="0.597187936306" calcext:value-type="float">
            <text:p>0,597187936306</text:p>
          </table:table-cell>
          <table:table-cell office:value-type="float" office:value="0.5755" calcext:value-type="float">
            <text:p>0,5755</text:p>
          </table:table-cell>
          <table:table-cell office:value-type="float" office:value="0.5725" calcext:value-type="float">
            <text:p>0,5725</text:p>
          </table:table-cell>
          <table:table-cell office:value-type="float" office:value="0.571134607287482" calcext:value-type="float">
            <text:p>0,571134607287482</text:p>
          </table:table-cell>
          <table:table-cell office:value-type="float" office:value="0.57463806112766" calcext:value-type="float">
            <text:p>0,574638061127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350350856781" calcext:value-type="float">
            <text:p>0,68350350856781</text:p>
          </table:table-cell>
          <table:table-cell office:value-type="float" office:value="1140" calcext:value-type="float">
            <text:p>1140</text:p>
          </table:table-cell>
          <table:table-cell office:value-type="float" office:value="853" calcext:value-type="float">
            <text:p>853</text:p>
          </table:table-cell>
          <table:table-cell office:value-type="float" office:value="1147" calcext:value-type="float">
            <text:p>1147</text:p>
          </table:table-cell>
          <table:table-cell office:value-type="float" office:value="860" calcext:value-type="float">
            <text:p>860</text:p>
          </table:table-cell>
          <table:table-cell office:value-type="float" office:value="0.571749985218048" calcext:value-type="float">
            <text:p>0,571749985218048</text:p>
          </table:table-cell>
          <table:table-cell office:value-type="float" office:value="0.572001993656158" calcext:value-type="float">
            <text:p>0,572001993656158</text:p>
          </table:table-cell>
          <table:table-cell office:value-type="float" office:value="0.569999992847443" calcext:value-type="float">
            <text:p>0,569999992847443</text:p>
          </table:table-cell>
          <table:table-cell office:value-type="float" office:value="0.586440682411194" calcext:value-type="float">
            <text:p>0,586440682411194</text:p>
          </table:table-cell>
          <table:table-cell office:value-type="float" office:value="0.57" calcext:value-type="float">
            <text:p>0,57</text:p>
          </table:table-cell>
          <table:table-cell office:value-type="float" office:value="0.5735" calcext:value-type="float">
            <text:p>0,5735</text:p>
          </table:table-cell>
          <table:table-cell office:value-type="float" office:value="0.571147108800165" calcext:value-type="float">
            <text:p>0,571147108800165</text:p>
          </table:table-cell>
          <table:table-cell office:value-type="float" office:value="0.570999238435572" calcext:value-type="float">
            <text:p>0,57099923843557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3776259422302" calcext:value-type="float">
            <text:p>0,683776259422302</text:p>
          </table:table-cell>
          <table:table-cell office:value-type="float" office:value="1125" calcext:value-type="float">
            <text:p>1125</text:p>
          </table:table-cell>
          <table:table-cell office:value-type="float" office:value="869" calcext:value-type="float">
            <text:p>869</text:p>
          </table:table-cell>
          <table:table-cell office:value-type="float" office:value="1131" calcext:value-type="float">
            <text:p>1131</text:p>
          </table:table-cell>
          <table:table-cell office:value-type="float" office:value="875" calcext:value-type="float">
            <text:p>875</text:p>
          </table:table-cell>
          <table:table-cell office:value-type="float" office:value="0.564000010490418" calcext:value-type="float">
            <text:p>0,564000010490418</text:p>
          </table:table-cell>
          <table:table-cell office:value-type="float" office:value="0.564192593097687" calcext:value-type="float">
            <text:p>0,564192593097687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88241994380951" calcext:value-type="float">
            <text:p>0,588241994380951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655" calcext:value-type="float">
            <text:p>0,5655</text:p>
          </table:table-cell>
          <table:table-cell office:value-type="float" office:value="0.564189266901295" calcext:value-type="float">
            <text:p>0,564189266901295</text:p>
          </table:table-cell>
          <table:table-cell office:value-type="float" office:value="0.563345025185469" calcext:value-type="float">
            <text:p>0,56334502518546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797186493873596" calcext:value-type="float">
            <text:p>0,797186493873596</text:p>
          </table:table-cell>
          <table:table-cell office:value-type="float" office:value="1136" calcext:value-type="float">
            <text:p>1136</text:p>
          </table:table-cell>
          <table:table-cell office:value-type="float" office:value="866" calcext:value-type="float">
            <text:p>866</text:p>
          </table:table-cell>
          <table:table-cell office:value-type="float" office:value="1134" calcext:value-type="float">
            <text:p>1134</text:p>
          </table:table-cell>
          <table:table-cell office:value-type="float" office:value="864" calcext:value-type="float">
            <text:p>864</text:p>
          </table:table-cell>
          <table:table-cell office:value-type="float" office:value="0.567499995231628" calcext:value-type="float">
            <text:p>0,567499995231628</text:p>
          </table:table-cell>
          <table:table-cell office:value-type="float" office:value="0.567432582378387" calcext:value-type="float">
            <text:p>0,567432582378387</text:p>
          </table:table-cell>
          <table:table-cell office:value-type="float" office:value="0.568000018596649" calcext:value-type="float">
            <text:p>0,568000018596649</text:p>
          </table:table-cell>
          <table:table-cell office:value-type="float" office:value="0.58838152885437" calcext:value-type="float">
            <text:p>0,58838152885437</text:p>
          </table:table-cell>
          <table:table-cell office:value-type="float" office:value="0.568" calcext:value-type="float">
            <text:p>0,568</text:p>
          </table:table-cell>
          <table:table-cell office:value-type="float" office:value="0.567" calcext:value-type="float">
            <text:p>0,567</text:p>
          </table:table-cell>
          <table:table-cell office:value-type="float" office:value="0.565968982246852" calcext:value-type="float">
            <text:p>0,565968982246852</text:p>
          </table:table-cell>
          <table:table-cell office:value-type="float" office:value="0.56771615869845" calcext:value-type="float">
            <text:p>0,5677161586984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3658599853516" calcext:value-type="float">
            <text:p>0,683658599853516</text:p>
          </table:table-cell>
          <table:table-cell office:value-type="float" office:value="1135" calcext:value-type="float">
            <text:p>1135</text:p>
          </table:table-cell>
          <table:table-cell office:value-type="float" office:value="857" calcext:value-type="float">
            <text:p>857</text:p>
          </table:table-cell>
          <table:table-cell office:value-type="float" office:value="1143" calcext:value-type="float">
            <text:p>1143</text:p>
          </table:table-cell>
          <table:table-cell office:value-type="float" office:value="865" calcext:value-type="float">
            <text:p>865</text:p>
          </table:table-cell>
          <table:table-cell office:value-type="float" office:value="0.569500029087067" calcext:value-type="float">
            <text:p>0,569500029087067</text:p>
          </table:table-cell>
          <table:table-cell office:value-type="float" office:value="0.569779098033905" calcext:value-type="float">
            <text:p>0,569779098033905</text:p>
          </table:table-cell>
          <table:table-cell office:value-type="float" office:value="0.567499995231628" calcext:value-type="float">
            <text:p>0,567499995231628</text:p>
          </table:table-cell>
          <table:table-cell office:value-type="float" office:value="0.586710333824158" calcext:value-type="float">
            <text:p>0,586710333824158</text:p>
          </table:table-cell>
          <table:table-cell office:value-type="float" office:value="0.5675" calcext:value-type="float">
            <text:p>0,5675</text:p>
          </table:table-cell>
          <table:table-cell office:value-type="float" office:value="0.5715" calcext:value-type="float">
            <text:p>0,5715</text:p>
          </table:table-cell>
          <table:table-cell office:value-type="float" office:value="0.571410640687523" calcext:value-type="float">
            <text:p>0,571410640687523</text:p>
          </table:table-cell>
          <table:table-cell office:value-type="float" office:value="0.568637262976268" calcext:value-type="float">
            <text:p>0,56863726297626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94513416290283" calcext:value-type="float">
            <text:p>0,594513416290283</text:p>
          </table:table-cell>
          <table:table-cell office:value-type="float" office:value="1469" calcext:value-type="float">
            <text:p>1469</text:p>
          </table:table-cell>
          <table:table-cell office:value-type="float" office:value="532" calcext:value-type="float">
            <text:p>532</text:p>
          </table:table-cell>
          <table:table-cell office:value-type="float" office:value="1468" calcext:value-type="float">
            <text:p>1468</text:p>
          </table:table-cell>
          <table:table-cell office:value-type="float" office:value="531" calcext:value-type="float">
            <text:p>531</text:p>
          </table:table-cell>
          <table:table-cell office:value-type="float" office:value="0.734250009059906" calcext:value-type="float">
            <text:p>0,734250009059906</text:p>
          </table:table-cell>
          <table:table-cell office:value-type="float" office:value="0.734132945537567" calcext:value-type="float">
            <text:p>0,734132945537567</text:p>
          </table:table-cell>
          <table:table-cell office:value-type="float" office:value="0.734499990940094" calcext:value-type="float">
            <text:p>0,734499990940094</text:p>
          </table:table-cell>
          <table:table-cell office:value-type="float" office:value="0.76445734500885" calcext:value-type="float">
            <text:p>0,76445734500885</text:p>
          </table:table-cell>
          <table:table-cell office:value-type="float" office:value="0.7345" calcext:value-type="float">
            <text:p>0,7345</text:p>
          </table:table-cell>
          <table:table-cell office:value-type="float" office:value="0.734" calcext:value-type="float">
            <text:p>0,734</text:p>
          </table:table-cell>
          <table:table-cell office:value-type="float" office:value="0.500040778229862" calcext:value-type="float">
            <text:p>0,500040778229862</text:p>
          </table:table-cell>
          <table:table-cell office:value-type="float" office:value="0.734316422372255" calcext:value-type="float">
            <text:p>0,73431642237225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86608648300171" calcext:value-type="float">
            <text:p>0,586608648300171</text:p>
          </table:table-cell>
          <table:table-cell office:value-type="float" office:value="1470" calcext:value-type="float">
            <text:p>1470</text:p>
          </table:table-cell>
          <table:table-cell office:value-type="float" office:value="531" calcext:value-type="float">
            <text:p>531</text:p>
          </table:table-cell>
          <table:table-cell office:value-type="float" office:value="1469" calcext:value-type="float">
            <text:p>1469</text:p>
          </table:table-cell>
          <table:table-cell office:value-type="float" office:value="530" calcext:value-type="float">
            <text:p>530</text:p>
          </table:table-cell>
          <table:table-cell office:value-type="float" office:value="0.734749972820282" calcext:value-type="float">
            <text:p>0,734749972820282</text:p>
          </table:table-cell>
          <table:table-cell office:value-type="float" office:value="0.734632670879364" calcext:value-type="float">
            <text:p>0,734632670879364</text:p>
          </table:table-cell>
          <table:table-cell office:value-type="float" office:value="0.735000014305115" calcext:value-type="float">
            <text:p>0,735000014305115</text:p>
          </table:table-cell>
          <table:table-cell office:value-type="float" office:value="0.764404654502869" calcext:value-type="float">
            <text:p>0,764404654502869</text:p>
          </table:table-cell>
          <table:table-cell office:value-type="float" office:value="0.735" calcext:value-type="float">
            <text:p>0,735</text:p>
          </table:table-cell>
          <table:table-cell office:value-type="float" office:value="0.7345" calcext:value-type="float">
            <text:p>0,7345</text:p>
          </table:table-cell>
          <table:table-cell office:value-type="float" office:value="0.500996801174413" calcext:value-type="float">
            <text:p>0,500996801174413</text:p>
          </table:table-cell>
          <table:table-cell office:value-type="float" office:value="0.734816296682403" calcext:value-type="float">
            <text:p>0,7348162966824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92415332794189" calcext:value-type="float">
            <text:p>0,592415332794189</text:p>
          </table:table-cell>
          <table:table-cell office:value-type="float" office:value="1472" calcext:value-type="float">
            <text:p>1472</text:p>
          </table:table-cell>
          <table:table-cell office:value-type="float" office:value="527" calcext:value-type="float">
            <text:p>527</text:p>
          </table:table-cell>
          <table:table-cell office:value-type="float" office:value="1473" calcext:value-type="float">
            <text:p>1473</text:p>
          </table:table-cell>
          <table:table-cell office:value-type="float" office:value="528" calcext:value-type="float">
            <text:p>528</text:p>
          </table:table-cell>
          <table:table-cell office:value-type="float" office:value="0.736249983310699" calcext:value-type="float">
            <text:p>0,736249983310699</text:p>
          </table:table-cell>
          <table:table-cell office:value-type="float" office:value="0.736368179321289" calcext:value-type="float">
            <text:p>0,736368179321289</text:p>
          </table:table-cell>
          <table:table-cell office:value-type="float" office:value="0.736000001430512" calcext:value-type="float">
            <text:p>0,736000001430512</text:p>
          </table:table-cell>
          <table:table-cell office:value-type="float" office:value="0.764554977416992" calcext:value-type="float">
            <text:p>0,764554977416992</text:p>
          </table:table-cell>
          <table:table-cell office:value-type="float" office:value="0.736" calcext:value-type="float">
            <text:p>0,736</text:p>
          </table:table-cell>
          <table:table-cell office:value-type="float" office:value="0.7365" calcext:value-type="float">
            <text:p>0,7365</text:p>
          </table:table-cell>
          <table:table-cell office:value-type="float" office:value="0.499263402768518" calcext:value-type="float">
            <text:p>0,499263402768518</text:p>
          </table:table-cell>
          <table:table-cell office:value-type="float" office:value="0.736184044342931" calcext:value-type="float">
            <text:p>0,7361840443429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94813346862793" calcext:value-type="float">
            <text:p>0,594813346862793</text:p>
          </table:table-cell>
          <table:table-cell office:value-type="float" office:value="1468" calcext:value-type="float">
            <text:p>1468</text:p>
          </table:table-cell>
          <table:table-cell office:value-type="float" office:value="538" calcext:value-type="float">
            <text:p>538</text:p>
          </table:table-cell>
          <table:table-cell office:value-type="float" office:value="1462" calcext:value-type="float">
            <text:p>1462</text:p>
          </table:table-cell>
          <table:table-cell office:value-type="float" office:value="532" calcext:value-type="float">
            <text:p>532</text:p>
          </table:table-cell>
          <table:table-cell office:value-type="float" office:value="0.732500016689301" calcext:value-type="float">
            <text:p>0,732500016689301</text:p>
          </table:table-cell>
          <table:table-cell office:value-type="float" office:value="0.731804609298706" calcext:value-type="float">
            <text:p>0,731804609298706</text:p>
          </table:table-cell>
          <table:table-cell office:value-type="float" office:value="0.734000027179718" calcext:value-type="float">
            <text:p>0,734000027179718</text:p>
          </table:table-cell>
          <table:table-cell office:value-type="float" office:value="0.763705432415008" calcext:value-type="float">
            <text:p>0,763705432415008</text:p>
          </table:table-cell>
          <table:table-cell office:value-type="float" office:value="0.734" calcext:value-type="float">
            <text:p>0,734</text:p>
          </table:table-cell>
          <table:table-cell office:value-type="float" office:value="0.731" calcext:value-type="float">
            <text:p>0,731</text:p>
          </table:table-cell>
          <table:table-cell office:value-type="float" office:value="0.506156218162235" calcext:value-type="float">
            <text:p>0,506156218162235</text:p>
          </table:table-cell>
          <table:table-cell office:value-type="float" office:value="0.732900674138916" calcext:value-type="float">
            <text:p>0,7329006741389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605135202407837" calcext:value-type="float">
            <text:p>0,605135202407837</text:p>
          </table:table-cell>
          <table:table-cell office:value-type="float" office:value="1456" calcext:value-type="float">
            <text:p>1456</text:p>
          </table:table-cell>
          <table:table-cell office:value-type="float" office:value="537" calcext:value-type="float">
            <text:p>537</text:p>
          </table:table-cell>
          <table:table-cell office:value-type="float" office:value="1463" calcext:value-type="float">
            <text:p>1463</text:p>
          </table:table-cell>
          <table:table-cell office:value-type="float" office:value="544" calcext:value-type="float">
            <text:p>544</text:p>
          </table:table-cell>
          <table:table-cell office:value-type="float" office:value="0.729749977588654" calcext:value-type="float">
            <text:p>0,729749977588654</text:p>
          </table:table-cell>
          <table:table-cell office:value-type="float" office:value="0.730556964874268" calcext:value-type="float">
            <text:p>0,730556964874268</text:p>
          </table:table-cell>
          <table:table-cell office:value-type="float" office:value="0.727999985218048" calcext:value-type="float">
            <text:p>0,727999985218048</text:p>
          </table:table-cell>
          <table:table-cell office:value-type="float" office:value="0.764180660247803" calcext:value-type="float">
            <text:p>0,764180660247803</text:p>
          </table:table-cell>
          <table:table-cell office:value-type="float" office:value="0.728" calcext:value-type="float">
            <text:p>0,728</text:p>
          </table:table-cell>
          <table:table-cell office:value-type="float" office:value="0.7315" calcext:value-type="float">
            <text:p>0,7315</text:p>
          </table:table-cell>
          <table:table-cell office:value-type="float" office:value="0.510977111114851" calcext:value-type="float">
            <text:p>0,510977111114851</text:p>
          </table:table-cell>
          <table:table-cell office:value-type="float" office:value="0.729276233740132" calcext:value-type="float">
            <text:p>0,7292762337401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18070697784424" calcext:value-type="float">
            <text:p>0,518070697784424</text:p>
          </table:table-cell>
          <table:table-cell office:value-type="float" office:value="1588" calcext:value-type="float">
            <text:p>1588</text:p>
          </table:table-cell>
          <table:table-cell office:value-type="float" office:value="414" calcext:value-type="float">
            <text:p>414</text:p>
          </table:table-cell>
          <table:table-cell office:value-type="float" office:value="1586" calcext:value-type="float">
            <text:p>1586</text:p>
          </table:table-cell>
          <table:table-cell office:value-type="float" office:value="412" calcext:value-type="float">
            <text:p>412</text:p>
          </table:table-cell>
          <table:table-cell office:value-type="float" office:value="0.793500006198883" calcext:value-type="float">
            <text:p>0,793500006198883</text:p>
          </table:table-cell>
          <table:table-cell office:value-type="float" office:value="0.793206810951233" calcext:value-type="float">
            <text:p>0,793206810951233</text:p>
          </table:table-cell>
          <table:table-cell office:value-type="float" office:value="0.794000029563904" calcext:value-type="float">
            <text:p>0,794000029563904</text:p>
          </table:table-cell>
          <table:table-cell office:value-type="float" office:value="0.827792525291443" calcext:value-type="float">
            <text:p>0,827792525291443</text:p>
          </table:table-cell>
          <table:table-cell office:value-type="float" office:value="0.794" calcext:value-type="float">
            <text:p>0,794</text:p>
          </table:table-cell>
          <table:table-cell office:value-type="float" office:value="0.793" calcext:value-type="float">
            <text:p>0,793</text:p>
          </table:table-cell>
          <table:table-cell office:value-type="float" office:value="0.501330157088959" calcext:value-type="float">
            <text:p>0,501330157088959</text:p>
          </table:table-cell>
          <table:table-cell office:value-type="float" office:value="0.79360322204907" calcext:value-type="float">
            <text:p>0,7936032220490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12656331062317" calcext:value-type="float">
            <text:p>0,512656331062317</text:p>
          </table:table-cell>
          <table:table-cell office:value-type="float" office:value="1598" calcext:value-type="float">
            <text:p>1598</text:p>
          </table:table-cell>
          <table:table-cell office:value-type="float" office:value="403" calcext:value-type="float">
            <text:p>403</text:p>
          </table:table-cell>
          <table:table-cell office:value-type="float" office:value="1597" calcext:value-type="float">
            <text:p>1597</text:p>
          </table:table-cell>
          <table:table-cell office:value-type="float" office:value="402" calcext:value-type="float">
            <text:p>402</text:p>
          </table:table-cell>
          <table:table-cell office:value-type="float" office:value="0.798749983310699" calcext:value-type="float">
            <text:p>0,798749983310699</text:p>
          </table:table-cell>
          <table:table-cell office:value-type="float" office:value="0.798600673675537" calcext:value-type="float">
            <text:p>0,798600673675537</text:p>
          </table:table-cell>
          <table:table-cell office:value-type="float" office:value="0.799000024795532" calcext:value-type="float">
            <text:p>0,799000024795532</text:p>
          </table:table-cell>
          <table:table-cell office:value-type="float" office:value="0.826707243919373" calcext:value-type="float">
            <text:p>0,826707243919373</text:p>
          </table:table-cell>
          <table:table-cell office:value-type="float" office:value="0.799" calcext:value-type="float">
            <text:p>0,799</text:p>
          </table:table-cell>
          <table:table-cell office:value-type="float" office:value="0.7985" calcext:value-type="float">
            <text:p>0,7985</text:p>
          </table:table-cell>
          <table:table-cell office:value-type="float" office:value="0.501918631784548" calcext:value-type="float">
            <text:p>0,501918631784548</text:p>
          </table:table-cell>
          <table:table-cell office:value-type="float" office:value="0.798800299322776" calcext:value-type="float">
            <text:p>0,79880029932277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15029191970825" calcext:value-type="float">
            <text:p>0,515029191970825</text:p>
          </table:table-cell>
          <table:table-cell office:value-type="float" office:value="1601" calcext:value-type="float">
            <text:p>1601</text:p>
          </table:table-cell>
          <table:table-cell office:value-type="float" office:value="396" calcext:value-type="float">
            <text:p>396</text:p>
          </table:table-cell>
          <table:table-cell office:value-type="float" office:value="1604" calcext:value-type="float">
            <text:p>1604</text:p>
          </table:table-cell>
          <table:table-cell office:value-type="float" office:value="399" calcext:value-type="float">
            <text:p>399</text:p>
          </table:table-cell>
          <table:table-cell office:value-type="float" office:value="0.801249980926514" calcext:value-type="float">
            <text:p>0,801249980926514</text:p>
          </table:table-cell>
          <table:table-cell office:value-type="float" office:value="0.801702558994293" calcext:value-type="float">
            <text:p>0,801702558994293</text:p>
          </table:table-cell>
          <table:table-cell office:value-type="float" office:value="0.800499975681305" calcext:value-type="float">
            <text:p>0,800499975681305</text:p>
          </table:table-cell>
          <table:table-cell office:value-type="float" office:value="0.826338171958923" calcext:value-type="float">
            <text:p>0,826338171958923</text:p>
          </table:table-cell>
          <table:table-cell office:value-type="float" office:value="0.8005" calcext:value-type="float">
            <text:p>0,8005</text:p>
          </table:table-cell>
          <table:table-cell office:value-type="float" office:value="0.802" calcext:value-type="float">
            <text:p>0,802</text:p>
          </table:table-cell>
          <table:table-cell office:value-type="float" office:value="0.502530676895179" calcext:value-type="float">
            <text:p>0,502530676895179</text:p>
          </table:table-cell>
          <table:table-cell office:value-type="float" office:value="0.801100816019506" calcext:value-type="float">
            <text:p>0,80110081601950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47624468803406" calcext:value-type="float">
            <text:p>0,547624468803406</text:p>
          </table:table-cell>
          <table:table-cell office:value-type="float" office:value="1580" calcext:value-type="float">
            <text:p>1580</text:p>
          </table:table-cell>
          <table:table-cell office:value-type="float" office:value="420" calcext:value-type="float">
            <text:p>420</text:p>
          </table:table-cell>
          <table:table-cell office:value-type="float" office:value="1580" calcext:value-type="float">
            <text:p>1580</text:p>
          </table:table-cell>
          <table:table-cell office:value-type="float" office:value="420" calcext:value-type="float">
            <text:p>420</text:p>
          </table:table-cell>
          <table:table-cell table:number-columns-repeated="3" office:value-type="float" office:value="0.790000021457672" calcext:value-type="float">
            <text:p>0,790000021457672</text:p>
          </table:table-cell>
          <table:table-cell office:value-type="float" office:value="0.828665852546692" calcext:value-type="float">
            <text:p>0,828665852546692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501353727504003" calcext:value-type="float">
            <text:p>0,501353727504003</text:p>
          </table:table-cell>
          <table:table-cell office:value-type="float" office:value="0.790000021457672" calcext:value-type="float">
            <text:p>0,79000002145767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38096845149994" calcext:value-type="float">
            <text:p>0,538096845149994</text:p>
          </table:table-cell>
          <table:table-cell office:value-type="float" office:value="1586" calcext:value-type="float">
            <text:p>1586</text:p>
          </table:table-cell>
          <table:table-cell office:value-type="float" office:value="415" calcext:value-type="float">
            <text:p>415</text:p>
          </table:table-cell>
          <table:table-cell office:value-type="float" office:value="1585" calcext:value-type="float">
            <text:p>1585</text:p>
          </table:table-cell>
          <table:table-cell office:value-type="float" office:value="414" calcext:value-type="float">
            <text:p>414</text:p>
          </table:table-cell>
          <table:table-cell office:value-type="float" office:value="0.792750000953674" calcext:value-type="float">
            <text:p>0,792750000953674</text:p>
          </table:table-cell>
          <table:table-cell office:value-type="float" office:value="0.792603671550751" calcext:value-type="float">
            <text:p>0,792603671550751</text:p>
          </table:table-cell>
          <table:table-cell office:value-type="float" office:value="0.792999982833862" calcext:value-type="float">
            <text:p>0,792999982833862</text:p>
          </table:table-cell>
          <table:table-cell office:value-type="float" office:value="0.828030586242676" calcext:value-type="float">
            <text:p>0,828030586242676</text:p>
          </table:table-cell>
          <table:table-cell office:value-type="float" office:value="0.793" calcext:value-type="float">
            <text:p>0,793</text:p>
          </table:table-cell>
          <table:table-cell office:value-type="float" office:value="0.7925" calcext:value-type="float">
            <text:p>0,7925</text:p>
          </table:table-cell>
          <table:table-cell office:value-type="float" office:value="0.505120279827967" calcext:value-type="float">
            <text:p>0,505120279827967</text:p>
          </table:table-cell>
          <table:table-cell office:value-type="float" office:value="0.792801777664597" calcext:value-type="float">
            <text:p>0,79280177766459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332734763622284" calcext:value-type="float">
            <text:p>0,332734763622284</text:p>
          </table:table-cell>
          <table:table-cell office:value-type="float" office:value="1825" calcext:value-type="float">
            <text:p>1825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5" calcext:value-type="float">
            <text:p>175</text:p>
          </table:table-cell>
          <table:table-cell office:value-type="float" office:value="0.912999987602234" calcext:value-type="float">
            <text:p>0,912999987602234</text:p>
          </table:table-cell>
          <table:table-cell office:value-type="float" office:value="0.913413405418396" calcext:value-type="float">
            <text:p>0,913413405418396</text:p>
          </table:table-cell>
          <table:table-cell office:value-type="float" office:value="0.912500023841858" calcext:value-type="float">
            <text:p>0,912500023841858</text:p>
          </table:table-cell>
          <table:table-cell office:value-type="float" office:value="0.921734511852264" calcext:value-type="float">
            <text:p>0,921734511852264</text:p>
          </table:table-cell>
          <table:table-cell office:value-type="float" office:value="0.9125" calcext:value-type="float">
            <text:p>0,9125</text:p>
          </table:table-cell>
          <table:table-cell office:value-type="float" office:value="0.9135" calcext:value-type="float">
            <text:p>0,9135</text:p>
          </table:table-cell>
          <table:table-cell office:value-type="float" office:value="0.499726327312534" calcext:value-type="float">
            <text:p>0,499726327312534</text:p>
          </table:table-cell>
          <table:table-cell office:value-type="float" office:value="0.912956486178468" calcext:value-type="float">
            <text:p>0,91295648617846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310822010040283" calcext:value-type="float">
            <text:p>0,31082201004028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0967254</text:p>
          </table:table-cell>
          <table:table-cell office:value-type="float" office:value="0.92149806022644" calcext:value-type="float">
            <text:p>0,92149806022644</text:p>
          </table:table-cell>
          <table:table-cell table:number-columns-repeated="2" office:value-type="float" office:value="0.9135" calcext:value-type="float">
            <text:p>0,9135</text:p>
          </table:table-cell>
          <table:table-cell office:value-type="float" office:value="0.5" calcext:value-type="float">
            <text:p>0,5</text:p>
          </table:table-cell>
          <table:table-cell office:value-type="float" office:value="0.913500010967254" calcext:value-type="float">
            <text:p>0,91350001096725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34413081407547" calcext:value-type="float">
            <text:p>0,34413081407547</text:p>
          </table:table-cell>
          <table:table-cell office:value-type="float" office:value="1823" calcext:value-type="float">
            <text:p>1823</text:p>
          </table:table-cell>
          <table:table-cell office:value-type="float" office:value="183" calcext:value-type="float">
            <text:p>183</text:p>
          </table:table-cell>
          <table:table-cell office:value-type="float" office:value="1817" calcext:value-type="float">
            <text:p>1817</text:p>
          </table:table-cell>
          <table:table-cell office:value-type="float" office:value="177" calcext:value-type="float">
            <text:p>177</text:p>
          </table:table-cell>
          <table:table-cell office:value-type="float" office:value="0.910000026226044" calcext:value-type="float">
            <text:p>0,910000026226044</text:p>
          </table:table-cell>
          <table:table-cell office:value-type="float" office:value="0.90877366065979" calcext:value-type="float">
            <text:p>0,90877366065979</text:p>
          </table:table-cell>
          <table:table-cell office:value-type="float" office:value="0.911499977111816" calcext:value-type="float">
            <text:p>0,911499977111816</text:p>
          </table:table-cell>
          <table:table-cell office:value-type="float" office:value="0.923298537731171" calcext:value-type="float">
            <text:p>0,923298537731171</text:p>
          </table:table-cell>
          <table:table-cell office:value-type="float" office:value="0.9115" calcext:value-type="float">
            <text:p>0,9115</text:p>
          </table:table-cell>
          <table:table-cell office:value-type="float" office:value="0.9085" calcext:value-type="float">
            <text:p>0,9085</text:p>
          </table:table-cell>
          <table:table-cell office:value-type="float" office:value="0.500974464598144" calcext:value-type="float">
            <text:p>0,500974464598144</text:p>
          </table:table-cell>
          <table:table-cell office:value-type="float" office:value="0.910134777214364" calcext:value-type="float">
            <text:p>0,91013477721436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295844167470932" calcext:value-type="float">
            <text:p>0,295844167470932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0967254</text:p>
          </table:table-cell>
          <table:table-cell office:value-type="float" office:value="0.921664535999298" calcext:value-type="float">
            <text:p>0,921664535999298</text:p>
          </table:table-cell>
          <table:table-cell table:number-columns-repeated="2" office:value-type="float" office:value="0.9135" calcext:value-type="float">
            <text:p>0,9135</text:p>
          </table:table-cell>
          <table:table-cell office:value-type="float" office:value="0.5" calcext:value-type="float">
            <text:p>0,5</text:p>
          </table:table-cell>
          <table:table-cell office:value-type="float" office:value="0.913500010967254" calcext:value-type="float">
            <text:p>0,91350001096725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324426829814911" calcext:value-type="float">
            <text:p>0,324426829814911</text:p>
          </table:table-cell>
          <table:table-cell office:value-type="float" office:value="1826" calcext:value-type="float">
            <text:p>1826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4" calcext:value-type="float">
            <text:p>174</text:p>
          </table:table-cell>
          <table:table-cell office:value-type="float" office:value="0.913250029087067" calcext:value-type="float">
            <text:p>0,913250029087067</text:p>
          </table:table-cell>
          <table:table-cell office:value-type="float" office:value="0.913456737995148" calcext:value-type="float">
            <text:p>0,913456737995148</text:p>
          </table:table-cell>
          <table:table-cell office:value-type="float" office:value="0.912999987602234" calcext:value-type="float">
            <text:p>0,912999987602234</text:p>
          </table:table-cell>
          <table:table-cell office:value-type="float" office:value="0.92219603061676" calcext:value-type="float">
            <text:p>0,92219603061676</text:p>
          </table:table-cell>
          <table:table-cell office:value-type="float" office:value="0.913" calcext:value-type="float">
            <text:p>0,913</text:p>
          </table:table-cell>
          <table:table-cell office:value-type="float" office:value="0.9135" calcext:value-type="float">
            <text:p>0,9135</text:p>
          </table:table-cell>
          <table:table-cell office:value-type="float" office:value="0.5" calcext:value-type="float">
            <text:p>0,5</text:p>
          </table:table-cell>
          <table:table-cell office:value-type="float" office:value="0.91322830568786" calcext:value-type="float">
            <text:p>0,91322830568786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200502174526-long-lived-bug-prediction-w-dnn-result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9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5" table:number-columns-repeated="4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balancing</text:p>
          </table:table-cell>
          <table:table-cell office:value-type="string" calcext:value-type="string">
            <text:p>resampling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train_size</text:p>
          </table:table-cell>
          <table:table-cell office:value-type="string" calcext:value-type="string">
            <text:p>train_size_class_0</text:p>
          </table:table-cell>
          <table:table-cell office:value-type="string" calcext:value-type="string">
            <text:p>train_size_class_1</text:p>
          </table:table-cell>
          <table:table-cell office:value-type="string" calcext:value-type="string">
            <text:p>val_size</text:p>
          </table:table-cell>
          <table:table-cell office:value-type="string" calcext:value-type="string">
            <text:p>val_size_class_0</text:p>
          </table:table-cell>
          <table:table-cell office:value-type="string" calcext:value-type="string">
            <text:p>val_size_class_1</text:p>
          </table:table-cell>
          <table:table-cell office:value-type="string" calcext:value-type="string">
            <text:p>test_size</text:p>
          </table:table-cell>
          <table:table-cell office:value-type="string" calcext:value-type="string">
            <text:p>test_size_class_0</text:p>
          </table:table-cell>
          <table:table-cell office:value-type="string" calcext:value-type="string">
            <text:p>test_size_class_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balanced_acc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6269879341126" calcext:value-type="float">
            <text:p>0,686269879341126</text:p>
          </table:table-cell>
          <table:table-cell office:value-type="float" office:value="1111" calcext:value-type="float">
            <text:p>1111</text:p>
          </table:table-cell>
          <table:table-cell office:value-type="float" office:value="887" calcext:value-type="float">
            <text:p>887</text:p>
          </table:table-cell>
          <table:table-cell office:value-type="float" office:value="1113" calcext:value-type="float">
            <text:p>1113</text:p>
          </table:table-cell>
          <table:table-cell office:value-type="float" office:value="889" calcext:value-type="float">
            <text:p>889</text:p>
          </table:table-cell>
          <table:table-cell office:value-type="float" office:value="0.555999994277954" calcext:value-type="float">
            <text:p>0,555999994277954</text:p>
          </table:table-cell>
          <table:table-cell office:value-type="float" office:value="0.556056082248688" calcext:value-type="float">
            <text:p>0,556056082248688</text:p>
          </table:table-cell>
          <table:table-cell office:value-type="float" office:value="0.555499970912933" calcext:value-type="float">
            <text:p>0,555499970912933</text:p>
          </table:table-cell>
          <table:table-cell office:value-type="float" office:value="0.593371748924255" calcext:value-type="float">
            <text:p>0,593371748924255</text:p>
          </table:table-cell>
          <table:table-cell office:value-type="float" office:value="0.5555" calcext:value-type="float">
            <text:p>0,5555</text:p>
          </table:table-cell>
          <table:table-cell office:value-type="float" office:value="0.5565" calcext:value-type="float">
            <text:p>0,5565</text:p>
          </table:table-cell>
          <table:table-cell office:value-type="float" office:value="0.55730893438106" calcext:value-type="float">
            <text:p>0,55730893438106</text:p>
          </table:table-cell>
          <table:table-cell office:value-type="float" office:value="0.555777887469599" calcext:value-type="float">
            <text:p>0,55577788746959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3533608913422" calcext:value-type="float">
            <text:p>0,683533608913422</text:p>
          </table:table-cell>
          <table:table-cell office:value-type="float" office:value="1151" calcext:value-type="float">
            <text:p>1151</text:p>
          </table:table-cell>
          <table:table-cell office:value-type="float" office:value="894" calcext:value-type="float">
            <text:p>894</text:p>
          </table:table-cell>
          <table:table-cell office:value-type="float" office:value="1106" calcext:value-type="float">
            <text:p>1106</text:p>
          </table:table-cell>
          <table:table-cell office:value-type="float" office:value="849" calcext:value-type="float">
            <text:p>849</text:p>
          </table:table-cell>
          <table:table-cell office:value-type="float" office:value="0.564249992370606" calcext:value-type="float">
            <text:p>0,564249992370606</text:p>
          </table:table-cell>
          <table:table-cell office:value-type="float" office:value="0.562836170196533" calcext:value-type="float">
            <text:p>0,562836170196533</text:p>
          </table:table-cell>
          <table:table-cell office:value-type="float" office:value="0.575500011444092" calcext:value-type="float">
            <text:p>0,575500011444092</text:p>
          </table:table-cell>
          <table:table-cell office:value-type="float" office:value="0.59129798412323" calcext:value-type="float">
            <text:p>0,59129798412323</text:p>
          </table:table-cell>
          <table:table-cell office:value-type="float" office:value="0.5755" calcext:value-type="float">
            <text:p>0,5755</text:p>
          </table:table-cell>
          <table:table-cell office:value-type="float" office:value="0.553" calcext:value-type="float">
            <text:p>0,553</text:p>
          </table:table-cell>
          <table:table-cell office:value-type="float" office:value="0.566640563508184" calcext:value-type="float">
            <text:p>0,566640563508184</text:p>
          </table:table-cell>
          <table:table-cell office:value-type="float" office:value="0.569097649030914" calcext:value-type="float">
            <text:p>0,5690976490309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741117835044861" calcext:value-type="float">
            <text:p>0,741117835044861</text:p>
          </table:table-cell>
          <table:table-cell office:value-type="float" office:value="1138" calcext:value-type="float">
            <text:p>1138</text:p>
          </table:table-cell>
          <table:table-cell office:value-type="float" office:value="832" calcext:value-type="float">
            <text:p>832</text:p>
          </table:table-cell>
          <table:table-cell office:value-type="float" office:value="1168" calcext:value-type="float">
            <text:p>1168</text:p>
          </table:table-cell>
          <table:table-cell office:value-type="float" office:value="862" calcext:value-type="float">
            <text:p>862</text:p>
          </table:table-cell>
          <table:table-cell office:value-type="float" office:value="0.576499998569489" calcext:value-type="float">
            <text:p>0,576499998569489</text:p>
          </table:table-cell>
          <table:table-cell office:value-type="float" office:value="0.577664971351624" calcext:value-type="float">
            <text:p>0,577664971351624</text:p>
          </table:table-cell>
          <table:table-cell office:value-type="float" office:value="0.569000005722046" calcext:value-type="float">
            <text:p>0,569000005722046</text:p>
          </table:table-cell>
          <table:table-cell office:value-type="float" office:value="0.600390613079071" calcext:value-type="float">
            <text:p>0,600390613079071</text:p>
          </table:table-cell>
          <table:table-cell office:value-type="float" office:value="0.569" calcext:value-type="float">
            <text:p>0,569</text:p>
          </table:table-cell>
          <table:table-cell office:value-type="float" office:value="0.584" calcext:value-type="float">
            <text:p>0,584</text:p>
          </table:table-cell>
          <table:table-cell office:value-type="float" office:value="0.576574265486124" calcext:value-type="float">
            <text:p>0,576574265486124</text:p>
          </table:table-cell>
          <table:table-cell office:value-type="float" office:value="0.573299749406024" calcext:value-type="float">
            <text:p>0,57329974940602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9426958560944" calcext:value-type="float">
            <text:p>0,689426958560944</text:p>
          </table:table-cell>
          <table:table-cell office:value-type="float" office:value="1077" calcext:value-type="float">
            <text:p>1077</text:p>
          </table:table-cell>
          <table:table-cell office:value-type="float" office:value="903" calcext:value-type="float">
            <text:p>903</text:p>
          </table:table-cell>
          <table:table-cell office:value-type="float" office:value="1097" calcext:value-type="float">
            <text:p>1097</text:p>
          </table:table-cell>
          <table:table-cell office:value-type="float" office:value="923" calcext:value-type="float">
            <text:p>923</text:p>
          </table:table-cell>
          <table:table-cell office:value-type="float" office:value="0.543500006198883" calcext:value-type="float">
            <text:p>0,543500006198883</text:p>
          </table:table-cell>
          <table:table-cell office:value-type="float" office:value="0.543939411640167" calcext:value-type="float">
            <text:p>0,543939411640167</text:p>
          </table:table-cell>
          <table:table-cell office:value-type="float" office:value="0.538500010967255" calcext:value-type="float">
            <text:p>0,538500010967255</text:p>
          </table:table-cell>
          <table:table-cell office:value-type="float" office:value="0.559911966323853" calcext:value-type="float">
            <text:p>0,559911966323853</text:p>
          </table:table-cell>
          <table:table-cell office:value-type="float" office:value="0.5385" calcext:value-type="float">
            <text:p>0,5385</text:p>
          </table:table-cell>
          <table:table-cell office:value-type="float" office:value="0.5485" calcext:value-type="float">
            <text:p>0,5485</text:p>
          </table:table-cell>
          <table:table-cell office:value-type="float" office:value="0.545903554330074" calcext:value-type="float">
            <text:p>0,545903554330074</text:p>
          </table:table-cell>
          <table:table-cell office:value-type="float" office:value="0.541206044451293" calcext:value-type="float">
            <text:p>0,54120604445129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9333915710449" calcext:value-type="float">
            <text:p>0,689333915710449</text:p>
          </table:table-cell>
          <table:table-cell office:value-type="float" office:value="1107" calcext:value-type="float">
            <text:p>1107</text:p>
          </table:table-cell>
          <table:table-cell office:value-type="float" office:value="884" calcext:value-type="float">
            <text:p>884</text:p>
          </table:table-cell>
          <table:table-cell office:value-type="float" office:value="1116" calcext:value-type="float">
            <text:p>1116</text:p>
          </table:table-cell>
          <table:table-cell office:value-type="float" office:value="893" calcext:value-type="float">
            <text:p>893</text:p>
          </table:table-cell>
          <table:table-cell office:value-type="float" office:value="0.555750012397766" calcext:value-type="float">
            <text:p>0,555750012397766</text:p>
          </table:table-cell>
          <table:table-cell office:value-type="float" office:value="0.556002020835876" calcext:value-type="float">
            <text:p>0,556002020835876</text:p>
          </table:table-cell>
          <table:table-cell office:value-type="float" office:value="0.55349999666214" calcext:value-type="float">
            <text:p>0,55349999666214</text:p>
          </table:table-cell>
          <table:table-cell office:value-type="float" office:value="0.575427055358887" calcext:value-type="float">
            <text:p>0,575427055358887</text:p>
          </table:table-cell>
          <table:table-cell office:value-type="float" office:value="0.5535" calcext:value-type="float">
            <text:p>0,5535</text:p>
          </table:table-cell>
          <table:table-cell office:value-type="float" office:value="0.558" calcext:value-type="float">
            <text:p>0,558</text:p>
          </table:table-cell>
          <table:table-cell office:value-type="float" office:value="0.556485334725502" calcext:value-type="float">
            <text:p>0,556485334725502</text:p>
          </table:table-cell>
          <table:table-cell office:value-type="float" office:value="0.55474818760724" calcext:value-type="float">
            <text:p>0,5547481876072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640144348144531" calcext:value-type="float">
            <text:p>0,640144348144531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0.738499999046326" calcext:value-type="float">
            <text:p>0,738499999046326</text:p>
          </table:table-cell>
          <table:table-cell office:value-type="float" office:value="0.747618973255158" calcext:value-type="float">
            <text:p>0,747618973255158</text:p>
          </table:table-cell>
          <table:table-cell table:number-columns-repeated="2" office:value-type="float" office:value="0.7385" calcext:value-type="float">
            <text:p>0,7385</text:p>
          </table:table-cell>
          <table:table-cell office:value-type="float" office:value="0.5" calcext:value-type="float">
            <text:p>0,5</text:p>
          </table:table-cell>
          <table:table-cell office:value-type="float" office:value="0.738499999046326" calcext:value-type="float">
            <text:p>0,7384999990463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75669169425964" calcext:value-type="float">
            <text:p>0,575669169425964</text:p>
          </table:table-cell>
          <table:table-cell office:value-type="float" office:value="1476" calcext:value-type="float">
            <text:p>1476</text:p>
          </table:table-cell>
          <table:table-cell office:value-type="float" office:value="524" calcext:value-type="float">
            <text:p>524</text:p>
          </table:table-cell>
          <table:table-cell office:value-type="float" office:value="1476" calcext:value-type="float">
            <text:p>1476</text:p>
          </table:table-cell>
          <table:table-cell office:value-type="float" office:value="524" calcext:value-type="float">
            <text:p>524</text:p>
          </table:table-cell>
          <table:table-cell table:number-columns-repeated="3" office:value-type="float" office:value="0.737999975681305" calcext:value-type="float">
            <text:p>0,737999975681305</text:p>
          </table:table-cell>
          <table:table-cell office:value-type="float" office:value="0.759781360626221" calcext:value-type="float">
            <text:p>0,759781360626221</text:p>
          </table:table-cell>
          <table:table-cell table:number-columns-repeated="2" office:value-type="float" office:value="0.738" calcext:value-type="float">
            <text:p>0,738</text:p>
          </table:table-cell>
          <table:table-cell office:value-type="float" office:value="0.499661475964794" calcext:value-type="float">
            <text:p>0,499661475964794</text:p>
          </table:table-cell>
          <table:table-cell office:value-type="float" office:value="0.737999975681305" calcext:value-type="float">
            <text:p>0,7379999756813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631667971611023" calcext:value-type="float">
            <text:p>0,6316679716110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0.738499999046326" calcext:value-type="float">
            <text:p>0,738499999046326</text:p>
          </table:table-cell>
          <table:table-cell office:value-type="float" office:value="0.749762356281281" calcext:value-type="float">
            <text:p>0,749762356281281</text:p>
          </table:table-cell>
          <table:table-cell table:number-columns-repeated="2" office:value-type="float" office:value="0.7385" calcext:value-type="float">
            <text:p>0,7385</text:p>
          </table:table-cell>
          <table:table-cell office:value-type="float" office:value="0.5" calcext:value-type="float">
            <text:p>0,5</text:p>
          </table:table-cell>
          <table:table-cell office:value-type="float" office:value="0.738499999046326" calcext:value-type="float">
            <text:p>0,7384999990463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623639345169067" calcext:value-type="float">
            <text:p>0,623639345169067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0.738499999046326" calcext:value-type="float">
            <text:p>0,738499999046326</text:p>
          </table:table-cell>
          <table:table-cell office:value-type="float" office:value="0.752845048904419" calcext:value-type="float">
            <text:p>0,752845048904419</text:p>
          </table:table-cell>
          <table:table-cell table:number-columns-repeated="2" office:value-type="float" office:value="0.7385" calcext:value-type="float">
            <text:p>0,7385</text:p>
          </table:table-cell>
          <table:table-cell office:value-type="float" office:value="0.5" calcext:value-type="float">
            <text:p>0,5</text:p>
          </table:table-cell>
          <table:table-cell office:value-type="float" office:value="0.738499999046326" calcext:value-type="float">
            <text:p>0,7384999990463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77477097511292" calcext:value-type="float">
            <text:p>0,577477097511292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0.738499999046326" calcext:value-type="float">
            <text:p>0,738499999046326</text:p>
          </table:table-cell>
          <table:table-cell office:value-type="float" office:value="0.762702226638794" calcext:value-type="float">
            <text:p>0,762702226638794</text:p>
          </table:table-cell>
          <table:table-cell table:number-columns-repeated="2" office:value-type="float" office:value="0.7385" calcext:value-type="float">
            <text:p>0,7385</text:p>
          </table:table-cell>
          <table:table-cell office:value-type="float" office:value="0.5" calcext:value-type="float">
            <text:p>0,5</text:p>
          </table:table-cell>
          <table:table-cell office:value-type="float" office:value="0.738499999046326" calcext:value-type="float">
            <text:p>0,7384999990463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628152787685394" calcext:value-type="float">
            <text:p>0,628152787685394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2411346</text:p>
          </table:table-cell>
          <table:table-cell office:value-type="float" office:value="0.815820097923279" calcext:value-type="float">
            <text:p>0,815820097923279</text:p>
          </table:table-cell>
          <table:table-cell table:number-columns-repeated="2" office:value-type="float" office:value="0.8015" calcext:value-type="float">
            <text:p>0,8015</text:p>
          </table:table-cell>
          <table:table-cell office:value-type="float" office:value="0.5" calcext:value-type="float">
            <text:p>0,5</text:p>
          </table:table-cell>
          <table:table-cell office:value-type="float" office:value="0.801500022411346" calcext:value-type="float">
            <text:p>0,8015000224113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616567015647888" calcext:value-type="float">
            <text:p>0,616567015647888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2411346</text:p>
          </table:table-cell>
          <table:table-cell office:value-type="float" office:value="0.816297769546509" calcext:value-type="float">
            <text:p>0,816297769546509</text:p>
          </table:table-cell>
          <table:table-cell table:number-columns-repeated="2" office:value-type="float" office:value="0.8015" calcext:value-type="float">
            <text:p>0,8015</text:p>
          </table:table-cell>
          <table:table-cell office:value-type="float" office:value="0.5" calcext:value-type="float">
            <text:p>0,5</text:p>
          </table:table-cell>
          <table:table-cell office:value-type="float" office:value="0.801500022411346" calcext:value-type="float">
            <text:p>0,8015000224113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83520650863647" calcext:value-type="float">
            <text:p>0,58352065086364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2411346</text:p>
          </table:table-cell>
          <table:table-cell office:value-type="float" office:value="0.813733756542206" calcext:value-type="float">
            <text:p>0,813733756542206</text:p>
          </table:table-cell>
          <table:table-cell table:number-columns-repeated="2" office:value-type="float" office:value="0.8015" calcext:value-type="float">
            <text:p>0,8015</text:p>
          </table:table-cell>
          <table:table-cell office:value-type="float" office:value="0.5" calcext:value-type="float">
            <text:p>0,5</text:p>
          </table:table-cell>
          <table:table-cell office:value-type="float" office:value="0.801500022411346" calcext:value-type="float">
            <text:p>0,8015000224113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619380116462708" calcext:value-type="float">
            <text:p>0,619380116462708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2411346</text:p>
          </table:table-cell>
          <table:table-cell office:value-type="float" office:value="0.817528247833252" calcext:value-type="float">
            <text:p>0,817528247833252</text:p>
          </table:table-cell>
          <table:table-cell table:number-columns-repeated="2" office:value-type="float" office:value="0.8015" calcext:value-type="float">
            <text:p>0,8015</text:p>
          </table:table-cell>
          <table:table-cell office:value-type="float" office:value="0.5" calcext:value-type="float">
            <text:p>0,5</text:p>
          </table:table-cell>
          <table:table-cell office:value-type="float" office:value="0.801500022411346" calcext:value-type="float">
            <text:p>0,8015000224113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96106648445129" calcext:value-type="float">
            <text:p>0,596106648445129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2411346</text:p>
          </table:table-cell>
          <table:table-cell office:value-type="float" office:value="0.813812613487244" calcext:value-type="float">
            <text:p>0,813812613487244</text:p>
          </table:table-cell>
          <table:table-cell table:number-columns-repeated="2" office:value-type="float" office:value="0.8015" calcext:value-type="float">
            <text:p>0,8015</text:p>
          </table:table-cell>
          <table:table-cell office:value-type="float" office:value="0.5" calcext:value-type="float">
            <text:p>0,5</text:p>
          </table:table-cell>
          <table:table-cell office:value-type="float" office:value="0.801500022411346" calcext:value-type="float">
            <text:p>0,8015000224113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554300785064697" calcext:value-type="float">
            <text:p>0,554300785064697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0967254</text:p>
          </table:table-cell>
          <table:table-cell office:value-type="float" office:value="0.918369829654694" calcext:value-type="float">
            <text:p>0,918369829654694</text:p>
          </table:table-cell>
          <table:table-cell table:number-columns-repeated="2" office:value-type="float" office:value="0.9135" calcext:value-type="float">
            <text:p>0,9135</text:p>
          </table:table-cell>
          <table:table-cell office:value-type="float" office:value="0.5" calcext:value-type="float">
            <text:p>0,5</text:p>
          </table:table-cell>
          <table:table-cell office:value-type="float" office:value="0.913500010967254" calcext:value-type="float">
            <text:p>0,91350001096725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573224067687988" calcext:value-type="float">
            <text:p>0,573224067687988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0967254</text:p>
          </table:table-cell>
          <table:table-cell office:value-type="float" office:value="0.918436110019684" calcext:value-type="float">
            <text:p>0,918436110019684</text:p>
          </table:table-cell>
          <table:table-cell table:number-columns-repeated="2" office:value-type="float" office:value="0.9135" calcext:value-type="float">
            <text:p>0,9135</text:p>
          </table:table-cell>
          <table:table-cell office:value-type="float" office:value="0.5" calcext:value-type="float">
            <text:p>0,5</text:p>
          </table:table-cell>
          <table:table-cell office:value-type="float" office:value="0.913500010967254" calcext:value-type="float">
            <text:p>0,91350001096725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605704605579376" calcext:value-type="float">
            <text:p>0,605704605579376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0967254</text:p>
          </table:table-cell>
          <table:table-cell office:value-type="float" office:value="0.916761517524719" calcext:value-type="float">
            <text:p>0,916761517524719</text:p>
          </table:table-cell>
          <table:table-cell table:number-columns-repeated="2" office:value-type="float" office:value="0.9135" calcext:value-type="float">
            <text:p>0,9135</text:p>
          </table:table-cell>
          <table:table-cell office:value-type="float" office:value="0.5" calcext:value-type="float">
            <text:p>0,5</text:p>
          </table:table-cell>
          <table:table-cell office:value-type="float" office:value="0.913500010967254" calcext:value-type="float">
            <text:p>0,91350001096725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581443428993225" calcext:value-type="float">
            <text:p>0,581443428993225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0967254</text:p>
          </table:table-cell>
          <table:table-cell office:value-type="float" office:value="0.917257308959961" calcext:value-type="float">
            <text:p>0,917257308959961</text:p>
          </table:table-cell>
          <table:table-cell table:number-columns-repeated="2" office:value-type="float" office:value="0.9135" calcext:value-type="float">
            <text:p>0,9135</text:p>
          </table:table-cell>
          <table:table-cell office:value-type="float" office:value="0.5" calcext:value-type="float">
            <text:p>0,5</text:p>
          </table:table-cell>
          <table:table-cell office:value-type="float" office:value="0.913500010967254" calcext:value-type="float">
            <text:p>0,91350001096725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59332686662674" calcext:value-type="float">
            <text:p>0,59332686662674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0967254</text:p>
          </table:table-cell>
          <table:table-cell office:value-type="float" office:value="0.920140981674194" calcext:value-type="float">
            <text:p>0,920140981674194</text:p>
          </table:table-cell>
          <table:table-cell table:number-columns-repeated="2" office:value-type="float" office:value="0.9135" calcext:value-type="float">
            <text:p>0,9135</text:p>
          </table:table-cell>
          <table:table-cell office:value-type="float" office:value="0.5" calcext:value-type="float">
            <text:p>0,5</text:p>
          </table:table-cell>
          <table:table-cell office:value-type="float" office:value="0.913500010967254" calcext:value-type="float">
            <text:p>0,913500010967254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200502192602-long-lived-bug-prediction-w-dnn-results" table:style-name="ta1">
        <table:table-column table:style-name="co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9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5" table:number-columns-repeated="8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balancing</text:p>
          </table:table-cell>
          <table:table-cell office:value-type="string" calcext:value-type="string">
            <text:p>resampling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train_size</text:p>
          </table:table-cell>
          <table:table-cell office:value-type="string" calcext:value-type="string">
            <text:p>train_size_class_0</text:p>
          </table:table-cell>
          <table:table-cell office:value-type="string" calcext:value-type="string">
            <text:p>train_size_class_1</text:p>
          </table:table-cell>
          <table:table-cell office:value-type="string" calcext:value-type="string">
            <text:p>val_size</text:p>
          </table:table-cell>
          <table:table-cell office:value-type="string" calcext:value-type="string">
            <text:p>val_size_class_0</text:p>
          </table:table-cell>
          <table:table-cell office:value-type="string" calcext:value-type="string">
            <text:p>val_size_class_1</text:p>
          </table:table-cell>
          <table:table-cell office:value-type="string" calcext:value-type="string">
            <text:p>test_size</text:p>
          </table:table-cell>
          <table:table-cell office:value-type="string" calcext:value-type="string">
            <text:p>test_size_class_0</text:p>
          </table:table-cell>
          <table:table-cell office:value-type="string" calcext:value-type="string">
            <text:p>test_size_class_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balanced_acc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79384171962738" calcext:value-type="float">
            <text:p>0,679384171962738</text:p>
          </table:table-cell>
          <table:table-cell office:value-type="float" office:value="1137" calcext:value-type="float">
            <text:p>1137</text:p>
          </table:table-cell>
          <table:table-cell office:value-type="float" office:value="860" calcext:value-type="float">
            <text:p>860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0.570304572582245" calcext:value-type="float">
            <text:p>0,570304572582245</text:p>
          </table:table-cell>
          <table:table-cell office:value-type="float" office:value="0.569354057312012" calcext:value-type="float">
            <text:p>0,569354057312012</text:p>
          </table:table-cell>
          <table:table-cell office:value-type="float" office:value="0.577157378196716" calcext:value-type="float">
            <text:p>0,577157378196716</text:p>
          </table:table-cell>
          <table:table-cell office:value-type="float" office:value="0.601862907409668" calcext:value-type="float">
            <text:p>0,601862907409668</text:p>
          </table:table-cell>
          <table:table-cell office:value-type="float" office:value="0.577157360406091" calcext:value-type="float">
            <text:p>0,577157360406091</text:p>
          </table:table-cell>
          <table:table-cell office:value-type="float" office:value="0.563451776649746" calcext:value-type="float">
            <text:p>0,563451776649746</text:p>
          </table:table-cell>
          <table:table-cell office:value-type="float" office:value="0.56640948459434" calcext:value-type="float">
            <text:p>0,56640948459434</text:p>
          </table:table-cell>
          <table:table-cell office:value-type="float" office:value="0.573229162495104" calcext:value-type="float">
            <text:p>0,5732291624951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80972635746002" calcext:value-type="float">
            <text:p>0,680972635746002</text:p>
          </table:table-cell>
          <table:table-cell office:value-type="float" office:value="1138" calcext:value-type="float">
            <text:p>1138</text:p>
          </table:table-cell>
          <table:table-cell office:value-type="float" office:value="816" calcext:value-type="float">
            <text:p>816</text:p>
          </table:table-cell>
          <table:table-cell office:value-type="float" office:value="1154" calcext:value-type="float">
            <text:p>1154</text:p>
          </table:table-cell>
          <table:table-cell office:value-type="float" office:value="832" calcext:value-type="float">
            <text:p>832</text:p>
          </table:table-cell>
          <table:table-cell office:value-type="float" office:value="0.581725895404816" calcext:value-type="float">
            <text:p>0,581725895404816</text:p>
          </table:table-cell>
          <table:table-cell office:value-type="float" office:value="0.582395076751709" calcext:value-type="float">
            <text:p>0,582395076751709</text:p>
          </table:table-cell>
          <table:table-cell office:value-type="float" office:value="0.577664971351624" calcext:value-type="float">
            <text:p>0,577664971351624</text:p>
          </table:table-cell>
          <table:table-cell office:value-type="float" office:value="0.605164229869843" calcext:value-type="float">
            <text:p>0,605164229869843</text:p>
          </table:table-cell>
          <table:table-cell office:value-type="float" office:value="0.577664974619289" calcext:value-type="float">
            <text:p>0,577664974619289</text:p>
          </table:table-cell>
          <table:table-cell office:value-type="float" office:value="0.585786802030457" calcext:value-type="float">
            <text:p>0,585786802030457</text:p>
          </table:table-cell>
          <table:table-cell office:value-type="float" office:value="0.579185576354924" calcext:value-type="float">
            <text:p>0,579185576354924</text:p>
          </table:table-cell>
          <table:table-cell office:value-type="float" office:value="0.580020380629702" calcext:value-type="float">
            <text:p>0,5800203806297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77598655223846" calcext:value-type="float">
            <text:p>0,677598655223846</text:p>
          </table:table-cell>
          <table:table-cell office:value-type="float" office:value="1117" calcext:value-type="float">
            <text:p>1117</text:p>
          </table:table-cell>
          <table:table-cell office:value-type="float" office:value="865" calcext:value-type="float">
            <text:p>865</text:p>
          </table:table-cell>
          <table:table-cell office:value-type="float" office:value="1105" calcext:value-type="float">
            <text:p>1105</text:p>
          </table:table-cell>
          <table:table-cell office:value-type="float" office:value="853" calcext:value-type="float">
            <text:p>853</text:p>
          </table:table-cell>
          <table:table-cell office:value-type="float" office:value="0.563959419727325" calcext:value-type="float">
            <text:p>0,563959419727325</text:p>
          </table:table-cell>
          <table:table-cell office:value-type="float" office:value="0.56357216835022" calcext:value-type="float">
            <text:p>0,56357216835022</text:p>
          </table:table-cell>
          <table:table-cell office:value-type="float" office:value="0.567005097866058" calcext:value-type="float">
            <text:p>0,567005097866058</text:p>
          </table:table-cell>
          <table:table-cell office:value-type="float" office:value="0.603985548019409" calcext:value-type="float">
            <text:p>0,603985548019409</text:p>
          </table:table-cell>
          <table:table-cell office:value-type="float" office:value="0.567005076142132" calcext:value-type="float">
            <text:p>0,567005076142132</text:p>
          </table:table-cell>
          <table:table-cell office:value-type="float" office:value="0.560913705583756" calcext:value-type="float">
            <text:p>0,560913705583756</text:p>
          </table:table-cell>
          <table:table-cell office:value-type="float" office:value="0.565177196797908" calcext:value-type="float">
            <text:p>0,565177196797908</text:p>
          </table:table-cell>
          <table:table-cell office:value-type="float" office:value="0.565283421166676" calcext:value-type="float">
            <text:p>0,56528342116667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803607940673828" calcext:value-type="float">
            <text:p>0,803607940673828</text:p>
          </table:table-cell>
          <table:table-cell office:value-type="float" office:value="1094" calcext:value-type="float">
            <text:p>1094</text:p>
          </table:table-cell>
          <table:table-cell office:value-type="float" office:value="861" calcext:value-type="float">
            <text:p>861</text:p>
          </table:table-cell>
          <table:table-cell office:value-type="float" office:value="1109" calcext:value-type="float">
            <text:p>1109</text:p>
          </table:table-cell>
          <table:table-cell office:value-type="float" office:value="876" calcext:value-type="float">
            <text:p>876</text:p>
          </table:table-cell>
          <table:table-cell office:value-type="float" office:value="0.559137046337128" calcext:value-type="float">
            <text:p>0,559137046337128</text:p>
          </table:table-cell>
          <table:table-cell office:value-type="float" office:value="0.559590816497803" calcext:value-type="float">
            <text:p>0,559590816497803</text:p>
          </table:table-cell>
          <table:table-cell office:value-type="float" office:value="0.555329978466034" calcext:value-type="float">
            <text:p>0,555329978466034</text:p>
          </table:table-cell>
          <table:table-cell office:value-type="float" office:value="0.575030148029327" calcext:value-type="float">
            <text:p>0,575030148029327</text:p>
          </table:table-cell>
          <table:table-cell office:value-type="float" office:value="0.555329949238579" calcext:value-type="float">
            <text:p>0,555329949238579</text:p>
          </table:table-cell>
          <table:table-cell office:value-type="float" office:value="0.562944162436548" calcext:value-type="float">
            <text:p>0,562944162436548</text:p>
          </table:table-cell>
          <table:table-cell office:value-type="float" office:value="0.554908475562031" calcext:value-type="float">
            <text:p>0,554908475562031</text:p>
          </table:table-cell>
          <table:table-cell office:value-type="float" office:value="0.557452255764222" calcext:value-type="float">
            <text:p>0,55745225576422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730180144309998" calcext:value-type="float">
            <text:p>0,730180144309998</text:p>
          </table:table-cell>
          <table:table-cell office:value-type="float" office:value="1120" calcext:value-type="float">
            <text:p>1120</text:p>
          </table:table-cell>
          <table:table-cell office:value-type="float" office:value="846" calcext:value-type="float">
            <text:p>846</text:p>
          </table:table-cell>
          <table:table-cell office:value-type="float" office:value="1124" calcext:value-type="float">
            <text:p>1124</text:p>
          </table:table-cell>
          <table:table-cell office:value-type="float" office:value="850" calcext:value-type="float">
            <text:p>850</text:p>
          </table:table-cell>
          <table:table-cell office:value-type="float" office:value="0.569543123245239" calcext:value-type="float">
            <text:p>0,569543123245239</text:p>
          </table:table-cell>
          <table:table-cell office:value-type="float" office:value="0.569684624671936" calcext:value-type="float">
            <text:p>0,569684624671936</text:p>
          </table:table-cell>
          <table:table-cell office:value-type="float" office:value="0.568527936935425" calcext:value-type="float">
            <text:p>0,568527936935425</text:p>
          </table:table-cell>
          <table:table-cell office:value-type="float" office:value="0.588705062866211" calcext:value-type="float">
            <text:p>0,588705062866211</text:p>
          </table:table-cell>
          <table:table-cell office:value-type="float" office:value="0.568527918781726" calcext:value-type="float">
            <text:p>0,568527918781726</text:p>
          </table:table-cell>
          <table:table-cell office:value-type="float" office:value="0.570558375634518" calcext:value-type="float">
            <text:p>0,570558375634518</text:p>
          </table:table-cell>
          <table:table-cell office:value-type="float" office:value="0.570573483022786" calcext:value-type="float">
            <text:p>0,570573483022786</text:p>
          </table:table-cell>
          <table:table-cell office:value-type="float" office:value="0.569105693072283" calcext:value-type="float">
            <text:p>0,56910569307228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59865474700928" calcext:value-type="float">
            <text:p>0,559865474700928</text:p>
          </table:table-cell>
          <table:table-cell office:value-type="float" office:value="1482" calcext:value-type="float">
            <text:p>1482</text:p>
          </table:table-cell>
          <table:table-cell office:value-type="float" office:value="486" calcext:value-type="float">
            <text:p>486</text:p>
          </table:table-cell>
          <table:table-cell office:value-type="float" office:value="1484" calcext:value-type="float">
            <text:p>1484</text:p>
          </table:table-cell>
          <table:table-cell office:value-type="float" office:value="488" calcext:value-type="float">
            <text:p>488</text:p>
          </table:table-cell>
          <table:table-cell office:value-type="float" office:value="0.752791881561279" calcext:value-type="float">
            <text:p>0,752791881561279</text:p>
          </table:table-cell>
          <table:table-cell office:value-type="float" office:value="0.753048777580261" calcext:value-type="float">
            <text:p>0,753048777580261</text:p>
          </table:table-cell>
          <table:table-cell office:value-type="float" office:value="0.752284288406372" calcext:value-type="float">
            <text:p>0,752284288406372</text:p>
          </table:table-cell>
          <table:table-cell office:value-type="float" office:value="0.781948804855347" calcext:value-type="float">
            <text:p>0,781948804855347</text:p>
          </table:table-cell>
          <table:table-cell office:value-type="float" office:value="0.752284263959391" calcext:value-type="float">
            <text:p>0,752284263959391</text:p>
          </table:table-cell>
          <table:table-cell office:value-type="float" office:value="0.753299492385787" calcext:value-type="float">
            <text:p>0,753299492385787</text:p>
          </table:table-cell>
          <table:table-cell office:value-type="float" office:value="0.500751857715104" calcext:value-type="float">
            <text:p>0,500751857715104</text:p>
          </table:table-cell>
          <table:table-cell office:value-type="float" office:value="0.752666338868936" calcext:value-type="float">
            <text:p>0,75266633886893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61797022819519" calcext:value-type="float">
            <text:p>0,561797022819519</text:p>
          </table:table-cell>
          <table:table-cell office:value-type="float" office:value="1485" calcext:value-type="float">
            <text:p>1485</text:p>
          </table:table-cell>
          <table:table-cell office:value-type="float" office:value="485" calcext:value-type="float">
            <text:p>485</text:p>
          </table:table-cell>
          <table:table-cell office:value-type="float" office:value="1485" calcext:value-type="float">
            <text:p>1485</text:p>
          </table:table-cell>
          <table:table-cell office:value-type="float" office:value="485" calcext:value-type="float">
            <text:p>485</text:p>
          </table:table-cell>
          <table:table-cell table:number-columns-repeated="3" office:value-type="float" office:value="0.753807127475739" calcext:value-type="float">
            <text:p>0,753807127475739</text:p>
          </table:table-cell>
          <table:table-cell office:value-type="float" office:value="0.782777309417725" calcext:value-type="float">
            <text:p>0,782777309417725</text:p>
          </table:table-cell>
          <table:table-cell table:number-columns-repeated="2" office:value-type="float" office:value="0.753807106598985" calcext:value-type="float">
            <text:p>0,753807106598985</text:p>
          </table:table-cell>
          <table:table-cell office:value-type="float" office:value="0.500026454252939" calcext:value-type="float">
            <text:p>0,500026454252939</text:p>
          </table:table-cell>
          <table:table-cell office:value-type="float" office:value="0.753807127475739" calcext:value-type="float">
            <text:p>0,75380712747573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666215658187866" calcext:value-type="float">
            <text:p>0,666215658187866</text:p>
          </table:table-cell>
          <table:table-cell office:value-type="float" office:value="1486" calcext:value-type="float">
            <text:p>1486</text:p>
          </table:table-cell>
          <table:table-cell office:value-type="float" office:value="484" calcext:value-type="float">
            <text:p>484</text:p>
          </table:table-cell>
          <table:table-cell office:value-type="float" office:value="1486" calcext:value-type="float">
            <text:p>1486</text:p>
          </table:table-cell>
          <table:table-cell office:value-type="float" office:value="484" calcext:value-type="float">
            <text:p>484</text:p>
          </table:table-cell>
          <table:table-cell table:number-columns-repeated="3" office:value-type="float" office:value="0.754314720630646" calcext:value-type="float">
            <text:p>0,754314720630646</text:p>
          </table:table-cell>
          <table:table-cell office:value-type="float" office:value="0.781337738037109" calcext:value-type="float">
            <text:p>0,781337738037109</text:p>
          </table:table-cell>
          <table:table-cell table:number-columns-repeated="2" office:value-type="float" office:value="0.754314720812183" calcext:value-type="float">
            <text:p>0,754314720812183</text:p>
          </table:table-cell>
          <table:table-cell office:value-type="float" office:value="0.50525534619567" calcext:value-type="float">
            <text:p>0,50525534619567</text:p>
          </table:table-cell>
          <table:table-cell office:value-type="float" office:value="0.754314720630646" calcext:value-type="float">
            <text:p>0,7543147206306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634637832641602" calcext:value-type="float">
            <text:p>0,634637832641602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3785553</text:p>
          </table:table-cell>
          <table:table-cell office:value-type="float" office:value="0.763002097606659" calcext:value-type="float">
            <text:p>0,763002097606659</text:p>
          </table:table-cell>
          <table:table-cell table:number-columns-repeated="2" office:value-type="float" office:value="0.754822335025381" calcext:value-type="float">
            <text:p>0,754822335025381</text:p>
          </table:table-cell>
          <table:table-cell office:value-type="float" office:value="0.5" calcext:value-type="float">
            <text:p>0,5</text:p>
          </table:table-cell>
          <table:table-cell office:value-type="float" office:value="0.754822313785553" calcext:value-type="float">
            <text:p>0,75482231378555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634587407112122" calcext:value-type="float">
            <text:p>0,634587407112122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3785553</text:p>
          </table:table-cell>
          <table:table-cell office:value-type="float" office:value="0.76124906539917" calcext:value-type="float">
            <text:p>0,76124906539917</text:p>
          </table:table-cell>
          <table:table-cell table:number-columns-repeated="2" office:value-type="float" office:value="0.754822335025381" calcext:value-type="float">
            <text:p>0,754822335025381</text:p>
          </table:table-cell>
          <table:table-cell office:value-type="float" office:value="0.5" calcext:value-type="float">
            <text:p>0,5</text:p>
          </table:table-cell>
          <table:table-cell office:value-type="float" office:value="0.754822313785553" calcext:value-type="float">
            <text:p>0,75482231378555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83385026454926" calcext:value-type="float">
            <text:p>0,483385026454926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3545227</text:p>
          </table:table-cell>
          <table:table-cell office:value-type="float" office:value="0.835398256778717" calcext:value-type="float">
            <text:p>0,835398256778717</text:p>
          </table:table-cell>
          <table:table-cell table:number-columns-repeated="2" office:value-type="float" office:value="0.813705583756345" calcext:value-type="float">
            <text:p>0,813705583756345</text:p>
          </table:table-cell>
          <table:table-cell office:value-type="float" office:value="0.5" calcext:value-type="float">
            <text:p>0,5</text:p>
          </table:table-cell>
          <table:table-cell office:value-type="float" office:value="0.813705563545227" calcext:value-type="float">
            <text:p>0,81370556354522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513040363788605" calcext:value-type="float">
            <text:p>0,513040363788605</text:p>
          </table:table-cell>
          <table:table-cell office:value-type="float" office:value="1601" calcext:value-type="float">
            <text:p>1601</text:p>
          </table:table-cell>
          <table:table-cell office:value-type="float" office:value="369" calcext:value-type="float">
            <text:p>369</text:p>
          </table:table-cell>
          <table:table-cell office:value-type="float" office:value="1601" calcext:value-type="float">
            <text:p>1601</text:p>
          </table:table-cell>
          <table:table-cell office:value-type="float" office:value="369" calcext:value-type="float">
            <text:p>369</text:p>
          </table:table-cell>
          <table:table-cell table:number-columns-repeated="3" office:value-type="float" office:value="0.812690377235413" calcext:value-type="float">
            <text:p>0,812690377235413</text:p>
          </table:table-cell>
          <table:table-cell office:value-type="float" office:value="0.838693976402283" calcext:value-type="float">
            <text:p>0,838693976402283</text:p>
          </table:table-cell>
          <table:table-cell table:number-columns-repeated="2" office:value-type="float" office:value="0.812690355329949" calcext:value-type="float">
            <text:p>0,812690355329949</text:p>
          </table:table-cell>
          <table:table-cell office:value-type="float" office:value="0.499376169681847" calcext:value-type="float">
            <text:p>0,499376169681847</text:p>
          </table:table-cell>
          <table:table-cell office:value-type="float" office:value="0.812690377235413" calcext:value-type="float">
            <text:p>0,8126903772354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88320350646973" calcext:value-type="float">
            <text:p>0,488320350646973</text:p>
          </table:table-cell>
          <table:table-cell office:value-type="float" office:value="1601" calcext:value-type="float">
            <text:p>1601</text:p>
          </table:table-cell>
          <table:table-cell office:value-type="float" office:value="368" calcext:value-type="float">
            <text:p>368</text:p>
          </table:table-cell>
          <table:table-cell office:value-type="float" office:value="1602" calcext:value-type="float">
            <text:p>1602</text:p>
          </table:table-cell>
          <table:table-cell office:value-type="float" office:value="369" calcext:value-type="float">
            <text:p>369</text:p>
          </table:table-cell>
          <table:table-cell office:value-type="float" office:value="0.812944173812866" calcext:value-type="float">
            <text:p>0,812944173812866</text:p>
          </table:table-cell>
          <table:table-cell office:value-type="float" office:value="0.813103079795837" calcext:value-type="float">
            <text:p>0,813103079795837</text:p>
          </table:table-cell>
          <table:table-cell office:value-type="float" office:value="0.812690377235413" calcext:value-type="float">
            <text:p>0,812690377235413</text:p>
          </table:table-cell>
          <table:table-cell office:value-type="float" office:value="0.835854053497314" calcext:value-type="float">
            <text:p>0,835854053497314</text:p>
          </table:table-cell>
          <table:table-cell office:value-type="float" office:value="0.812690355329949" calcext:value-type="float">
            <text:p>0,812690355329949</text:p>
          </table:table-cell>
          <table:table-cell office:value-type="float" office:value="0.813197969543147" calcext:value-type="float">
            <text:p>0,813197969543147</text:p>
          </table:table-cell>
          <table:table-cell office:value-type="float" office:value="0.499688084840923" calcext:value-type="float">
            <text:p>0,499688084840923</text:p>
          </table:table-cell>
          <table:table-cell office:value-type="float" office:value="0.812896676134001" calcext:value-type="float">
            <text:p>0,812896676134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83266651630402" calcext:value-type="float">
            <text:p>0,483266651630402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3545227</text:p>
          </table:table-cell>
          <table:table-cell office:value-type="float" office:value="0.831525564193726" calcext:value-type="float">
            <text:p>0,831525564193726</text:p>
          </table:table-cell>
          <table:table-cell table:number-columns-repeated="2" office:value-type="float" office:value="0.813705583756345" calcext:value-type="float">
            <text:p>0,813705583756345</text:p>
          </table:table-cell>
          <table:table-cell office:value-type="float" office:value="0.5" calcext:value-type="float">
            <text:p>0,5</text:p>
          </table:table-cell>
          <table:table-cell office:value-type="float" office:value="0.813705563545227" calcext:value-type="float">
            <text:p>0,81370556354522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525672197341919" calcext:value-type="float">
            <text:p>0,525672197341919</text:p>
          </table:table-cell>
          <table:table-cell office:value-type="float" office:value="1602" calcext:value-type="float">
            <text:p>1602</text:p>
          </table:table-cell>
          <table:table-cell office:value-type="float" office:value="368" calcext:value-type="float">
            <text:p>368</text:p>
          </table:table-cell>
          <table:table-cell office:value-type="float" office:value="1602" calcext:value-type="float">
            <text:p>1602</text:p>
          </table:table-cell>
          <table:table-cell office:value-type="float" office:value="368" calcext:value-type="float">
            <text:p>368</text:p>
          </table:table-cell>
          <table:table-cell table:number-columns-repeated="3" office:value-type="float" office:value="0.81319797039032" calcext:value-type="float">
            <text:p>0,81319797039032</text:p>
          </table:table-cell>
          <table:table-cell office:value-type="float" office:value="0.839396715164185" calcext:value-type="float">
            <text:p>0,839396715164185</text:p>
          </table:table-cell>
          <table:table-cell table:number-columns-repeated="2" office:value-type="float" office:value="0.813197969543147" calcext:value-type="float">
            <text:p>0,813197969543147</text:p>
          </table:table-cell>
          <table:table-cell office:value-type="float" office:value="0.499688084840923" calcext:value-type="float">
            <text:p>0,499688084840923</text:p>
          </table:table-cell>
          <table:table-cell office:value-type="float" office:value="0.81319797039032" calcext:value-type="float">
            <text:p>0,813197970390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591347932815552" calcext:value-type="float">
            <text:p>0,591347932815552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087265</text:p>
          </table:table-cell>
          <table:table-cell office:value-type="float" office:value="0.929149329662323" calcext:value-type="float">
            <text:p>0,929149329662323</text:p>
          </table:table-cell>
          <table:table-cell table:number-columns-repeated="2" office:value-type="float" office:value="0.924365482233502" calcext:value-type="float">
            <text:p>0,924365482233502</text:p>
          </table:table-cell>
          <table:table-cell office:value-type="float" office:value="0.5" calcext:value-type="float">
            <text:p>0,5</text:p>
          </table:table-cell>
          <table:table-cell office:value-type="float" office:value="0.92436546087265" calcext:value-type="float">
            <text:p>0,924365460872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550987482070923" calcext:value-type="float">
            <text:p>0,550987482070923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087265</text:p>
          </table:table-cell>
          <table:table-cell office:value-type="float" office:value="0.929036378860474" calcext:value-type="float">
            <text:p>0,929036378860474</text:p>
          </table:table-cell>
          <table:table-cell table:number-columns-repeated="2" office:value-type="float" office:value="0.924365482233502" calcext:value-type="float">
            <text:p>0,924365482233502</text:p>
          </table:table-cell>
          <table:table-cell office:value-type="float" office:value="0.5" calcext:value-type="float">
            <text:p>0,5</text:p>
          </table:table-cell>
          <table:table-cell office:value-type="float" office:value="0.92436546087265" calcext:value-type="float">
            <text:p>0,924365460872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564249157905579" calcext:value-type="float">
            <text:p>0,56424915790557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087265</text:p>
          </table:table-cell>
          <table:table-cell office:value-type="float" office:value="0.928523302078247" calcext:value-type="float">
            <text:p>0,928523302078247</text:p>
          </table:table-cell>
          <table:table-cell table:number-columns-repeated="2" office:value-type="float" office:value="0.924365482233502" calcext:value-type="float">
            <text:p>0,924365482233502</text:p>
          </table:table-cell>
          <table:table-cell office:value-type="float" office:value="0.5" calcext:value-type="float">
            <text:p>0,5</text:p>
          </table:table-cell>
          <table:table-cell office:value-type="float" office:value="0.92436546087265" calcext:value-type="float">
            <text:p>0,924365460872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582133531570435" calcext:value-type="float">
            <text:p>0,582133531570435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087265</text:p>
          </table:table-cell>
          <table:table-cell office:value-type="float" office:value="0.928140878677368" calcext:value-type="float">
            <text:p>0,928140878677368</text:p>
          </table:table-cell>
          <table:table-cell table:number-columns-repeated="2" office:value-type="float" office:value="0.924365482233502" calcext:value-type="float">
            <text:p>0,924365482233502</text:p>
          </table:table-cell>
          <table:table-cell office:value-type="float" office:value="0.5" calcext:value-type="float">
            <text:p>0,5</text:p>
          </table:table-cell>
          <table:table-cell office:value-type="float" office:value="0.92436546087265" calcext:value-type="float">
            <text:p>0,924365460872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610872268676758" calcext:value-type="float">
            <text:p>0,610872268676758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087265</text:p>
          </table:table-cell>
          <table:table-cell office:value-type="float" office:value="0.925913333892822" calcext:value-type="float">
            <text:p>0,925913333892822</text:p>
          </table:table-cell>
          <table:table-cell table:number-columns-repeated="2" office:value-type="float" office:value="0.924365482233502" calcext:value-type="float">
            <text:p>0,924365482233502</text:p>
          </table:table-cell>
          <table:table-cell office:value-type="float" office:value="0.5" calcext:value-type="float">
            <text:p>0,5</text:p>
          </table:table-cell>
          <table:table-cell office:value-type="float" office:value="0.92436546087265" calcext:value-type="float">
            <text:p>0,92436546087265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200502235303-long-lived-bug-prediction-w-dnn-results" table:style-name="ta1">
        <table:table-column table:style-name="co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9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8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balancing</text:p>
          </table:table-cell>
          <table:table-cell office:value-type="string" calcext:value-type="string">
            <text:p>resampling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train_size</text:p>
          </table:table-cell>
          <table:table-cell office:value-type="string" calcext:value-type="string">
            <text:p>train_size_class_0</text:p>
          </table:table-cell>
          <table:table-cell office:value-type="string" calcext:value-type="string">
            <text:p>train_size_class_1</text:p>
          </table:table-cell>
          <table:table-cell office:value-type="string" calcext:value-type="string">
            <text:p>val_size</text:p>
          </table:table-cell>
          <table:table-cell office:value-type="string" calcext:value-type="string">
            <text:p>val_size_class_0</text:p>
          </table:table-cell>
          <table:table-cell office:value-type="string" calcext:value-type="string">
            <text:p>val_size_class_1</text:p>
          </table:table-cell>
          <table:table-cell office:value-type="string" calcext:value-type="string">
            <text:p>test_size</text:p>
          </table:table-cell>
          <table:table-cell office:value-type="string" calcext:value-type="string">
            <text:p>test_size_class_0</text:p>
          </table:table-cell>
          <table:table-cell office:value-type="string" calcext:value-type="string">
            <text:p>test_size_class_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balanced_acc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83511018753052" calcext:value-type="float">
            <text:p>0,683511018753052</text:p>
          </table:table-cell>
          <table:table-cell office:value-type="float" office:value="1135" calcext:value-type="float">
            <text:p>1135</text:p>
          </table:table-cell>
          <table:table-cell office:value-type="float" office:value="831" calcext:value-type="float">
            <text:p>831</text:p>
          </table:table-cell>
          <table:table-cell office:value-type="float" office:value="1139" calcext:value-type="float">
            <text:p>1139</text:p>
          </table:table-cell>
          <table:table-cell office:value-type="float" office:value="835" calcext:value-type="float">
            <text:p>835</text:p>
          </table:table-cell>
          <table:table-cell office:value-type="float" office:value="0.577157378196716" calcext:value-type="float">
            <text:p>0,577157378196716</text:p>
          </table:table-cell>
          <table:table-cell office:value-type="float" office:value="0.57731431722641" calcext:value-type="float">
            <text:p>0,57731431722641</text:p>
          </table:table-cell>
          <table:table-cell office:value-type="float" office:value="0.576142132282257" calcext:value-type="float">
            <text:p>0,576142132282257</text:p>
          </table:table-cell>
          <table:table-cell office:value-type="float" office:value="0.603623747825623" calcext:value-type="float">
            <text:p>0,603623747825623</text:p>
          </table:table-cell>
          <table:table-cell office:value-type="float" office:value="0.576142131979695" calcext:value-type="float">
            <text:p>0,576142131979695</text:p>
          </table:table-cell>
          <table:table-cell office:value-type="float" office:value="0.578172588832487" calcext:value-type="float">
            <text:p>0,578172588832487</text:p>
          </table:table-cell>
          <table:table-cell office:value-type="float" office:value="0.575026733942362" calcext:value-type="float">
            <text:p>0,575026733942362</text:p>
          </table:table-cell>
          <table:table-cell office:value-type="float" office:value="0.576727629145568" calcext:value-type="float">
            <text:p>0,57672762914556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81652784347534" calcext:value-type="float">
            <text:p>0,681652784347534</text:p>
          </table:table-cell>
          <table:table-cell office:value-type="float" office:value="1139" calcext:value-type="float">
            <text:p>1139</text:p>
          </table:table-cell>
          <table:table-cell office:value-type="float" office:value="831" calcext:value-type="float">
            <text:p>831</text:p>
          </table:table-cell>
          <table:table-cell office:value-type="float" office:value="1139" calcext:value-type="float">
            <text:p>1139</text:p>
          </table:table-cell>
          <table:table-cell office:value-type="float" office:value="831" calcext:value-type="float">
            <text:p>831</text:p>
          </table:table-cell>
          <table:table-cell table:number-columns-repeated="3" office:value-type="float" office:value="0.578172564506531" calcext:value-type="float">
            <text:p>0,578172564506531</text:p>
          </table:table-cell>
          <table:table-cell office:value-type="float" office:value="0.607029676437378" calcext:value-type="float">
            <text:p>0,607029676437378</text:p>
          </table:table-cell>
          <table:table-cell table:number-columns-repeated="2" office:value-type="float" office:value="0.578172588832487" calcext:value-type="float">
            <text:p>0,578172588832487</text:p>
          </table:table-cell>
          <table:table-cell office:value-type="float" office:value="0.576927241397445" calcext:value-type="float">
            <text:p>0,576927241397445</text:p>
          </table:table-cell>
          <table:table-cell office:value-type="float" office:value="0.578172564506531" calcext:value-type="float">
            <text:p>0,5781725645065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727265894412994" calcext:value-type="float">
            <text:p>0,727265894412994</text:p>
          </table:table-cell>
          <table:table-cell office:value-type="float" office:value="1132" calcext:value-type="float">
            <text:p>1132</text:p>
          </table:table-cell>
          <table:table-cell office:value-type="float" office:value="845" calcext:value-type="float">
            <text:p>845</text:p>
          </table:table-cell>
          <table:table-cell office:value-type="float" office:value="1125" calcext:value-type="float">
            <text:p>1125</text:p>
          </table:table-cell>
          <table:table-cell office:value-type="float" office:value="838" calcext:value-type="float">
            <text:p>838</text:p>
          </table:table-cell>
          <table:table-cell office:value-type="float" office:value="0.572842657566071" calcext:value-type="float">
            <text:p>0,572842657566071</text:p>
          </table:table-cell>
          <table:table-cell office:value-type="float" office:value="0.572584748268127" calcext:value-type="float">
            <text:p>0,572584748268127</text:p>
          </table:table-cell>
          <table:table-cell office:value-type="float" office:value="0.574619293212891" calcext:value-type="float">
            <text:p>0,574619293212891</text:p>
          </table:table-cell>
          <table:table-cell office:value-type="float" office:value="0.591538190841675" calcext:value-type="float">
            <text:p>0,591538190841675</text:p>
          </table:table-cell>
          <table:table-cell office:value-type="float" office:value="0.574619289340102" calcext:value-type="float">
            <text:p>0,574619289340102</text:p>
          </table:table-cell>
          <table:table-cell office:value-type="float" office:value="0.571065989847716" calcext:value-type="float">
            <text:p>0,571065989847716</text:p>
          </table:table-cell>
          <table:table-cell office:value-type="float" office:value="0.569222091259419" calcext:value-type="float">
            <text:p>0,569222091259419</text:p>
          </table:table-cell>
          <table:table-cell office:value-type="float" office:value="0.573600216626776" calcext:value-type="float">
            <text:p>0,57360021662677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77625238895416" calcext:value-type="float">
            <text:p>0,677625238895416</text:p>
          </table:table-cell>
          <table:table-cell office:value-type="float" office:value="1140" calcext:value-type="float">
            <text:p>1140</text:p>
          </table:table-cell>
          <table:table-cell office:value-type="float" office:value="843" calcext:value-type="float">
            <text:p>843</text:p>
          </table:table-cell>
          <table:table-cell office:value-type="float" office:value="1127" calcext:value-type="float">
            <text:p>1127</text:p>
          </table:table-cell>
          <table:table-cell office:value-type="float" office:value="830" calcext:value-type="float">
            <text:p>830</text:p>
          </table:table-cell>
          <table:table-cell office:value-type="float" office:value="0.575380682945251" calcext:value-type="float">
            <text:p>0,575380682945251</text:p>
          </table:table-cell>
          <table:table-cell office:value-type="float" office:value="0.574886560440064" calcext:value-type="float">
            <text:p>0,574886560440064</text:p>
          </table:table-cell>
          <table:table-cell office:value-type="float" office:value="0.578680217266083" calcext:value-type="float">
            <text:p>0,578680217266083</text:p>
          </table:table-cell>
          <table:table-cell office:value-type="float" office:value="0.599629521369934" calcext:value-type="float">
            <text:p>0,599629521369934</text:p>
          </table:table-cell>
          <table:table-cell office:value-type="float" office:value="0.578680203045685" calcext:value-type="float">
            <text:p>0,578680203045685</text:p>
          </table:table-cell>
          <table:table-cell office:value-type="float" office:value="0.572081218274112" calcext:value-type="float">
            <text:p>0,572081218274112</text:p>
          </table:table-cell>
          <table:table-cell office:value-type="float" office:value="0.573187067474717" calcext:value-type="float">
            <text:p>0,573187067474717</text:p>
          </table:table-cell>
          <table:table-cell office:value-type="float" office:value="0.576777150882116" calcext:value-type="float">
            <text:p>0,5767771508821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77280962467194" calcext:value-type="float">
            <text:p>0,677280962467194</text:p>
          </table:table-cell>
          <table:table-cell office:value-type="float" office:value="1142" calcext:value-type="float">
            <text:p>1142</text:p>
          </table:table-cell>
          <table:table-cell office:value-type="float" office:value="813" calcext:value-type="float">
            <text:p>813</text:p>
          </table:table-cell>
          <table:table-cell office:value-type="float" office:value="1157" calcext:value-type="float">
            <text:p>1157</text:p>
          </table:table-cell>
          <table:table-cell office:value-type="float" office:value="828" calcext:value-type="float">
            <text:p>828</text:p>
          </table:table-cell>
          <table:table-cell office:value-type="float" office:value="0.583502531051636" calcext:value-type="float">
            <text:p>0,583502531051636</text:p>
          </table:table-cell>
          <table:table-cell office:value-type="float" office:value="0.584143221378326" calcext:value-type="float">
            <text:p>0,584143221378326</text:p>
          </table:table-cell>
          <table:table-cell office:value-type="float" office:value="0.579695403575897" calcext:value-type="float">
            <text:p>0,579695403575897</text:p>
          </table:table-cell>
          <table:table-cell office:value-type="float" office:value="0.608474850654602" calcext:value-type="float">
            <text:p>0,608474850654602</text:p>
          </table:table-cell>
          <table:table-cell office:value-type="float" office:value="0.579695431472081" calcext:value-type="float">
            <text:p>0,579695431472081</text:p>
          </table:table-cell>
          <table:table-cell office:value-type="float" office:value="0.587309644670051" calcext:value-type="float">
            <text:p>0,587309644670051</text:p>
          </table:table-cell>
          <table:table-cell office:value-type="float" office:value="0.58058440346443" calcext:value-type="float">
            <text:p>0,58058440346443</text:p>
          </table:table-cell>
          <table:table-cell office:value-type="float" office:value="0.581910813410841" calcext:value-type="float">
            <text:p>0,58191081341084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54002225399017" calcext:value-type="float">
            <text:p>0,554002225399017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3785553</text:p>
          </table:table-cell>
          <table:table-cell office:value-type="float" office:value="0.780473113059998" calcext:value-type="float">
            <text:p>0,780473113059998</text:p>
          </table:table-cell>
          <table:table-cell table:number-columns-repeated="2" office:value-type="float" office:value="0.754822335025381" calcext:value-type="float">
            <text:p>0,754822335025381</text:p>
          </table:table-cell>
          <table:table-cell office:value-type="float" office:value="0.5" calcext:value-type="float">
            <text:p>0,5</text:p>
          </table:table-cell>
          <table:table-cell office:value-type="float" office:value="0.754822313785553" calcext:value-type="float">
            <text:p>0,75482231378555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55452585220337" calcext:value-type="float">
            <text:p>0,555452585220337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3785553</text:p>
          </table:table-cell>
          <table:table-cell office:value-type="float" office:value="0.780104398727417" calcext:value-type="float">
            <text:p>0,780104398727417</text:p>
          </table:table-cell>
          <table:table-cell table:number-columns-repeated="2" office:value-type="float" office:value="0.754822335025381" calcext:value-type="float">
            <text:p>0,754822335025381</text:p>
          </table:table-cell>
          <table:table-cell office:value-type="float" office:value="0.5" calcext:value-type="float">
            <text:p>0,5</text:p>
          </table:table-cell>
          <table:table-cell office:value-type="float" office:value="0.754822313785553" calcext:value-type="float">
            <text:p>0,75482231378555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74310064315796" calcext:value-type="float">
            <text:p>0,574310064315796</text:p>
          </table:table-cell>
          <table:table-cell office:value-type="float" office:value="1476" calcext:value-type="float">
            <text:p>1476</text:p>
          </table:table-cell>
          <table:table-cell office:value-type="float" office:value="495" calcext:value-type="float">
            <text:p>495</text:p>
          </table:table-cell>
          <table:table-cell office:value-type="float" office:value="1475" calcext:value-type="float">
            <text:p>1475</text:p>
          </table:table-cell>
          <table:table-cell office:value-type="float" office:value="494" calcext:value-type="float">
            <text:p>494</text:p>
          </table:table-cell>
          <table:table-cell office:value-type="float" office:value="0.748984754085541" calcext:value-type="float">
            <text:p>0,748984754085541</text:p>
          </table:table-cell>
          <table:table-cell office:value-type="float" office:value="0.748858451843262" calcext:value-type="float">
            <text:p>0,748858451843262</text:p>
          </table:table-cell>
          <table:table-cell office:value-type="float" office:value="0.749238550662994" calcext:value-type="float">
            <text:p>0,749238550662994</text:p>
          </table:table-cell>
          <table:table-cell office:value-type="float" office:value="0.783263385295868" calcext:value-type="float">
            <text:p>0,783263385295868</text:p>
          </table:table-cell>
          <table:table-cell office:value-type="float" office:value="0.749238578680203" calcext:value-type="float">
            <text:p>0,749238578680203</text:p>
          </table:table-cell>
          <table:table-cell office:value-type="float" office:value="0.748730964467005" calcext:value-type="float">
            <text:p>0,748730964467005</text:p>
          </table:table-cell>
          <table:table-cell office:value-type="float" office:value="0.509581312715724" calcext:value-type="float">
            <text:p>0,509581312715724</text:p>
          </table:table-cell>
          <table:table-cell office:value-type="float" office:value="0.749048453033583" calcext:value-type="float">
            <text:p>0,74904845303358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58371663093567" calcext:value-type="float">
            <text:p>0,558371663093567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3785553</text:p>
          </table:table-cell>
          <table:table-cell office:value-type="float" office:value="0.78293788433075" calcext:value-type="float">
            <text:p>0,78293788433075</text:p>
          </table:table-cell>
          <table:table-cell table:number-columns-repeated="2" office:value-type="float" office:value="0.754822335025381" calcext:value-type="float">
            <text:p>0,754822335025381</text:p>
          </table:table-cell>
          <table:table-cell office:value-type="float" office:value="0.5" calcext:value-type="float">
            <text:p>0,5</text:p>
          </table:table-cell>
          <table:table-cell office:value-type="float" office:value="0.754822313785553" calcext:value-type="float">
            <text:p>0,75482231378555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7478678226471" calcext:value-type="float">
            <text:p>0,57478678226471</text:p>
          </table:table-cell>
          <table:table-cell office:value-type="float" office:value="1484" calcext:value-type="float">
            <text:p>1484</text:p>
          </table:table-cell>
          <table:table-cell office:value-type="float" office:value="484" calcext:value-type="float">
            <text:p>484</text:p>
          </table:table-cell>
          <table:table-cell office:value-type="float" office:value="1486" calcext:value-type="float">
            <text:p>1486</text:p>
          </table:table-cell>
          <table:table-cell office:value-type="float" office:value="486" calcext:value-type="float">
            <text:p>486</text:p>
          </table:table-cell>
          <table:table-cell office:value-type="float" office:value="0.753807127475739" calcext:value-type="float">
            <text:p>0,753807127475739</text:p>
          </table:table-cell>
          <table:table-cell office:value-type="float" office:value="0.754065036773681" calcext:value-type="float">
            <text:p>0,754065036773681</text:p>
          </table:table-cell>
          <table:table-cell office:value-type="float" office:value="0.753299474716187" calcext:value-type="float">
            <text:p>0,753299474716187</text:p>
          </table:table-cell>
          <table:table-cell office:value-type="float" office:value="0.784257173538208" calcext:value-type="float">
            <text:p>0,784257173538208</text:p>
          </table:table-cell>
          <table:table-cell office:value-type="float" office:value="0.753299492385787" calcext:value-type="float">
            <text:p>0,753299492385787</text:p>
          </table:table-cell>
          <table:table-cell office:value-type="float" office:value="0.754314720812183" calcext:value-type="float">
            <text:p>0,754314720812183</text:p>
          </table:table-cell>
          <table:table-cell office:value-type="float" office:value="0.500026454252939" calcext:value-type="float">
            <text:p>0,500026454252939</text:p>
          </table:table-cell>
          <table:table-cell office:value-type="float" office:value="0.753682061337656" calcext:value-type="float">
            <text:p>0,75368206133765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79695916175842" calcext:value-type="float">
            <text:p>0,479695916175842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3545227</text:p>
          </table:table-cell>
          <table:table-cell office:value-type="float" office:value="0.834022998809814" calcext:value-type="float">
            <text:p>0,834022998809814</text:p>
          </table:table-cell>
          <table:table-cell table:number-columns-repeated="2" office:value-type="float" office:value="0.813705583756345" calcext:value-type="float">
            <text:p>0,813705583756345</text:p>
          </table:table-cell>
          <table:table-cell office:value-type="float" office:value="0.5" calcext:value-type="float">
            <text:p>0,5</text:p>
          </table:table-cell>
          <table:table-cell office:value-type="float" office:value="0.813705563545227" calcext:value-type="float">
            <text:p>0,81370556354522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500859379768372" calcext:value-type="float">
            <text:p>0,500859379768372</text:p>
          </table:table-cell>
          <table:table-cell office:value-type="float" office:value="1598" calcext:value-type="float">
            <text:p>1598</text:p>
          </table:table-cell>
          <table:table-cell office:value-type="float" office:value="370" calcext:value-type="float">
            <text:p>370</text:p>
          </table:table-cell>
          <table:table-cell office:value-type="float" office:value="1600" calcext:value-type="float">
            <text:p>1600</text:p>
          </table:table-cell>
          <table:table-cell office:value-type="float" office:value="372" calcext:value-type="float">
            <text:p>372</text:p>
          </table:table-cell>
          <table:table-cell office:value-type="float" office:value="0.811675131320953" calcext:value-type="float">
            <text:p>0,811675131320953</text:p>
          </table:table-cell>
          <table:table-cell office:value-type="float" office:value="0.81199187040329" calcext:value-type="float">
            <text:p>0,81199187040329</text:p>
          </table:table-cell>
          <table:table-cell office:value-type="float" office:value="0.811167538166046" calcext:value-type="float">
            <text:p>0,811167538166046</text:p>
          </table:table-cell>
          <table:table-cell office:value-type="float" office:value="0.834756731987" calcext:value-type="float">
            <text:p>0,834756731987</text:p>
          </table:table-cell>
          <table:table-cell office:value-type="float" office:value="0.811167512690355" calcext:value-type="float">
            <text:p>0,811167512690355</text:p>
          </table:table-cell>
          <table:table-cell office:value-type="float" office:value="0.812182741116751" calcext:value-type="float">
            <text:p>0,812182741116751</text:p>
          </table:table-cell>
          <table:table-cell office:value-type="float" office:value="0.49906425452277" calcext:value-type="float">
            <text:p>0,49906425452277</text:p>
          </table:table-cell>
          <table:table-cell office:value-type="float" office:value="0.81157949496338" calcext:value-type="float">
            <text:p>0,8115794949633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8944616317749" calcext:value-type="float">
            <text:p>0,48944616317749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3545227</text:p>
          </table:table-cell>
          <table:table-cell office:value-type="float" office:value="0.827897429466248" calcext:value-type="float">
            <text:p>0,827897429466248</text:p>
          </table:table-cell>
          <table:table-cell table:number-columns-repeated="2" office:value-type="float" office:value="0.813705583756345" calcext:value-type="float">
            <text:p>0,813705583756345</text:p>
          </table:table-cell>
          <table:table-cell office:value-type="float" office:value="0.5" calcext:value-type="float">
            <text:p>0,5</text:p>
          </table:table-cell>
          <table:table-cell office:value-type="float" office:value="0.813705563545227" calcext:value-type="float">
            <text:p>0,81370556354522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91753876209259" calcext:value-type="float">
            <text:p>0,491753876209259</text:p>
          </table:table-cell>
          <table:table-cell office:value-type="float" office:value="1601" calcext:value-type="float">
            <text:p>1601</text:p>
          </table:table-cell>
          <table:table-cell office:value-type="float" office:value="369" calcext:value-type="float">
            <text:p>369</text:p>
          </table:table-cell>
          <table:table-cell office:value-type="float" office:value="1601" calcext:value-type="float">
            <text:p>1601</text:p>
          </table:table-cell>
          <table:table-cell office:value-type="float" office:value="369" calcext:value-type="float">
            <text:p>369</text:p>
          </table:table-cell>
          <table:table-cell table:number-columns-repeated="3" office:value-type="float" office:value="0.812690377235413" calcext:value-type="float">
            <text:p>0,812690377235413</text:p>
          </table:table-cell>
          <table:table-cell office:value-type="float" office:value="0.835224449634552" calcext:value-type="float">
            <text:p>0,835224449634552</text:p>
          </table:table-cell>
          <table:table-cell table:number-columns-repeated="2" office:value-type="float" office:value="0.812690355329949" calcext:value-type="float">
            <text:p>0,812690355329949</text:p>
          </table:table-cell>
          <table:table-cell office:value-type="float" office:value="0.499376169681847" calcext:value-type="float">
            <text:p>0,499376169681847</text:p>
          </table:table-cell>
          <table:table-cell office:value-type="float" office:value="0.812690377235413" calcext:value-type="float">
            <text:p>0,8126903772354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9115127325058" calcext:value-type="float">
            <text:p>0,49115127325058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3545227</text:p>
          </table:table-cell>
          <table:table-cell office:value-type="float" office:value="0.828555703163147" calcext:value-type="float">
            <text:p>0,828555703163147</text:p>
          </table:table-cell>
          <table:table-cell table:number-columns-repeated="2" office:value-type="float" office:value="0.813705583756345" calcext:value-type="float">
            <text:p>0,813705583756345</text:p>
          </table:table-cell>
          <table:table-cell office:value-type="float" office:value="0.5" calcext:value-type="float">
            <text:p>0,5</text:p>
          </table:table-cell>
          <table:table-cell office:value-type="float" office:value="0.813705563545227" calcext:value-type="float">
            <text:p>0,81370556354522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335486888885498" calcext:value-type="float">
            <text:p>0,335486888885498</text:p>
          </table:table-cell>
          <table:table-cell office:value-type="float" office:value="1807" calcext:value-type="float">
            <text:p>1807</text:p>
          </table:table-cell>
          <table:table-cell office:value-type="float" office:value="176" calcext:value-type="float">
            <text:p>176</text:p>
          </table:table-cell>
          <table:table-cell office:value-type="float" office:value="1794" calcext:value-type="float">
            <text:p>1794</text:p>
          </table:table-cell>
          <table:table-cell office:value-type="float" office:value="163" calcext:value-type="float">
            <text:p>163</text:p>
          </table:table-cell>
          <table:table-cell office:value-type="float" office:value="0.913959383964539" calcext:value-type="float">
            <text:p>0,913959383964539</text:p>
          </table:table-cell>
          <table:table-cell office:value-type="float" office:value="0.911245584487915" calcext:value-type="float">
            <text:p>0,911245584487915</text:p>
          </table:table-cell>
          <table:table-cell office:value-type="float" office:value="0.917258858680725" calcext:value-type="float">
            <text:p>0,917258858680725</text:p>
          </table:table-cell>
          <table:table-cell office:value-type="float" office:value="0.929649293422699" calcext:value-type="float">
            <text:p>0,929649293422699</text:p>
          </table:table-cell>
          <table:table-cell office:value-type="float" office:value="0.917258883248731" calcext:value-type="float">
            <text:p>0,917258883248731</text:p>
          </table:table-cell>
          <table:table-cell office:value-type="float" office:value="0.910659898477157" calcext:value-type="float">
            <text:p>0,910659898477157</text:p>
          </table:table-cell>
          <table:table-cell office:value-type="float" office:value="0.512446144717299" calcext:value-type="float">
            <text:p>0,512446144717299</text:p>
          </table:table-cell>
          <table:table-cell office:value-type="float" office:value="0.914242333867981" calcext:value-type="float">
            <text:p>0,91424233386798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620091378688812" calcext:value-type="float">
            <text:p>0,620091378688812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087265</text:p>
          </table:table-cell>
          <table:table-cell office:value-type="float" office:value="0.928015947341919" calcext:value-type="float">
            <text:p>0,928015947341919</text:p>
          </table:table-cell>
          <table:table-cell table:number-columns-repeated="2" office:value-type="float" office:value="0.924365482233502" calcext:value-type="float">
            <text:p>0,924365482233502</text:p>
          </table:table-cell>
          <table:table-cell office:value-type="float" office:value="0.5" calcext:value-type="float">
            <text:p>0,5</text:p>
          </table:table-cell>
          <table:table-cell office:value-type="float" office:value="0.92436546087265" calcext:value-type="float">
            <text:p>0,924365460872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295478701591492" calcext:value-type="float">
            <text:p>0,295478701591492</text:p>
          </table:table-cell>
          <table:table-cell office:value-type="float" office:value="1819" calcext:value-type="float">
            <text:p>1819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51" calcext:value-type="float">
            <text:p>151</text:p>
          </table:table-cell>
          <table:table-cell office:value-type="float" office:value="0.923857867717743" calcext:value-type="float">
            <text:p>0,923857867717743</text:p>
          </table:table-cell>
          <table:table-cell office:value-type="float" office:value="0.924288630485535" calcext:value-type="float">
            <text:p>0,924288630485535</text:p>
          </table:table-cell>
          <table:table-cell office:value-type="float" office:value="0.923350274562836" calcext:value-type="float">
            <text:p>0,923350274562836</text:p>
          </table:table-cell>
          <table:table-cell office:value-type="float" office:value="0.930162072181702" calcext:value-type="float">
            <text:p>0,930162072181702</text:p>
          </table:table-cell>
          <table:table-cell office:value-type="float" office:value="0.923350253807107" calcext:value-type="float">
            <text:p>0,923350253807107</text:p>
          </table:table-cell>
          <table:table-cell office:value-type="float" office:value="0.924365482233502" calcext:value-type="float">
            <text:p>0,924365482233502</text:p>
          </table:table-cell>
          <table:table-cell office:value-type="float" office:value="0.503081130288322" calcext:value-type="float">
            <text:p>0,503081130288322</text:p>
          </table:table-cell>
          <table:table-cell office:value-type="float" office:value="0.923819214243903" calcext:value-type="float">
            <text:p>0,9238192142439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623479247093201" calcext:value-type="float">
            <text:p>0,623479247093201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087265</text:p>
          </table:table-cell>
          <table:table-cell office:value-type="float" office:value="0.926551878452301" calcext:value-type="float">
            <text:p>0,926551878452301</text:p>
          </table:table-cell>
          <table:table-cell table:number-columns-repeated="2" office:value-type="float" office:value="0.924365482233502" calcext:value-type="float">
            <text:p>0,924365482233502</text:p>
          </table:table-cell>
          <table:table-cell office:value-type="float" office:value="0.5" calcext:value-type="float">
            <text:p>0,5</text:p>
          </table:table-cell>
          <table:table-cell office:value-type="float" office:value="0.92436546087265" calcext:value-type="float">
            <text:p>0,924365460872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299621820449829" calcext:value-type="float">
            <text:p>0,299621820449829</text:p>
          </table:table-cell>
          <table:table-cell office:value-type="float" office:value="1812" calcext:value-type="float">
            <text:p>1812</text:p>
          </table:table-cell>
          <table:table-cell office:value-type="float" office:value="158" calcext:value-type="float">
            <text:p>158</text:p>
          </table:table-cell>
          <table:table-cell office:value-type="float" office:value="1812" calcext:value-type="float">
            <text:p>1812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0.919796943664551" calcext:value-type="float">
            <text:p>0,919796943664551</text:p>
          </table:table-cell>
          <table:table-cell office:value-type="float" office:value="0.931169033050537" calcext:value-type="float">
            <text:p>0,931169033050537</text:p>
          </table:table-cell>
          <table:table-cell table:number-columns-repeated="2" office:value-type="float" office:value="0.919796954314721" calcext:value-type="float">
            <text:p>0,919796954314721</text:p>
          </table:table-cell>
          <table:table-cell office:value-type="float" office:value="0.500609960601336" calcext:value-type="float">
            <text:p>0,500609960601336</text:p>
          </table:table-cell>
          <table:table-cell office:value-type="float" office:value="0.919796943664551" calcext:value-type="float">
            <text:p>0,919796943664551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  <table:database-ranges>
        <table:database-range table:name="__Anonymous_Sheet_DB__0" table:target-range-address="consolidado.A1:consolidado.AE81">
          <table:sort>
            <table:sort-by table:field-number="2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3T22:40:47.746647220</meta:creation-date>
    <dc:date>2020-05-03T22:55:46.340399044</dc:date>
    <meta:editing-duration>PT3M48S</meta:editing-duration>
    <meta:editing-cycles>1</meta:editing-cycles>
    <meta:document-statistic meta:table-count="5" meta:cell-count="5115" meta:object-count="0"/>
    <meta:generator>LibreOffice/6.4.3.2$Linux_X86_64 LibreOffice_project/40$Build-2</meta:generator>
  </office:meta>
</office:document-meta>
</file>